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238cm" svg:height="13.733cm" svg:x="4.626cm" svg:y="0.106cm">
            <draw:object draw:notify-on-update-of-ranges="Sheet1.A1:Sheet1.A836 Sheet1.B1:Sheet1.B8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7.7841" calcext:value-type="float">
            <text:p>17.7841</text:p>
          </table:table-cell>
          <table:table-cell office:value-type="float" office:value="12.3975" calcext:value-type="float">
            <text:p>12.3975</text:p>
          </table:table-cell>
        </table:table-row>
        <table:table-row table:style-name="ro1">
          <table:table-cell office:value-type="float" office:value="18.779" calcext:value-type="float">
            <text:p>18.779</text:p>
          </table:table-cell>
          <table:table-cell office:value-type="float" office:value="13.1475" calcext:value-type="float">
            <text:p>13.1475</text:p>
          </table:table-cell>
        </table:table-row>
        <table:table-row table:style-name="ro1">
          <table:table-cell office:value-type="float" office:value="19.7654" calcext:value-type="float">
            <text:p>19.7654</text:p>
          </table:table-cell>
          <table:table-cell office:value-type="float" office:value="12.7575" calcext:value-type="float">
            <text:p>12.7575</text:p>
          </table:table-cell>
        </table:table-row>
        <table:table-row table:style-name="ro1">
          <table:table-cell office:value-type="float" office:value="20.7873" calcext:value-type="float">
            <text:p>20.7873</text:p>
          </table:table-cell>
          <table:table-cell office:value-type="float" office:value="13.1375" calcext:value-type="float">
            <text:p>13.1375</text:p>
          </table:table-cell>
        </table:table-row>
        <table:table-row table:style-name="ro1">
          <table:table-cell office:value-type="float" office:value="21.8279" calcext:value-type="float">
            <text:p>21.8279</text:p>
          </table:table-cell>
          <table:table-cell office:value-type="float" office:value="13.2625" calcext:value-type="float">
            <text:p>13.2625</text:p>
          </table:table-cell>
        </table:table-row>
        <table:table-row table:style-name="ro1">
          <table:table-cell office:value-type="float" office:value="22.8242" calcext:value-type="float">
            <text:p>22.8242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23.8527" calcext:value-type="float">
            <text:p>23.8527</text:p>
          </table:table-cell>
          <table:table-cell office:value-type="float" office:value="13.1075" calcext:value-type="float">
            <text:p>13.1075</text:p>
          </table:table-cell>
        </table:table-row>
        <table:table-row table:style-name="ro1">
          <table:table-cell office:value-type="float" office:value="24.8797" calcext:value-type="float">
            <text:p>24.8797</text:p>
          </table:table-cell>
          <table:table-cell office:value-type="float" office:value="13.075" calcext:value-type="float">
            <text:p>13.075</text:p>
          </table:table-cell>
        </table:table-row>
        <table:table-row table:style-name="ro1">
          <table:table-cell office:value-type="float" office:value="25.8824" calcext:value-type="float">
            <text:p>25.8824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26.8876" calcext:value-type="float">
            <text:p>26.8876</text:p>
          </table:table-cell>
          <table:table-cell office:value-type="float" office:value="14.035" calcext:value-type="float">
            <text:p>14.035</text:p>
          </table:table-cell>
        </table:table-row>
        <table:table-row table:style-name="ro1">
          <table:table-cell office:value-type="float" office:value="27.9241" calcext:value-type="float">
            <text:p>27.9241</text:p>
          </table:table-cell>
          <table:table-cell office:value-type="float" office:value="14.5775" calcext:value-type="float">
            <text:p>14.5775</text:p>
          </table:table-cell>
        </table:table-row>
        <table:table-row table:style-name="ro1">
          <table:table-cell office:value-type="float" office:value="28.9182" calcext:value-type="float">
            <text:p>28.9182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29.9584" calcext:value-type="float">
            <text:p>29.9584</text:p>
          </table:table-cell>
          <table:table-cell office:value-type="float" office:value="15.3875" calcext:value-type="float">
            <text:p>15.3875</text:p>
          </table:table-cell>
        </table:table-row>
        <table:table-row table:style-name="ro1">
          <table:table-cell office:value-type="float" office:value="30.956" calcext:value-type="float">
            <text:p>30.956</text:p>
          </table:table-cell>
          <table:table-cell office:value-type="float" office:value="15.8425" calcext:value-type="float">
            <text:p>15.8425</text:p>
          </table:table-cell>
        </table:table-row>
        <table:table-row table:style-name="ro1">
          <table:table-cell office:value-type="float" office:value="31.9669" calcext:value-type="float">
            <text:p>31.9669</text:p>
          </table:table-cell>
          <table:table-cell office:value-type="float" office:value="16.1225" calcext:value-type="float">
            <text:p>16.1225</text:p>
          </table:table-cell>
        </table:table-row>
        <table:table-row table:style-name="ro1">
          <table:table-cell office:value-type="float" office:value="32.9588" calcext:value-type="float">
            <text:p>32.9588</text:p>
          </table:table-cell>
          <table:table-cell office:value-type="float" office:value="16.3925" calcext:value-type="float">
            <text:p>16.3925</text:p>
          </table:table-cell>
        </table:table-row>
        <table:table-row table:style-name="ro1">
          <table:table-cell office:value-type="float" office:value="33.9688" calcext:value-type="float">
            <text:p>33.9688</text:p>
          </table:table-cell>
          <table:table-cell office:value-type="float" office:value="16.835" calcext:value-type="float">
            <text:p>16.835</text:p>
          </table:table-cell>
        </table:table-row>
        <table:table-row table:style-name="ro1">
          <table:table-cell office:value-type="float" office:value="34.9532" calcext:value-type="float">
            <text:p>34.9532</text:p>
          </table:table-cell>
          <table:table-cell office:value-type="float" office:value="17.3475" calcext:value-type="float">
            <text:p>17.3475</text:p>
          </table:table-cell>
        </table:table-row>
        <table:table-row table:style-name="ro1">
          <table:table-cell office:value-type="float" office:value="36.0077" calcext:value-type="float">
            <text:p>36.0077</text:p>
          </table:table-cell>
          <table:table-cell office:value-type="float" office:value="17.8075" calcext:value-type="float">
            <text:p>17.8075</text:p>
          </table:table-cell>
        </table:table-row>
        <table:table-row table:style-name="ro1">
          <table:table-cell office:value-type="float" office:value="36.9936" calcext:value-type="float">
            <text:p>36.9936</text:p>
          </table:table-cell>
          <table:table-cell office:value-type="float" office:value="18.3925" calcext:value-type="float">
            <text:p>18.3925</text:p>
          </table:table-cell>
        </table:table-row>
        <table:table-row table:style-name="ro1">
          <table:table-cell office:value-type="float" office:value="38.0171" calcext:value-type="float">
            <text:p>38.0171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39.0054" calcext:value-type="float">
            <text:p>39.0054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40.0176" calcext:value-type="float">
            <text:p>40.0176</text:p>
          </table:table-cell>
          <table:table-cell office:value-type="float" office:value="19.5825" calcext:value-type="float">
            <text:p>19.5825</text:p>
          </table:table-cell>
        </table:table-row>
        <table:table-row table:style-name="ro1">
          <table:table-cell office:value-type="float" office:value="41.018" calcext:value-type="float">
            <text:p>41.018</text:p>
          </table:table-cell>
          <table:table-cell office:value-type="float" office:value="20.0075" calcext:value-type="float">
            <text:p>20.0075</text:p>
          </table:table-cell>
        </table:table-row>
        <table:table-row table:style-name="ro1">
          <table:table-cell office:value-type="float" office:value="42.067" calcext:value-type="float">
            <text:p>42.067</text:p>
          </table:table-cell>
          <table:table-cell office:value-type="float" office:value="20.3675" calcext:value-type="float">
            <text:p>20.3675</text:p>
          </table:table-cell>
        </table:table-row>
        <table:table-row table:style-name="ro1">
          <table:table-cell office:value-type="float" office:value="43.096" calcext:value-type="float">
            <text:p>43.096</text:p>
          </table:table-cell>
          <table:table-cell office:value-type="float" office:value="21.185" calcext:value-type="float">
            <text:p>21.185</text:p>
          </table:table-cell>
        </table:table-row>
        <table:table-row table:style-name="ro1">
          <table:table-cell office:value-type="float" office:value="44.1183" calcext:value-type="float">
            <text:p>44.1183</text:p>
          </table:table-cell>
          <table:table-cell office:value-type="float" office:value="21.225" calcext:value-type="float">
            <text:p>21.225</text:p>
          </table:table-cell>
        </table:table-row>
        <table:table-row table:style-name="ro1">
          <table:table-cell office:value-type="float" office:value="45.1611" calcext:value-type="float">
            <text:p>45.1611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46.1548" calcext:value-type="float">
            <text:p>46.1548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47.1554" calcext:value-type="float">
            <text:p>47.1554</text:p>
          </table:table-cell>
          <table:table-cell office:value-type="float" office:value="22.405" calcext:value-type="float">
            <text:p>22.405</text:p>
          </table:table-cell>
        </table:table-row>
        <table:table-row table:style-name="ro1">
          <table:table-cell office:value-type="float" office:value="48.1921" calcext:value-type="float">
            <text:p>48.1921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float" office:value="49.1939" calcext:value-type="float">
            <text:p>49.1939</text:p>
          </table:table-cell>
          <table:table-cell office:value-type="float" office:value="23.1525" calcext:value-type="float">
            <text:p>23.1525</text:p>
          </table:table-cell>
        </table:table-row>
        <table:table-row table:style-name="ro1">
          <table:table-cell office:value-type="float" office:value="50.2326" calcext:value-type="float">
            <text:p>50.232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51.2275" calcext:value-type="float">
            <text:p>51.2275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52.2546" calcext:value-type="float">
            <text:p>52.2546</text:p>
          </table:table-cell>
          <table:table-cell office:value-type="float" office:value="25.695" calcext:value-type="float">
            <text:p>25.695</text:p>
          </table:table-cell>
        </table:table-row>
        <table:table-row table:style-name="ro1">
          <table:table-cell office:value-type="float" office:value="53.3031" calcext:value-type="float">
            <text:p>53.3031</text:p>
          </table:table-cell>
          <table:table-cell office:value-type="float" office:value="26.3475" calcext:value-type="float">
            <text:p>26.3475</text:p>
          </table:table-cell>
        </table:table-row>
        <table:table-row table:style-name="ro1">
          <table:table-cell office:value-type="float" office:value="54.3359" calcext:value-type="float">
            <text:p>54.3359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float" office:value="55.3433" calcext:value-type="float">
            <text:p>55.3433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56.3141" calcext:value-type="float">
            <text:p>56.3141</text:p>
          </table:table-cell>
          <table:table-cell office:value-type="float" office:value="27.3325" calcext:value-type="float">
            <text:p>27.3325</text:p>
          </table:table-cell>
        </table:table-row>
        <table:table-row table:style-name="ro1">
          <table:table-cell office:value-type="float" office:value="57.3354" calcext:value-type="float">
            <text:p>57.3354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58.311" calcext:value-type="float">
            <text:p>58.311</text:p>
          </table:table-cell>
          <table:table-cell office:value-type="float" office:value="28.165" calcext:value-type="float">
            <text:p>28.165</text:p>
          </table:table-cell>
        </table:table-row>
        <table:table-row table:style-name="ro1">
          <table:table-cell office:value-type="float" office:value="59.3685" calcext:value-type="float">
            <text:p>59.3685</text:p>
          </table:table-cell>
          <table:table-cell office:value-type="float" office:value="28.4925" calcext:value-type="float">
            <text:p>28.4925</text:p>
          </table:table-cell>
        </table:table-row>
        <table:table-row table:style-name="ro1">
          <table:table-cell office:value-type="float" office:value="60.3663" calcext:value-type="float">
            <text:p>60.3663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float" office:value="61.3952" calcext:value-type="float">
            <text:p>61.3952</text:p>
          </table:table-cell>
          <table:table-cell office:value-type="float" office:value="27.8375" calcext:value-type="float">
            <text:p>27.8375</text:p>
          </table:table-cell>
        </table:table-row>
        <table:table-row table:style-name="ro1">
          <table:table-cell office:value-type="float" office:value="62.4018" calcext:value-type="float">
            <text:p>62.4018</text:p>
          </table:table-cell>
          <table:table-cell office:value-type="float" office:value="36.3225" calcext:value-type="float">
            <text:p>36.3225</text:p>
          </table:table-cell>
        </table:table-row>
        <table:table-row table:style-name="ro1">
          <table:table-cell office:value-type="float" office:value="63.4258" calcext:value-type="float">
            <text:p>63.4258</text:p>
          </table:table-cell>
          <table:table-cell office:value-type="float" office:value="37.635" calcext:value-type="float">
            <text:p>37.635</text:p>
          </table:table-cell>
        </table:table-row>
        <table:table-row table:style-name="ro1">
          <table:table-cell office:value-type="float" office:value="64.4284" calcext:value-type="float">
            <text:p>64.4284</text:p>
          </table:table-cell>
          <table:table-cell office:value-type="float" office:value="38.09" calcext:value-type="float">
            <text:p>38.09</text:p>
          </table:table-cell>
        </table:table-row>
        <table:table-row table:style-name="ro1">
          <table:table-cell office:value-type="float" office:value="65.4598" calcext:value-type="float">
            <text:p>65.4598</text:p>
          </table:table-cell>
          <table:table-cell office:value-type="float" office:value="38.6825" calcext:value-type="float">
            <text:p>38.6825</text:p>
          </table:table-cell>
        </table:table-row>
        <table:table-row table:style-name="ro1">
          <table:table-cell office:value-type="float" office:value="66.4574" calcext:value-type="float">
            <text:p>66.4574</text:p>
          </table:table-cell>
          <table:table-cell office:value-type="float" office:value="39.3525" calcext:value-type="float">
            <text:p>39.3525</text:p>
          </table:table-cell>
        </table:table-row>
        <table:table-row table:style-name="ro1">
          <table:table-cell office:value-type="float" office:value="67.4638" calcext:value-type="float">
            <text:p>67.4638</text:p>
          </table:table-cell>
          <table:table-cell office:value-type="float" office:value="39.8325" calcext:value-type="float">
            <text:p>39.8325</text:p>
          </table:table-cell>
        </table:table-row>
        <table:table-row table:style-name="ro1">
          <table:table-cell office:value-type="float" office:value="68.4646" calcext:value-type="float">
            <text:p>68.4646</text:p>
          </table:table-cell>
          <table:table-cell office:value-type="float" office:value="40.0325" calcext:value-type="float">
            <text:p>40.0325</text:p>
          </table:table-cell>
        </table:table-row>
        <table:table-row table:style-name="ro1">
          <table:table-cell office:value-type="float" office:value="69.4633" calcext:value-type="float">
            <text:p>69.4633</text:p>
          </table:table-cell>
          <table:table-cell office:value-type="float" office:value="40.805" calcext:value-type="float">
            <text:p>40.805</text:p>
          </table:table-cell>
        </table:table-row>
        <table:table-row table:style-name="ro1">
          <table:table-cell office:value-type="float" office:value="70.4923" calcext:value-type="float">
            <text:p>70.4923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1">
          <table:table-cell office:value-type="float" office:value="71.4992" calcext:value-type="float">
            <text:p>71.4992</text:p>
          </table:table-cell>
          <table:table-cell office:value-type="float" office:value="42.41" calcext:value-type="float">
            <text:p>42.41</text:p>
          </table:table-cell>
        </table:table-row>
        <table:table-row table:style-name="ro1">
          <table:table-cell office:value-type="float" office:value="72.5224" calcext:value-type="float">
            <text:p>72.5224</text:p>
          </table:table-cell>
          <table:table-cell office:value-type="float" office:value="42.865" calcext:value-type="float">
            <text:p>42.865</text:p>
          </table:table-cell>
        </table:table-row>
        <table:table-row table:style-name="ro1">
          <table:table-cell office:value-type="float" office:value="73.5333" calcext:value-type="float">
            <text:p>73.5333</text:p>
          </table:table-cell>
          <table:table-cell office:value-type="float" office:value="43.4075" calcext:value-type="float">
            <text:p>43.4075</text:p>
          </table:table-cell>
        </table:table-row>
        <table:table-row table:style-name="ro1">
          <table:table-cell office:value-type="float" office:value="74.5818" calcext:value-type="float">
            <text:p>74.5818</text:p>
          </table:table-cell>
          <table:table-cell office:value-type="float" office:value="43.78" calcext:value-type="float">
            <text:p>43.78</text:p>
          </table:table-cell>
        </table:table-row>
        <table:table-row table:style-name="ro1">
          <table:table-cell office:value-type="float" office:value="75.5971" calcext:value-type="float">
            <text:p>75.5971</text:p>
          </table:table-cell>
          <table:table-cell office:value-type="float" office:value="44.1175" calcext:value-type="float">
            <text:p>44.1175</text:p>
          </table:table-cell>
        </table:table-row>
        <table:table-row table:style-name="ro1">
          <table:table-cell office:value-type="float" office:value="76.6131" calcext:value-type="float">
            <text:p>76.6131</text:p>
          </table:table-cell>
          <table:table-cell office:value-type="float" office:value="44.58" calcext:value-type="float">
            <text:p>44.58</text:p>
          </table:table-cell>
        </table:table-row>
        <table:table-row table:style-name="ro1">
          <table:table-cell office:value-type="float" office:value="77.6011" calcext:value-type="float">
            <text:p>77.6011</text:p>
          </table:table-cell>
          <table:table-cell office:value-type="float" office:value="44.8525" calcext:value-type="float">
            <text:p>44.8525</text:p>
          </table:table-cell>
        </table:table-row>
        <table:table-row table:style-name="ro1">
          <table:table-cell office:value-type="float" office:value="78.6538" calcext:value-type="float">
            <text:p>78.6538</text:p>
          </table:table-cell>
          <table:table-cell office:value-type="float" office:value="45.21" calcext:value-type="float">
            <text:p>45.21</text:p>
          </table:table-cell>
        </table:table-row>
        <table:table-row table:style-name="ro1">
          <table:table-cell office:value-type="float" office:value="79.6455" calcext:value-type="float">
            <text:p>79.6455</text:p>
          </table:table-cell>
          <table:table-cell office:value-type="float" office:value="45.7125" calcext:value-type="float">
            <text:p>45.7125</text:p>
          </table:table-cell>
        </table:table-row>
        <table:table-row table:style-name="ro1">
          <table:table-cell office:value-type="float" office:value="80.6972" calcext:value-type="float">
            <text:p>80.6972</text:p>
          </table:table-cell>
          <table:table-cell office:value-type="float" office:value="47.74" calcext:value-type="float">
            <text:p>47.74</text:p>
          </table:table-cell>
        </table:table-row>
        <table:table-row table:style-name="ro1">
          <table:table-cell office:value-type="float" office:value="81.7079" calcext:value-type="float">
            <text:p>81.7079</text:p>
          </table:table-cell>
          <table:table-cell office:value-type="float" office:value="50.4625" calcext:value-type="float">
            <text:p>50.4625</text:p>
          </table:table-cell>
        </table:table-row>
        <table:table-row table:style-name="ro1">
          <table:table-cell office:value-type="float" office:value="82.7075" calcext:value-type="float">
            <text:p>82.7075</text:p>
          </table:table-cell>
          <table:table-cell office:value-type="float" office:value="52.1825" calcext:value-type="float">
            <text:p>52.1825</text:p>
          </table:table-cell>
        </table:table-row>
        <table:table-row table:style-name="ro1">
          <table:table-cell office:value-type="float" office:value="83.7322" calcext:value-type="float">
            <text:p>83.7322</text:p>
          </table:table-cell>
          <table:table-cell office:value-type="float" office:value="53.965" calcext:value-type="float">
            <text:p>53.965</text:p>
          </table:table-cell>
        </table:table-row>
        <table:table-row table:style-name="ro1">
          <table:table-cell office:value-type="float" office:value="84.74" calcext:value-type="float">
            <text:p>84.74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85.7757" calcext:value-type="float">
            <text:p>85.7757</text:p>
          </table:table-cell>
          <table:table-cell office:value-type="float" office:value="57.235" calcext:value-type="float">
            <text:p>57.235</text:p>
          </table:table-cell>
        </table:table-row>
        <table:table-row table:style-name="ro1">
          <table:table-cell office:value-type="float" office:value="86.7707" calcext:value-type="float">
            <text:p>86.7707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float" office:value="87.7759" calcext:value-type="float">
            <text:p>87.7759</text:p>
          </table:table-cell>
          <table:table-cell office:value-type="float" office:value="57.6425" calcext:value-type="float">
            <text:p>57.6425</text:p>
          </table:table-cell>
        </table:table-row>
        <table:table-row table:style-name="ro1">
          <table:table-cell office:value-type="float" office:value="88.8026" calcext:value-type="float">
            <text:p>88.8026</text:p>
          </table:table-cell>
          <table:table-cell office:value-type="float" office:value="57.795" calcext:value-type="float">
            <text:p>57.795</text:p>
          </table:table-cell>
        </table:table-row>
        <table:table-row table:style-name="ro1">
          <table:table-cell office:value-type="float" office:value="89.8062" calcext:value-type="float">
            <text:p>89.8062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float" office:value="90.8255" calcext:value-type="float">
            <text:p>90.8255</text:p>
          </table:table-cell>
          <table:table-cell office:value-type="float" office:value="58.0175" calcext:value-type="float">
            <text:p>58.0175</text:p>
          </table:table-cell>
        </table:table-row>
        <table:table-row table:style-name="ro1">
          <table:table-cell office:value-type="float" office:value="91.8366" calcext:value-type="float">
            <text:p>91.8366</text:p>
          </table:table-cell>
          <table:table-cell office:value-type="float" office:value="58.165" calcext:value-type="float">
            <text:p>58.165</text:p>
          </table:table-cell>
        </table:table-row>
        <table:table-row table:style-name="ro1">
          <table:table-cell office:value-type="float" office:value="92.8529" calcext:value-type="float">
            <text:p>92.8529</text:p>
          </table:table-cell>
          <table:table-cell office:value-type="float" office:value="58.2625" calcext:value-type="float">
            <text:p>58.2625</text:p>
          </table:table-cell>
        </table:table-row>
        <table:table-row table:style-name="ro1">
          <table:table-cell office:value-type="float" office:value="93.9057" calcext:value-type="float">
            <text:p>93.9057</text:p>
          </table:table-cell>
          <table:table-cell office:value-type="float" office:value="58.3775" calcext:value-type="float">
            <text:p>58.3775</text:p>
          </table:table-cell>
        </table:table-row>
        <table:table-row table:style-name="ro1">
          <table:table-cell office:value-type="float" office:value="94.9078" calcext:value-type="float">
            <text:p>94.9078</text:p>
          </table:table-cell>
          <table:table-cell office:value-type="float" office:value="58.4225" calcext:value-type="float">
            <text:p>58.4225</text:p>
          </table:table-cell>
        </table:table-row>
        <table:table-row table:style-name="ro1">
          <table:table-cell office:value-type="float" office:value="95.905" calcext:value-type="float">
            <text:p>95.905</text:p>
          </table:table-cell>
          <table:table-cell office:value-type="float" office:value="58.5625" calcext:value-type="float">
            <text:p>58.5625</text:p>
          </table:table-cell>
        </table:table-row>
        <table:table-row table:style-name="ro1">
          <table:table-cell office:value-type="float" office:value="96.9076" calcext:value-type="float">
            <text:p>96.9076</text:p>
          </table:table-cell>
          <table:table-cell office:value-type="float" office:value="58.5675" calcext:value-type="float">
            <text:p>58.5675</text:p>
          </table:table-cell>
        </table:table-row>
        <table:table-row table:style-name="ro1">
          <table:table-cell office:value-type="float" office:value="97.9443" calcext:value-type="float">
            <text:p>97.9443</text:p>
          </table:table-cell>
          <table:table-cell office:value-type="float" office:value="58.8275" calcext:value-type="float">
            <text:p>58.8275</text:p>
          </table:table-cell>
        </table:table-row>
        <table:table-row table:style-name="ro1">
          <table:table-cell office:value-type="float" office:value="98.9719" calcext:value-type="float">
            <text:p>98.9719</text:p>
          </table:table-cell>
          <table:table-cell office:value-type="float" office:value="58.8025" calcext:value-type="float">
            <text:p>58.8025</text:p>
          </table:table-cell>
        </table:table-row>
        <table:table-row table:style-name="ro1">
          <table:table-cell office:value-type="float" office:value="99.9781" calcext:value-type="float">
            <text:p>99.9781</text:p>
          </table:table-cell>
          <table:table-cell office:value-type="float" office:value="58.9125" calcext:value-type="float">
            <text:p>58.9125</text:p>
          </table:table-cell>
        </table:table-row>
        <table:table-row table:style-name="ro1">
          <table:table-cell office:value-type="float" office:value="100.972" calcext:value-type="float">
            <text:p>100.972</text:p>
          </table:table-cell>
          <table:table-cell office:value-type="float" office:value="59.0225" calcext:value-type="float">
            <text:p>59.0225</text:p>
          </table:table-cell>
        </table:table-row>
        <table:table-row table:style-name="ro1">
          <table:table-cell office:value-type="float" office:value="101.973" calcext:value-type="float">
            <text:p>101.973</text:p>
          </table:table-cell>
          <table:table-cell office:value-type="float" office:value="59.1575" calcext:value-type="float">
            <text:p>59.1575</text:p>
          </table:table-cell>
        </table:table-row>
        <table:table-row table:style-name="ro1">
          <table:table-cell office:value-type="float" office:value="103.005" calcext:value-type="float">
            <text:p>103.005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1">
          <table:table-cell office:value-type="float" office:value="104.006" calcext:value-type="float">
            <text:p>104.006</text:p>
          </table:table-cell>
          <table:table-cell office:value-type="float" office:value="59.475" calcext:value-type="float">
            <text:p>59.475</text:p>
          </table:table-cell>
        </table:table-row>
        <table:table-row table:style-name="ro1">
          <table:table-cell office:value-type="float" office:value="105.02" calcext:value-type="float">
            <text:p>105.02</text:p>
          </table:table-cell>
          <table:table-cell office:value-type="float" office:value="59.445" calcext:value-type="float">
            <text:p>59.445</text:p>
          </table:table-cell>
        </table:table-row>
        <table:table-row table:style-name="ro1">
          <table:table-cell office:value-type="float" office:value="106.004" calcext:value-type="float">
            <text:p>106.004</text:p>
          </table:table-cell>
          <table:table-cell office:value-type="float" office:value="59.4375" calcext:value-type="float">
            <text:p>59.4375</text:p>
          </table:table-cell>
        </table:table-row>
        <table:table-row table:style-name="ro1">
          <table:table-cell office:value-type="float" office:value="107.041" calcext:value-type="float">
            <text:p>107.041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float" office:value="108.075" calcext:value-type="float">
            <text:p>108.075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float" office:value="109.105" calcext:value-type="float">
            <text:p>109.105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float" office:value="110.126" calcext:value-type="float">
            <text:p>110.126</text:p>
          </table:table-cell>
          <table:table-cell office:value-type="float" office:value="59.435" calcext:value-type="float">
            <text:p>59.435</text:p>
          </table:table-cell>
        </table:table-row>
        <table:table-row table:style-name="ro1">
          <table:table-cell office:value-type="float" office:value="111.155" calcext:value-type="float">
            <text:p>111.155</text:p>
          </table:table-cell>
          <table:table-cell office:value-type="float" office:value="59.4575" calcext:value-type="float">
            <text:p>59.4575</text:p>
          </table:table-cell>
        </table:table-row>
        <table:table-row table:style-name="ro1">
          <table:table-cell office:value-type="float" office:value="112.155" calcext:value-type="float">
            <text:p>112.155</text:p>
          </table:table-cell>
          <table:table-cell office:value-type="float" office:value="59.455" calcext:value-type="float">
            <text:p>59.455</text:p>
          </table:table-cell>
        </table:table-row>
        <table:table-row table:style-name="ro1">
          <table:table-cell office:value-type="float" office:value="113.139" calcext:value-type="float">
            <text:p>113.139</text:p>
          </table:table-cell>
          <table:table-cell office:value-type="float" office:value="59.4475" calcext:value-type="float">
            <text:p>59.4475</text:p>
          </table:table-cell>
        </table:table-row>
        <table:table-row table:style-name="ro1">
          <table:table-cell office:value-type="float" office:value="114.157" calcext:value-type="float">
            <text:p>114.157</text:p>
          </table:table-cell>
          <table:table-cell office:value-type="float" office:value="59.4525" calcext:value-type="float">
            <text:p>59.4525</text:p>
          </table:table-cell>
        </table:table-row>
        <table:table-row table:style-name="ro1">
          <table:table-cell office:value-type="float" office:value="115.171" calcext:value-type="float">
            <text:p>115.171</text:p>
          </table:table-cell>
          <table:table-cell office:value-type="float" office:value="59.455" calcext:value-type="float">
            <text:p>59.455</text:p>
          </table:table-cell>
        </table:table-row>
        <table:table-row table:style-name="ro1">
          <table:table-cell office:value-type="float" office:value="116.158" calcext:value-type="float">
            <text:p>116.158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float" office:value="117.163" calcext:value-type="float">
            <text:p>117.163</text:p>
          </table:table-cell>
          <table:table-cell office:value-type="float" office:value="59.4275" calcext:value-type="float">
            <text:p>59.4275</text:p>
          </table:table-cell>
        </table:table-row>
        <table:table-row table:style-name="ro1">
          <table:table-cell office:value-type="float" office:value="118.16" calcext:value-type="float">
            <text:p>118.16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119.158" calcext:value-type="float">
            <text:p>119.158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120.167" calcext:value-type="float">
            <text:p>120.167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121.16" calcext:value-type="float">
            <text:p>121.16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122.187" calcext:value-type="float">
            <text:p>122.187</text:p>
          </table:table-cell>
          <table:table-cell office:value-type="float" office:value="59.4225" calcext:value-type="float">
            <text:p>59.4225</text:p>
          </table:table-cell>
        </table:table-row>
        <table:table-row table:style-name="ro1">
          <table:table-cell office:value-type="float" office:value="123.227" calcext:value-type="float">
            <text:p>123.227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124.217" calcext:value-type="float">
            <text:p>124.217</text:p>
          </table:table-cell>
          <table:table-cell office:value-type="float" office:value="59.4475" calcext:value-type="float">
            <text:p>59.4475</text:p>
          </table:table-cell>
        </table:table-row>
        <table:table-row table:style-name="ro1">
          <table:table-cell office:value-type="float" office:value="125.24" calcext:value-type="float">
            <text:p>125.24</text:p>
          </table:table-cell>
          <table:table-cell office:value-type="float" office:value="59.4525" calcext:value-type="float">
            <text:p>59.4525</text:p>
          </table:table-cell>
        </table:table-row>
        <table:table-row table:style-name="ro1">
          <table:table-cell office:value-type="float" office:value="126.261" calcext:value-type="float">
            <text:p>126.261</text:p>
          </table:table-cell>
          <table:table-cell office:value-type="float" office:value="59.445" calcext:value-type="float">
            <text:p>59.445</text:p>
          </table:table-cell>
        </table:table-row>
        <table:table-row table:style-name="ro1">
          <table:table-cell office:value-type="float" office:value="127.266" calcext:value-type="float">
            <text:p>127.266</text:p>
          </table:table-cell>
          <table:table-cell office:value-type="float" office:value="59.455" calcext:value-type="float">
            <text:p>59.455</text:p>
          </table:table-cell>
        </table:table-row>
        <table:table-row table:style-name="ro1">
          <table:table-cell office:value-type="float" office:value="128.27" calcext:value-type="float">
            <text:p>128.27</text:p>
          </table:table-cell>
          <table:table-cell office:value-type="float" office:value="59.4575" calcext:value-type="float">
            <text:p>59.4575</text:p>
          </table:table-cell>
        </table:table-row>
        <table:table-row table:style-name="ro1">
          <table:table-cell office:value-type="float" office:value="129.273" calcext:value-type="float">
            <text:p>129.273</text:p>
          </table:table-cell>
          <table:table-cell office:value-type="float" office:value="59.455" calcext:value-type="float">
            <text:p>59.455</text:p>
          </table:table-cell>
        </table:table-row>
        <table:table-row table:style-name="ro1">
          <table:table-cell office:value-type="float" office:value="130.272" calcext:value-type="float">
            <text:p>130.272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float" office:value="131.27" calcext:value-type="float">
            <text:p>131.27</text:p>
          </table:table-cell>
          <table:table-cell office:value-type="float" office:value="59.4525" calcext:value-type="float">
            <text:p>59.4525</text:p>
          </table:table-cell>
        </table:table-row>
        <table:table-row table:style-name="ro1">
          <table:table-cell office:value-type="float" office:value="132.321" calcext:value-type="float">
            <text:p>132.321</text:p>
          </table:table-cell>
          <table:table-cell office:value-type="float" office:value="59.455" calcext:value-type="float">
            <text:p>59.455</text:p>
          </table:table-cell>
        </table:table-row>
        <table:table-row table:style-name="ro1">
          <table:table-cell office:value-type="float" office:value="133.313" calcext:value-type="float">
            <text:p>133.313</text:p>
          </table:table-cell>
          <table:table-cell office:value-type="float" office:value="59.4525" calcext:value-type="float">
            <text:p>59.4525</text:p>
          </table:table-cell>
        </table:table-row>
        <table:table-row table:style-name="ro1">
          <table:table-cell office:value-type="float" office:value="134.348" calcext:value-type="float">
            <text:p>134.348</text:p>
          </table:table-cell>
          <table:table-cell office:value-type="float" office:value="59.455" calcext:value-type="float">
            <text:p>59.455</text:p>
          </table:table-cell>
        </table:table-row>
        <table:table-row table:style-name="ro1">
          <table:table-cell office:value-type="float" office:value="135.337" calcext:value-type="float">
            <text:p>135.337</text:p>
          </table:table-cell>
          <table:table-cell office:value-type="float" office:value="59.4525" calcext:value-type="float">
            <text:p>59.4525</text:p>
          </table:table-cell>
        </table:table-row>
        <table:table-row table:style-name="ro1">
          <table:table-cell office:value-type="float" office:value="136.356" calcext:value-type="float">
            <text:p>136.356</text:p>
          </table:table-cell>
          <table:table-cell office:value-type="float" office:value="60.335" calcext:value-type="float">
            <text:p>60.335</text:p>
          </table:table-cell>
        </table:table-row>
        <table:table-row table:style-name="ro1">
          <table:table-cell office:value-type="float" office:value="137.39" calcext:value-type="float">
            <text:p>137.39</text:p>
          </table:table-cell>
          <table:table-cell office:value-type="float" office:value="70.135" calcext:value-type="float">
            <text:p>70.135</text:p>
          </table:table-cell>
        </table:table-row>
        <table:table-row table:style-name="ro1">
          <table:table-cell office:value-type="float" office:value="138.405" calcext:value-type="float">
            <text:p>138.405</text:p>
          </table:table-cell>
          <table:table-cell office:value-type="float" office:value="75.2575" calcext:value-type="float">
            <text:p>75.2575</text:p>
          </table:table-cell>
        </table:table-row>
        <table:table-row table:style-name="ro1">
          <table:table-cell office:value-type="float" office:value="139.428" calcext:value-type="float">
            <text:p>139.428</text:p>
          </table:table-cell>
          <table:table-cell office:value-type="float" office:value="77.97" calcext:value-type="float">
            <text:p>77.97</text:p>
          </table:table-cell>
        </table:table-row>
        <table:table-row table:style-name="ro1">
          <table:table-cell office:value-type="float" office:value="140.462" calcext:value-type="float">
            <text:p>140.462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41.459" calcext:value-type="float">
            <text:p>141.459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142.451" calcext:value-type="float">
            <text:p>142.451</text:p>
          </table:table-cell>
          <table:table-cell office:value-type="float" office:value="78.2325" calcext:value-type="float">
            <text:p>78.2325</text:p>
          </table:table-cell>
        </table:table-row>
        <table:table-row table:style-name="ro1">
          <table:table-cell office:value-type="float" office:value="143.466" calcext:value-type="float">
            <text:p>143.466</text:p>
          </table:table-cell>
          <table:table-cell office:value-type="float" office:value="78.255" calcext:value-type="float">
            <text:p>78.255</text:p>
          </table:table-cell>
        </table:table-row>
        <table:table-row table:style-name="ro1">
          <table:table-cell office:value-type="float" office:value="144.455" calcext:value-type="float">
            <text:p>144.455</text:p>
          </table:table-cell>
          <table:table-cell office:value-type="float" office:value="78.285" calcext:value-type="float">
            <text:p>78.285</text:p>
          </table:table-cell>
        </table:table-row>
        <table:table-row table:style-name="ro1">
          <table:table-cell office:value-type="float" office:value="145.507" calcext:value-type="float">
            <text:p>145.507</text:p>
          </table:table-cell>
          <table:table-cell office:value-type="float" office:value="78.3575" calcext:value-type="float">
            <text:p>78.3575</text:p>
          </table:table-cell>
        </table:table-row>
        <table:table-row table:style-name="ro1">
          <table:table-cell office:value-type="float" office:value="146.509" calcext:value-type="float">
            <text:p>146.509</text:p>
          </table:table-cell>
          <table:table-cell office:value-type="float" office:value="78.365" calcext:value-type="float">
            <text:p>78.365</text:p>
          </table:table-cell>
        </table:table-row>
        <table:table-row table:style-name="ro1">
          <table:table-cell office:value-type="float" office:value="147.509" calcext:value-type="float">
            <text:p>147.509</text:p>
          </table:table-cell>
          <table:table-cell office:value-type="float" office:value="78.42" calcext:value-type="float">
            <text:p>78.42</text:p>
          </table:table-cell>
        </table:table-row>
        <table:table-row table:style-name="ro1">
          <table:table-cell office:value-type="float" office:value="148.575" calcext:value-type="float">
            <text:p>148.575</text:p>
          </table:table-cell>
          <table:table-cell office:value-type="float" office:value="78.42" calcext:value-type="float">
            <text:p>78.42</text:p>
          </table:table-cell>
        </table:table-row>
        <table:table-row table:style-name="ro1">
          <table:table-cell office:value-type="float" office:value="149.579" calcext:value-type="float">
            <text:p>149.579</text:p>
          </table:table-cell>
          <table:table-cell office:value-type="float" office:value="78.4225" calcext:value-type="float">
            <text:p>78.4225</text:p>
          </table:table-cell>
        </table:table-row>
        <table:table-row table:style-name="ro1">
          <table:table-cell office:value-type="float" office:value="150.588" calcext:value-type="float">
            <text:p>150.588</text:p>
          </table:table-cell>
          <table:table-cell office:value-type="float" office:value="78.4025" calcext:value-type="float">
            <text:p>78.4025</text:p>
          </table:table-cell>
        </table:table-row>
        <table:table-row table:style-name="ro1">
          <table:table-cell office:value-type="float" office:value="151.608" calcext:value-type="float">
            <text:p>151.608</text:p>
          </table:table-cell>
          <table:table-cell office:value-type="float" office:value="78.3775" calcext:value-type="float">
            <text:p>78.3775</text:p>
          </table:table-cell>
        </table:table-row>
        <table:table-row table:style-name="ro1">
          <table:table-cell office:value-type="float" office:value="152.628" calcext:value-type="float">
            <text:p>152.628</text:p>
          </table:table-cell>
          <table:table-cell office:value-type="float" office:value="78.42" calcext:value-type="float">
            <text:p>78.42</text:p>
          </table:table-cell>
        </table:table-row>
        <table:table-row table:style-name="ro1">
          <table:table-cell office:value-type="float" office:value="153.683" calcext:value-type="float">
            <text:p>153.683</text:p>
          </table:table-cell>
          <table:table-cell office:value-type="float" office:value="78.4175" calcext:value-type="float">
            <text:p>78.4175</text:p>
          </table:table-cell>
        </table:table-row>
        <table:table-row table:style-name="ro1">
          <table:table-cell office:value-type="float" office:value="154.692" calcext:value-type="float">
            <text:p>154.692</text:p>
          </table:table-cell>
          <table:table-cell office:value-type="float" office:value="78.4575" calcext:value-type="float">
            <text:p>78.4575</text:p>
          </table:table-cell>
        </table:table-row>
        <table:table-row table:style-name="ro1">
          <table:table-cell office:value-type="float" office:value="155.721" calcext:value-type="float">
            <text:p>155.721</text:p>
          </table:table-cell>
          <table:table-cell office:value-type="float" office:value="78.4875" calcext:value-type="float">
            <text:p>78.4875</text:p>
          </table:table-cell>
        </table:table-row>
        <table:table-row table:style-name="ro1">
          <table:table-cell office:value-type="float" office:value="156.737" calcext:value-type="float">
            <text:p>156.737</text:p>
          </table:table-cell>
          <table:table-cell office:value-type="float" office:value="78.515" calcext:value-type="float">
            <text:p>78.515</text:p>
          </table:table-cell>
        </table:table-row>
        <table:table-row table:style-name="ro1">
          <table:table-cell office:value-type="float" office:value="157.751" calcext:value-type="float">
            <text:p>157.751</text:p>
          </table:table-cell>
          <table:table-cell office:value-type="float" office:value="82.575" calcext:value-type="float">
            <text:p>82.575</text:p>
          </table:table-cell>
        </table:table-row>
        <table:table-row table:style-name="ro1">
          <table:table-cell office:value-type="float" office:value="158.759" calcext:value-type="float">
            <text:p>158.759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59.831" calcext:value-type="float">
            <text:p>159.831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60.827" calcext:value-type="float">
            <text:p>160.827</text:p>
          </table:table-cell>
          <table:table-cell office:value-type="float" office:value="79.5275" calcext:value-type="float">
            <text:p>79.5275</text:p>
          </table:table-cell>
        </table:table-row>
        <table:table-row table:style-name="ro1">
          <table:table-cell office:value-type="float" office:value="161.87" calcext:value-type="float">
            <text:p>161.87</text:p>
          </table:table-cell>
          <table:table-cell office:value-type="float" office:value="79.5425" calcext:value-type="float">
            <text:p>79.5425</text:p>
          </table:table-cell>
        </table:table-row>
        <table:table-row table:style-name="ro1">
          <table:table-cell office:value-type="float" office:value="162.862" calcext:value-type="float">
            <text:p>162.862</text:p>
          </table:table-cell>
          <table:table-cell office:value-type="float" office:value="79.5575" calcext:value-type="float">
            <text:p>79.5575</text:p>
          </table:table-cell>
        </table:table-row>
        <table:table-row table:style-name="ro1">
          <table:table-cell office:value-type="float" office:value="163.878" calcext:value-type="float">
            <text:p>163.878</text:p>
          </table:table-cell>
          <table:table-cell office:value-type="float" office:value="79.555" calcext:value-type="float">
            <text:p>79.555</text:p>
          </table:table-cell>
        </table:table-row>
        <table:table-row table:style-name="ro1">
          <table:table-cell office:value-type="float" office:value="164.873" calcext:value-type="float">
            <text:p>164.873</text:p>
          </table:table-cell>
          <table:table-cell office:value-type="float" office:value="79.7075" calcext:value-type="float">
            <text:p>79.7075</text:p>
          </table:table-cell>
        </table:table-row>
        <table:table-row table:style-name="ro1">
          <table:table-cell office:value-type="float" office:value="165.915" calcext:value-type="float">
            <text:p>165.915</text:p>
          </table:table-cell>
          <table:table-cell office:value-type="float" office:value="79.7275" calcext:value-type="float">
            <text:p>79.7275</text:p>
          </table:table-cell>
        </table:table-row>
        <table:table-row table:style-name="ro1">
          <table:table-cell office:value-type="float" office:value="166.929" calcext:value-type="float">
            <text:p>166.929</text:p>
          </table:table-cell>
          <table:table-cell office:value-type="float" office:value="79.7425" calcext:value-type="float">
            <text:p>79.7425</text:p>
          </table:table-cell>
        </table:table-row>
        <table:table-row table:style-name="ro1">
          <table:table-cell office:value-type="float" office:value="167.961" calcext:value-type="float">
            <text:p>167.961</text:p>
          </table:table-cell>
          <table:table-cell office:value-type="float" office:value="79.7625" calcext:value-type="float">
            <text:p>79.7625</text:p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79.7725" calcext:value-type="float">
            <text:p>79.7725</text:p>
          </table:table-cell>
        </table:table-row>
        <table:table-row table:style-name="ro1">
          <table:table-cell office:value-type="float" office:value="169.998" calcext:value-type="float">
            <text:p>169.998</text:p>
          </table:table-cell>
          <table:table-cell office:value-type="float" office:value="79.795" calcext:value-type="float">
            <text:p>79.795</text:p>
          </table:table-cell>
        </table:table-row>
        <table:table-row table:style-name="ro1">
          <table:table-cell office:value-type="float" office:value="171.005" calcext:value-type="float">
            <text:p>171.005</text:p>
          </table:table-cell>
          <table:table-cell office:value-type="float" office:value="79.8175" calcext:value-type="float">
            <text:p>79.8175</text:p>
          </table:table-cell>
        </table:table-row>
        <table:table-row table:style-name="ro1">
          <table:table-cell office:value-type="float" office:value="171.999" calcext:value-type="float">
            <text:p>171.999</text:p>
          </table:table-cell>
          <table:table-cell office:value-type="float" office:value="79.8325" calcext:value-type="float">
            <text:p>79.8325</text:p>
          </table:table-cell>
        </table:table-row>
        <table:table-row table:style-name="ro1">
          <table:table-cell office:value-type="float" office:value="172.992" calcext:value-type="float">
            <text:p>172.992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74.028" calcext:value-type="float">
            <text:p>174.028</text:p>
          </table:table-cell>
          <table:table-cell office:value-type="float" office:value="80.02" calcext:value-type="float">
            <text:p>80.02</text:p>
          </table:table-cell>
        </table:table-row>
        <table:table-row table:style-name="ro1">
          <table:table-cell office:value-type="float" office:value="175.07" calcext:value-type="float">
            <text:p>175.07</text:p>
          </table:table-cell>
          <table:table-cell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176.073" calcext:value-type="float">
            <text:p>176.073</text:p>
          </table:table-cell>
          <table:table-cell office:value-type="float" office:value="80.02" calcext:value-type="float">
            <text:p>80.02</text:p>
          </table:table-cell>
        </table:table-row>
        <table:table-row table:style-name="ro1">
          <table:table-cell office:value-type="float" office:value="177.068" calcext:value-type="float">
            <text:p>177.068</text:p>
          </table:table-cell>
          <table:table-cell office:value-type="float" office:value="80.0575" calcext:value-type="float">
            <text:p>80.0575</text:p>
          </table:table-cell>
        </table:table-row>
        <table:table-row table:style-name="ro1">
          <table:table-cell office:value-type="float" office:value="178.078" calcext:value-type="float">
            <text:p>178.078</text:p>
          </table:table-cell>
          <table:table-cell office:value-type="float" office:value="80.065" calcext:value-type="float">
            <text:p>80.065</text:p>
          </table:table-cell>
        </table:table-row>
        <table:table-row table:style-name="ro1">
          <table:table-cell office:value-type="float" office:value="179.07" calcext:value-type="float">
            <text:p>179.07</text:p>
          </table:table-cell>
          <table:table-cell office:value-type="float" office:value="80.06" calcext:value-type="float">
            <text:p>80.06</text:p>
          </table:table-cell>
        </table:table-row>
        <table:table-row table:style-name="ro1">
          <table:table-cell office:value-type="float" office:value="180.067" calcext:value-type="float">
            <text:p>180.067</text:p>
          </table:table-cell>
          <table:table-cell office:value-type="float" office:value="80.0725" calcext:value-type="float">
            <text:p>80.0725</text:p>
          </table:table-cell>
        </table:table-row>
        <table:table-row table:style-name="ro1">
          <table:table-cell office:value-type="float" office:value="181.118" calcext:value-type="float">
            <text:p>181.118</text:p>
          </table:table-cell>
          <table:table-cell office:value-type="float" office:value="80.06" calcext:value-type="float">
            <text:p>80.06</text:p>
          </table:table-cell>
        </table:table-row>
        <table:table-row table:style-name="ro1">
          <table:table-cell office:value-type="float" office:value="182.12" calcext:value-type="float">
            <text:p>182.12</text:p>
          </table:table-cell>
          <table:table-cell office:value-type="float" office:value="80.06" calcext:value-type="float">
            <text:p>80.06</text:p>
          </table:table-cell>
        </table:table-row>
        <table:table-row table:style-name="ro1">
          <table:table-cell office:value-type="float" office:value="183.139" calcext:value-type="float">
            <text:p>183.139</text:p>
          </table:table-cell>
          <table:table-cell office:value-type="float" office:value="80.08" calcext:value-type="float">
            <text:p>80.08</text:p>
          </table:table-cell>
        </table:table-row>
        <table:table-row table:style-name="ro1">
          <table:table-cell office:value-type="float" office:value="184.183" calcext:value-type="float">
            <text:p>184.183</text:p>
          </table:table-cell>
          <table:table-cell office:value-type="float" office:value="80.085" calcext:value-type="float">
            <text:p>80.085</text:p>
          </table:table-cell>
        </table:table-row>
        <table:table-row table:style-name="ro1">
          <table:table-cell office:value-type="float" office:value="185.233" calcext:value-type="float">
            <text:p>185.233</text:p>
          </table:table-cell>
          <table:table-cell office:value-type="float" office:value="80.085" calcext:value-type="float">
            <text:p>80.085</text:p>
          </table:table-cell>
        </table:table-row>
        <table:table-row table:style-name="ro1">
          <table:table-cell office:value-type="float" office:value="186.253" calcext:value-type="float">
            <text:p>186.253</text:p>
          </table:table-cell>
          <table:table-cell office:value-type="float" office:value="80.08" calcext:value-type="float">
            <text:p>80.08</text:p>
          </table:table-cell>
        </table:table-row>
        <table:table-row table:style-name="ro1">
          <table:table-cell office:value-type="float" office:value="187.253" calcext:value-type="float">
            <text:p>187.253</text:p>
          </table:table-cell>
          <table:table-cell office:value-type="float" office:value="80.075" calcext:value-type="float">
            <text:p>80.075</text:p>
          </table:table-cell>
        </table:table-row>
        <table:table-row table:style-name="ro1">
          <table:table-cell office:value-type="float" office:value="188.25" calcext:value-type="float">
            <text:p>188.25</text:p>
          </table:table-cell>
          <table:table-cell office:value-type="float" office:value="80.07" calcext:value-type="float">
            <text:p>80.07</text:p>
          </table:table-cell>
        </table:table-row>
        <table:table-row table:style-name="ro1">
          <table:table-cell office:value-type="float" office:value="189.25" calcext:value-type="float">
            <text:p>189.25</text:p>
          </table:table-cell>
          <table:table-cell office:value-type="float" office:value="80.06" calcext:value-type="float">
            <text:p>80.06</text:p>
          </table:table-cell>
        </table:table-row>
        <table:table-row table:style-name="ro1">
          <table:table-cell office:value-type="float" office:value="190.222" calcext:value-type="float">
            <text:p>190.222</text:p>
          </table:table-cell>
          <table:table-cell office:value-type="float" office:value="80.1025" calcext:value-type="float">
            <text:p>80.1025</text:p>
          </table:table-cell>
        </table:table-row>
        <table:table-row table:style-name="ro1">
          <table:table-cell office:value-type="float" office:value="191.249" calcext:value-type="float">
            <text:p>191.249</text:p>
          </table:table-cell>
          <table:table-cell office:value-type="float" office:value="80.1075" calcext:value-type="float">
            <text:p>80.1075</text:p>
          </table:table-cell>
        </table:table-row>
        <table:table-row table:style-name="ro1">
          <table:table-cell office:value-type="float" office:value="192.229" calcext:value-type="float">
            <text:p>192.229</text:p>
          </table:table-cell>
          <table:table-cell office:value-type="float" office:value="81.7225" calcext:value-type="float">
            <text:p>81.7225</text:p>
          </table:table-cell>
        </table:table-row>
        <table:table-row table:style-name="ro1">
          <table:table-cell office:value-type="float" office:value="193.289" calcext:value-type="float">
            <text:p>193.289</text:p>
          </table:table-cell>
          <table:table-cell office:value-type="float" office:value="80.585" calcext:value-type="float">
            <text:p>80.585</text:p>
          </table:table-cell>
        </table:table-row>
        <table:table-row table:style-name="ro1">
          <table:table-cell office:value-type="float" office:value="194.329" calcext:value-type="float">
            <text:p>194.329</text:p>
          </table:table-cell>
          <table:table-cell office:value-type="float" office:value="81.39" calcext:value-type="float">
            <text:p>81.39</text:p>
          </table:table-cell>
        </table:table-row>
        <table:table-row table:style-name="ro1">
          <table:table-cell office:value-type="float" office:value="195.318" calcext:value-type="float">
            <text:p>195.318</text:p>
          </table:table-cell>
          <table:table-cell office:value-type="float" office:value="81.515" calcext:value-type="float">
            <text:p>81.515</text:p>
          </table:table-cell>
        </table:table-row>
        <table:table-row table:style-name="ro1">
          <table:table-cell office:value-type="float" office:value="196.359" calcext:value-type="float">
            <text:p>196.359</text:p>
          </table:table-cell>
          <table:table-cell office:value-type="float" office:value="81.53" calcext:value-type="float">
            <text:p>81.53</text:p>
          </table:table-cell>
        </table:table-row>
        <table:table-row table:style-name="ro1">
          <table:table-cell office:value-type="float" office:value="197.358" calcext:value-type="float">
            <text:p>197.358</text:p>
          </table:table-cell>
          <table:table-cell office:value-type="float" office:value="81.725" calcext:value-type="float">
            <text:p>81.725</text:p>
          </table:table-cell>
        </table:table-row>
        <table:table-row table:style-name="ro1">
          <table:table-cell office:value-type="float" office:value="198.366" calcext:value-type="float">
            <text:p>198.366</text:p>
          </table:table-cell>
          <table:table-cell office:value-type="float" office:value="82.795" calcext:value-type="float">
            <text:p>82.795</text:p>
          </table:table-cell>
        </table:table-row>
        <table:table-row table:style-name="ro1">
          <table:table-cell office:value-type="float" office:value="199.368" calcext:value-type="float">
            <text:p>199.368</text:p>
          </table:table-cell>
          <table:table-cell office:value-type="float" office:value="81.9325" calcext:value-type="float">
            <text:p>81.9325</text:p>
          </table:table-cell>
        </table:table-row>
        <table:table-row table:style-name="ro1">
          <table:table-cell office:value-type="float" office:value="200.374" calcext:value-type="float">
            <text:p>200.374</text:p>
          </table:table-cell>
          <table:table-cell office:value-type="float" office:value="82.315" calcext:value-type="float">
            <text:p>82.315</text:p>
          </table:table-cell>
        </table:table-row>
        <table:table-row table:style-name="ro1">
          <table:table-cell office:value-type="float" office:value="201.379" calcext:value-type="float">
            <text:p>201.379</text:p>
          </table:table-cell>
          <table:table-cell office:value-type="float" office:value="82.1625" calcext:value-type="float">
            <text:p>82.1625</text:p>
          </table:table-cell>
        </table:table-row>
        <table:table-row table:style-name="ro1">
          <table:table-cell office:value-type="float" office:value="202.517" calcext:value-type="float">
            <text:p>202.517</text:p>
          </table:table-cell>
          <table:table-cell office:value-type="float" office:value="82.635" calcext:value-type="float">
            <text:p>82.635</text:p>
          </table:table-cell>
        </table:table-row>
        <table:table-row table:style-name="ro1">
          <table:table-cell office:value-type="float" office:value="203.456" calcext:value-type="float">
            <text:p>203.456</text:p>
          </table:table-cell>
          <table:table-cell office:value-type="float" office:value="82.695" calcext:value-type="float">
            <text:p>82.695</text:p>
          </table:table-cell>
        </table:table-row>
        <table:table-row table:style-name="ro1">
          <table:table-cell office:value-type="float" office:value="204.456" calcext:value-type="float">
            <text:p>204.456</text:p>
          </table:table-cell>
          <table:table-cell office:value-type="float" office:value="83.0175" calcext:value-type="float">
            <text:p>83.0175</text:p>
          </table:table-cell>
        </table:table-row>
        <table:table-row table:style-name="ro1">
          <table:table-cell office:value-type="float" office:value="205.469" calcext:value-type="float">
            <text:p>205.469</text:p>
          </table:table-cell>
          <table:table-cell office:value-type="float" office:value="82.825" calcext:value-type="float">
            <text:p>82.825</text:p>
          </table:table-cell>
        </table:table-row>
        <table:table-row table:style-name="ro1">
          <table:table-cell office:value-type="float" office:value="206.458" calcext:value-type="float">
            <text:p>206.458</text:p>
          </table:table-cell>
          <table:table-cell office:value-type="float" office:value="83.9075" calcext:value-type="float">
            <text:p>83.9075</text:p>
          </table:table-cell>
        </table:table-row>
        <table:table-row table:style-name="ro1">
          <table:table-cell office:value-type="float" office:value="207.463" calcext:value-type="float">
            <text:p>207.463</text:p>
          </table:table-cell>
          <table:table-cell office:value-type="float" office:value="84.005" calcext:value-type="float">
            <text:p>84.005</text:p>
          </table:table-cell>
        </table:table-row>
        <table:table-row table:style-name="ro1">
          <table:table-cell office:value-type="float" office:value="208.458" calcext:value-type="float">
            <text:p>208.458</text:p>
          </table:table-cell>
          <table:table-cell office:value-type="float" office:value="84.1325" calcext:value-type="float">
            <text:p>84.1325</text:p>
          </table:table-cell>
        </table:table-row>
        <table:table-row table:style-name="ro1">
          <table:table-cell office:value-type="float" office:value="209.502" calcext:value-type="float">
            <text:p>209.502</text:p>
          </table:table-cell>
          <table:table-cell office:value-type="float" office:value="84.195" calcext:value-type="float">
            <text:p>84.195</text:p>
          </table:table-cell>
        </table:table-row>
        <table:table-row table:style-name="ro1">
          <table:table-cell office:value-type="float" office:value="210.53" calcext:value-type="float">
            <text:p>210.53</text:p>
          </table:table-cell>
          <table:table-cell office:value-type="float" office:value="84.3425" calcext:value-type="float">
            <text:p>84.3425</text:p>
          </table:table-cell>
        </table:table-row>
        <table:table-row table:style-name="ro1">
          <table:table-cell office:value-type="float" office:value="211.488" calcext:value-type="float">
            <text:p>211.488</text:p>
          </table:table-cell>
          <table:table-cell office:value-type="float" office:value="84.7625" calcext:value-type="float">
            <text:p>84.7625</text:p>
          </table:table-cell>
        </table:table-row>
        <table:table-row table:style-name="ro1">
          <table:table-cell office:value-type="float" office:value="212.476" calcext:value-type="float">
            <text:p>212.476</text:p>
          </table:table-cell>
          <table:table-cell office:value-type="float" office:value="84.7875" calcext:value-type="float">
            <text:p>84.7875</text:p>
          </table:table-cell>
        </table:table-row>
        <table:table-row table:style-name="ro1">
          <table:table-cell office:value-type="float" office:value="213.506" calcext:value-type="float">
            <text:p>213.506</text:p>
          </table:table-cell>
          <table:table-cell office:value-type="float" office:value="84.865" calcext:value-type="float">
            <text:p>84.865</text:p>
          </table:table-cell>
        </table:table-row>
        <table:table-row table:style-name="ro1">
          <table:table-cell office:value-type="float" office:value="214.546" calcext:value-type="float">
            <text:p>214.546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1">
          <table:table-cell office:value-type="float" office:value="215.55" calcext:value-type="float">
            <text:p>215.55</text:p>
          </table:table-cell>
          <table:table-cell office:value-type="float" office:value="85.0175" calcext:value-type="float">
            <text:p>85.0175</text:p>
          </table:table-cell>
        </table:table-row>
        <table:table-row table:style-name="ro1">
          <table:table-cell office:value-type="float" office:value="216.525" calcext:value-type="float">
            <text:p>216.525</text:p>
          </table:table-cell>
          <table:table-cell office:value-type="float" office:value="85.165" calcext:value-type="float">
            <text:p>85.165</text:p>
          </table:table-cell>
        </table:table-row>
        <table:table-row table:style-name="ro1">
          <table:table-cell office:value-type="float" office:value="217.552" calcext:value-type="float">
            <text:p>217.552</text:p>
          </table:table-cell>
          <table:table-cell office:value-type="float" office:value="85.2275" calcext:value-type="float">
            <text:p>85.2275</text:p>
          </table:table-cell>
        </table:table-row>
        <table:table-row table:style-name="ro1">
          <table:table-cell office:value-type="float" office:value="218.593" calcext:value-type="float">
            <text:p>218.593</text:p>
          </table:table-cell>
          <table:table-cell office:value-type="float" office:value="85.2825" calcext:value-type="float">
            <text:p>85.2825</text:p>
          </table:table-cell>
        </table:table-row>
        <table:table-row table:style-name="ro1">
          <table:table-cell office:value-type="float" office:value="219.61" calcext:value-type="float">
            <text:p>219.61</text:p>
          </table:table-cell>
          <table:table-cell office:value-type="float" office:value="86.215" calcext:value-type="float">
            <text:p>86.215</text:p>
          </table:table-cell>
        </table:table-row>
        <table:table-row table:style-name="ro1">
          <table:table-cell office:value-type="float" office:value="220.612" calcext:value-type="float">
            <text:p>220.612</text:p>
          </table:table-cell>
          <table:table-cell office:value-type="float" office:value="86.5275" calcext:value-type="float">
            <text:p>86.5275</text:p>
          </table:table-cell>
        </table:table-row>
        <table:table-row table:style-name="ro1">
          <table:table-cell office:value-type="float" office:value="221.617" calcext:value-type="float">
            <text:p>221.617</text:p>
          </table:table-cell>
          <table:table-cell office:value-type="float" office:value="86.6075" calcext:value-type="float">
            <text:p>86.6075</text:p>
          </table:table-cell>
        </table:table-row>
        <table:table-row table:style-name="ro1">
          <table:table-cell office:value-type="float" office:value="222.63" calcext:value-type="float">
            <text:p>222.63</text:p>
          </table:table-cell>
          <table:table-cell office:value-type="float" office:value="87.0075" calcext:value-type="float">
            <text:p>87.0075</text:p>
          </table:table-cell>
        </table:table-row>
        <table:table-row table:style-name="ro1">
          <table:table-cell office:value-type="float" office:value="223.663" calcext:value-type="float">
            <text:p>223.663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float" office:value="224.703" calcext:value-type="float">
            <text:p>224.703</text:p>
          </table:table-cell>
          <table:table-cell office:value-type="float" office:value="87.05" calcext:value-type="float">
            <text:p>87.05</text:p>
          </table:table-cell>
        </table:table-row>
        <table:table-row table:style-name="ro1">
          <table:table-cell office:value-type="float" office:value="225.695" calcext:value-type="float">
            <text:p>225.695</text:p>
          </table:table-cell>
          <table:table-cell office:value-type="float" office:value="87.5725" calcext:value-type="float">
            <text:p>87.5725</text:p>
          </table:table-cell>
        </table:table-row>
        <table:table-row table:style-name="ro1">
          <table:table-cell office:value-type="float" office:value="226.696" calcext:value-type="float">
            <text:p>226.696</text:p>
          </table:table-cell>
          <table:table-cell office:value-type="float" office:value="87.76" calcext:value-type="float">
            <text:p>87.76</text:p>
          </table:table-cell>
        </table:table-row>
        <table:table-row table:style-name="ro1">
          <table:table-cell office:value-type="float" office:value="227.697" calcext:value-type="float">
            <text:p>227.697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228.701" calcext:value-type="float">
            <text:p>228.701</text:p>
          </table:table-cell>
          <table:table-cell office:value-type="float" office:value="88.2675" calcext:value-type="float">
            <text:p>88.2675</text:p>
          </table:table-cell>
        </table:table-row>
        <table:table-row table:style-name="ro1">
          <table:table-cell office:value-type="float" office:value="229.698" calcext:value-type="float">
            <text:p>229.698</text:p>
          </table:table-cell>
          <table:table-cell office:value-type="float" office:value="88.6375" calcext:value-type="float">
            <text:p>88.6375</text:p>
          </table:table-cell>
        </table:table-row>
        <table:table-row table:style-name="ro1">
          <table:table-cell office:value-type="float" office:value="230.704" calcext:value-type="float">
            <text:p>230.704</text:p>
          </table:table-cell>
          <table:table-cell office:value-type="float" office:value="88.915" calcext:value-type="float">
            <text:p>88.915</text:p>
          </table:table-cell>
        </table:table-row>
        <table:table-row table:style-name="ro1">
          <table:table-cell office:value-type="float" office:value="231.738" calcext:value-type="float">
            <text:p>231.738</text:p>
          </table:table-cell>
          <table:table-cell office:value-type="float" office:value="89.3425" calcext:value-type="float">
            <text:p>89.3425</text:p>
          </table:table-cell>
        </table:table-row>
        <table:table-row table:style-name="ro1">
          <table:table-cell office:value-type="float" office:value="232.79" calcext:value-type="float">
            <text:p>232.79</text:p>
          </table:table-cell>
          <table:table-cell office:value-type="float" office:value="90.3775" calcext:value-type="float">
            <text:p>90.3775</text:p>
          </table:table-cell>
        </table:table-row>
        <table:table-row table:style-name="ro1">
          <table:table-cell office:value-type="float" office:value="233.809" calcext:value-type="float">
            <text:p>233.809</text:p>
          </table:table-cell>
          <table:table-cell office:value-type="float" office:value="90.6275" calcext:value-type="float">
            <text:p>90.6275</text:p>
          </table:table-cell>
        </table:table-row>
        <table:table-row table:style-name="ro1">
          <table:table-cell office:value-type="float" office:value="234.793" calcext:value-type="float">
            <text:p>234.793</text:p>
          </table:table-cell>
          <table:table-cell office:value-type="float" office:value="91.1225" calcext:value-type="float">
            <text:p>91.1225</text:p>
          </table:table-cell>
        </table:table-row>
        <table:table-row table:style-name="ro1">
          <table:table-cell office:value-type="float" office:value="235.83" calcext:value-type="float">
            <text:p>235.83</text:p>
          </table:table-cell>
          <table:table-cell office:value-type="float" office:value="89.775" calcext:value-type="float">
            <text:p>89.775</text:p>
          </table:table-cell>
        </table:table-row>
        <table:table-row table:style-name="ro1">
          <table:table-cell office:value-type="float" office:value="236.808" calcext:value-type="float">
            <text:p>236.808</text:p>
          </table:table-cell>
          <table:table-cell office:value-type="float" office:value="89.7725" calcext:value-type="float">
            <text:p>89.7725</text:p>
          </table:table-cell>
        </table:table-row>
        <table:table-row table:style-name="ro1">
          <table:table-cell office:value-type="float" office:value="237.834" calcext:value-type="float">
            <text:p>237.834</text:p>
          </table:table-cell>
          <table:table-cell office:value-type="float" office:value="89.77" calcext:value-type="float">
            <text:p>89.77</text:p>
          </table:table-cell>
        </table:table-row>
        <table:table-row table:style-name="ro1">
          <table:table-cell office:value-type="float" office:value="238.843" calcext:value-type="float">
            <text:p>238.843</text:p>
          </table:table-cell>
          <table:table-cell office:value-type="float" office:value="90.155" calcext:value-type="float">
            <text:p>90.155</text:p>
          </table:table-cell>
        </table:table-row>
        <table:table-row table:style-name="ro1">
          <table:table-cell office:value-type="float" office:value="239.843" calcext:value-type="float">
            <text:p>239.843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240.84" calcext:value-type="float">
            <text:p>240.84</text:p>
          </table:table-cell>
          <table:table-cell office:value-type="float" office:value="92.9675" calcext:value-type="float">
            <text:p>92.9675</text:p>
          </table:table-cell>
        </table:table-row>
        <table:table-row table:style-name="ro1">
          <table:table-cell office:value-type="float" office:value="241.842" calcext:value-type="float">
            <text:p>241.842</text:p>
          </table:table-cell>
          <table:table-cell office:value-type="float" office:value="92.6325" calcext:value-type="float">
            <text:p>92.6325</text:p>
          </table:table-cell>
        </table:table-row>
        <table:table-row table:style-name="ro1">
          <table:table-cell office:value-type="float" office:value="242.847" calcext:value-type="float">
            <text:p>242.847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float" office:value="243.847" calcext:value-type="float">
            <text:p>243.847</text:p>
          </table:table-cell>
          <table:table-cell office:value-type="float" office:value="92.97" calcext:value-type="float">
            <text:p>92.97</text:p>
          </table:table-cell>
        </table:table-row>
        <table:table-row table:style-name="ro1">
          <table:table-cell office:value-type="float" office:value="244.851" calcext:value-type="float">
            <text:p>244.851</text:p>
          </table:table-cell>
          <table:table-cell office:value-type="float" office:value="93.3125" calcext:value-type="float">
            <text:p>93.3125</text:p>
          </table:table-cell>
        </table:table-row>
        <table:table-row table:style-name="ro1">
          <table:table-cell office:value-type="float" office:value="245.847" calcext:value-type="float">
            <text:p>245.84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float" office:value="246.84" calcext:value-type="float">
            <text:p>246.84</text:p>
          </table:table-cell>
          <table:table-cell office:value-type="float" office:value="93.3275" calcext:value-type="float">
            <text:p>93.3275</text:p>
          </table:table-cell>
        </table:table-row>
        <table:table-row table:style-name="ro1">
          <table:table-cell office:value-type="float" office:value="247.882" calcext:value-type="float">
            <text:p>247.882</text:p>
          </table:table-cell>
          <table:table-cell office:value-type="float" office:value="93.3425" calcext:value-type="float">
            <text:p>93.3425</text:p>
          </table:table-cell>
        </table:table-row>
        <table:table-row table:style-name="ro1">
          <table:table-cell office:value-type="float" office:value="248.883" calcext:value-type="float">
            <text:p>248.883</text:p>
          </table:table-cell>
          <table:table-cell office:value-type="float" office:value="96.4875" calcext:value-type="float">
            <text:p>96.4875</text:p>
          </table:table-cell>
        </table:table-row>
        <table:table-row table:style-name="ro1">
          <table:table-cell office:value-type="float" office:value="249.891" calcext:value-type="float">
            <text:p>249.891</text:p>
          </table:table-cell>
          <table:table-cell office:value-type="float" office:value="96.9275" calcext:value-type="float">
            <text:p>96.9275</text:p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97.26" calcext:value-type="float">
            <text:p>97.26</text:p>
          </table:table-cell>
        </table:table-row>
        <table:table-row table:style-name="ro1">
          <table:table-cell office:value-type="float" office:value="251.926" calcext:value-type="float">
            <text:p>251.926</text:p>
          </table:table-cell>
          <table:table-cell office:value-type="float" office:value="97.475" calcext:value-type="float">
            <text:p>97.475</text:p>
          </table:table-cell>
        </table:table-row>
        <table:table-row table:style-name="ro1">
          <table:table-cell office:value-type="float" office:value="252.918" calcext:value-type="float">
            <text:p>252.918</text:p>
          </table:table-cell>
          <table:table-cell office:value-type="float" office:value="97.7675" calcext:value-type="float">
            <text:p>97.7675</text:p>
          </table:table-cell>
        </table:table-row>
        <table:table-row table:style-name="ro1">
          <table:table-cell office:value-type="float" office:value="253.935" calcext:value-type="float">
            <text:p>253.935</text:p>
          </table:table-cell>
          <table:table-cell office:value-type="float" office:value="97.9975" calcext:value-type="float">
            <text:p>97.9975</text:p>
          </table:table-cell>
        </table:table-row>
        <table:table-row table:style-name="ro1">
          <table:table-cell office:value-type="float" office:value="254.914" calcext:value-type="float">
            <text:p>254.914</text:p>
          </table:table-cell>
          <table:table-cell office:value-type="float" office:value="98.3725" calcext:value-type="float">
            <text:p>98.3725</text:p>
          </table:table-cell>
        </table:table-row>
        <table:table-row table:style-name="ro1">
          <table:table-cell office:value-type="float" office:value="255.934" calcext:value-type="float">
            <text:p>255.934</text:p>
          </table:table-cell>
          <table:table-cell office:value-type="float" office:value="98.5975" calcext:value-type="float">
            <text:p>98.5975</text:p>
          </table:table-cell>
        </table:table-row>
        <table:table-row table:style-name="ro1">
          <table:table-cell office:value-type="float" office:value="256.939" calcext:value-type="float">
            <text:p>256.939</text:p>
          </table:table-cell>
          <table:table-cell office:value-type="float" office:value="98.82" calcext:value-type="float">
            <text:p>98.82</text:p>
          </table:table-cell>
        </table:table-row>
        <table:table-row table:style-name="ro1">
          <table:table-cell office:value-type="float" office:value="257.967" calcext:value-type="float">
            <text:p>257.967</text:p>
          </table:table-cell>
          <table:table-cell office:value-type="float" office:value="99.02" calcext:value-type="float">
            <text:p>99.02</text:p>
          </table:table-cell>
        </table:table-row>
        <table:table-row table:style-name="ro1">
          <table:table-cell office:value-type="float" office:value="258.973" calcext:value-type="float">
            <text:p>258.973</text:p>
          </table:table-cell>
          <table:table-cell office:value-type="float" office:value="99.3425" calcext:value-type="float">
            <text:p>99.3425</text:p>
          </table:table-cell>
        </table:table-row>
        <table:table-row table:style-name="ro1">
          <table:table-cell office:value-type="float" office:value="259.967" calcext:value-type="float">
            <text:p>259.96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60.972" calcext:value-type="float">
            <text:p>260.9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1.969" calcext:value-type="float">
            <text:p>261.969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3.004" calcext:value-type="float">
            <text:p>263.004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4.004" calcext:value-type="float">
            <text:p>264.004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4.974" calcext:value-type="float">
            <text:p>264.974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6.001" calcext:value-type="float">
            <text:p>266.001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7.054" calcext:value-type="float">
            <text:p>267.054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8.072" calcext:value-type="float">
            <text:p>268.072</text:p>
          </table:table-cell>
          <table:table-cell office:value-type="float" office:value="99.3375" calcext:value-type="float">
            <text:p>99.3375</text:p>
          </table:table-cell>
        </table:table-row>
        <table:table-row table:style-name="ro1">
          <table:table-cell office:value-type="float" office:value="269.07" calcext:value-type="float">
            <text:p>269.07</text:p>
          </table:table-cell>
          <table:table-cell office:value-type="float" office:value="99.3325" calcext:value-type="float">
            <text:p>99.3325</text:p>
          </table:table-cell>
        </table:table-row>
        <table:table-row table:style-name="ro1">
          <table:table-cell office:value-type="float" office:value="270.102" calcext:value-type="float">
            <text:p>270.102</text:p>
          </table:table-cell>
          <table:table-cell office:value-type="float" office:value="104.883" calcext:value-type="float">
            <text:p>104.883</text:p>
          </table:table-cell>
        </table:table-row>
        <table:table-row table:style-name="ro1">
          <table:table-cell office:value-type="float" office:value="271.133" calcext:value-type="float">
            <text:p>271.133</text:p>
          </table:table-cell>
          <table:table-cell office:value-type="float" office:value="103.035" calcext:value-type="float">
            <text:p>103.035</text:p>
          </table:table-cell>
        </table:table-row>
        <table:table-row table:style-name="ro1">
          <table:table-cell office:value-type="float" office:value="272.129" calcext:value-type="float">
            <text:p>272.129</text:p>
          </table:table-cell>
          <table:table-cell office:value-type="float" office:value="103.523" calcext:value-type="float">
            <text:p>103.523</text:p>
          </table:table-cell>
        </table:table-row>
        <table:table-row table:style-name="ro1">
          <table:table-cell office:value-type="float" office:value="273.136" calcext:value-type="float">
            <text:p>273.136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74.161" calcext:value-type="float">
            <text:p>274.161</text:p>
          </table:table-cell>
          <table:table-cell office:value-type="float" office:value="104.49" calcext:value-type="float">
            <text:p>104.49</text:p>
          </table:table-cell>
        </table:table-row>
        <table:table-row table:style-name="ro1">
          <table:table-cell office:value-type="float" office:value="275.161" calcext:value-type="float">
            <text:p>275.161</text:p>
          </table:table-cell>
          <table:table-cell office:value-type="float" office:value="104.968" calcext:value-type="float">
            <text:p>104.968</text:p>
          </table:table-cell>
        </table:table-row>
        <table:table-row table:style-name="ro1">
          <table:table-cell office:value-type="float" office:value="276.173" calcext:value-type="float">
            <text:p>276.173</text:p>
          </table:table-cell>
          <table:table-cell office:value-type="float" office:value="105.373" calcext:value-type="float">
            <text:p>105.373</text:p>
          </table:table-cell>
        </table:table-row>
        <table:table-row table:style-name="ro1">
          <table:table-cell office:value-type="float" office:value="277.159" calcext:value-type="float">
            <text:p>277.159</text:p>
          </table:table-cell>
          <table:table-cell office:value-type="float" office:value="105.725" calcext:value-type="float">
            <text:p>105.725</text:p>
          </table:table-cell>
        </table:table-row>
        <table:table-row table:style-name="ro1">
          <table:table-cell office:value-type="float" office:value="278.194" calcext:value-type="float">
            <text:p>278.194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06.597" calcext:value-type="float">
            <text:p>106.597</text:p>
          </table:table-cell>
        </table:table-row>
        <table:table-row table:style-name="ro1">
          <table:table-cell office:value-type="float" office:value="280.198" calcext:value-type="float">
            <text:p>280.198</text:p>
          </table:table-cell>
          <table:table-cell office:value-type="float" office:value="106.892" calcext:value-type="float">
            <text:p>106.892</text:p>
          </table:table-cell>
        </table:table-row>
        <table:table-row table:style-name="ro1">
          <table:table-cell office:value-type="float" office:value="281.22" calcext:value-type="float">
            <text:p>281.22</text:p>
          </table:table-cell>
          <table:table-cell office:value-type="float" office:value="104.425" calcext:value-type="float">
            <text:p>104.425</text:p>
          </table:table-cell>
        </table:table-row>
        <table:table-row table:style-name="ro1">
          <table:table-cell office:value-type="float" office:value="282.258" calcext:value-type="float">
            <text:p>282.258</text:p>
          </table:table-cell>
          <table:table-cell office:value-type="float" office:value="107.725" calcext:value-type="float">
            <text:p>107.725</text:p>
          </table:table-cell>
        </table:table-row>
        <table:table-row table:style-name="ro1">
          <table:table-cell office:value-type="float" office:value="283.259" calcext:value-type="float">
            <text:p>283.259</text:p>
          </table:table-cell>
          <table:table-cell office:value-type="float" office:value="105.065" calcext:value-type="float">
            <text:p>105.065</text:p>
          </table:table-cell>
        </table:table-row>
        <table:table-row table:style-name="ro1">
          <table:table-cell office:value-type="float" office:value="284.298" calcext:value-type="float">
            <text:p>284.298</text:p>
          </table:table-cell>
          <table:table-cell office:value-type="float" office:value="105.12" calcext:value-type="float">
            <text:p>105.12</text:p>
          </table:table-cell>
        </table:table-row>
        <table:table-row table:style-name="ro1">
          <table:table-cell office:value-type="float" office:value="285.302" calcext:value-type="float">
            <text:p>285.302</text:p>
          </table:table-cell>
          <table:table-cell office:value-type="float" office:value="105.157" calcext:value-type="float">
            <text:p>105.157</text:p>
          </table:table-cell>
        </table:table-row>
        <table:table-row table:style-name="ro1">
          <table:table-cell office:value-type="float" office:value="286.29" calcext:value-type="float">
            <text:p>286.29</text:p>
          </table:table-cell>
          <table:table-cell office:value-type="float" office:value="105.203" calcext:value-type="float">
            <text:p>105.203</text:p>
          </table:table-cell>
        </table:table-row>
        <table:table-row table:style-name="ro1">
          <table:table-cell office:value-type="float" office:value="287.297" calcext:value-type="float">
            <text:p>287.297</text:p>
          </table:table-cell>
          <table:table-cell office:value-type="float" office:value="105.222" calcext:value-type="float">
            <text:p>105.222</text:p>
          </table:table-cell>
        </table:table-row>
        <table:table-row table:style-name="ro1">
          <table:table-cell office:value-type="float" office:value="288.321" calcext:value-type="float">
            <text:p>288.321</text:p>
          </table:table-cell>
          <table:table-cell office:value-type="float" office:value="105.362" calcext:value-type="float">
            <text:p>105.362</text:p>
          </table:table-cell>
        </table:table-row>
        <table:table-row table:style-name="ro1">
          <table:table-cell office:value-type="float" office:value="289.363" calcext:value-type="float">
            <text:p>289.363</text:p>
          </table:table-cell>
          <table:table-cell office:value-type="float" office:value="105.392" calcext:value-type="float">
            <text:p>105.392</text:p>
          </table:table-cell>
        </table:table-row>
        <table:table-row table:style-name="ro1">
          <table:table-cell office:value-type="float" office:value="290.37" calcext:value-type="float">
            <text:p>290.37</text:p>
          </table:table-cell>
          <table:table-cell office:value-type="float" office:value="105.42" calcext:value-type="float">
            <text:p>105.42</text:p>
          </table:table-cell>
        </table:table-row>
        <table:table-row table:style-name="ro1">
          <table:table-cell office:value-type="float" office:value="291.406" calcext:value-type="float">
            <text:p>291.406</text:p>
          </table:table-cell>
          <table:table-cell office:value-type="float" office:value="105.43" calcext:value-type="float">
            <text:p>105.43</text:p>
          </table:table-cell>
        </table:table-row>
        <table:table-row table:style-name="ro1">
          <table:table-cell office:value-type="float" office:value="292.443" calcext:value-type="float">
            <text:p>292.443</text:p>
          </table:table-cell>
          <table:table-cell office:value-type="float" office:value="105.49" calcext:value-type="float">
            <text:p>105.49</text:p>
          </table:table-cell>
        </table:table-row>
        <table:table-row table:style-name="ro1">
          <table:table-cell office:value-type="float" office:value="293.462" calcext:value-type="float">
            <text:p>293.462</text:p>
          </table:table-cell>
          <table:table-cell office:value-type="float" office:value="105.525" calcext:value-type="float">
            <text:p>105.525</text:p>
          </table:table-cell>
        </table:table-row>
        <table:table-row table:style-name="ro1">
          <table:table-cell office:value-type="float" office:value="294.474" calcext:value-type="float">
            <text:p>294.474</text:p>
          </table:table-cell>
          <table:table-cell office:value-type="float" office:value="105.77" calcext:value-type="float">
            <text:p>105.77</text:p>
          </table:table-cell>
        </table:table-row>
        <table:table-row table:style-name="ro1">
          <table:table-cell office:value-type="float" office:value="295.503" calcext:value-type="float">
            <text:p>295.503</text:p>
          </table:table-cell>
          <table:table-cell office:value-type="float" office:value="105.81" calcext:value-type="float">
            <text:p>105.81</text:p>
          </table:table-cell>
        </table:table-row>
        <table:table-row table:style-name="ro1">
          <table:table-cell office:value-type="float" office:value="296.51" calcext:value-type="float">
            <text:p>296.51</text:p>
          </table:table-cell>
          <table:table-cell office:value-type="float" office:value="113.008" calcext:value-type="float">
            <text:p>113.008</text:p>
          </table:table-cell>
        </table:table-row>
        <table:table-row table:style-name="ro1">
          <table:table-cell office:value-type="float" office:value="297.505" calcext:value-type="float">
            <text:p>297.505</text:p>
          </table:table-cell>
          <table:table-cell office:value-type="float" office:value="113.142" calcext:value-type="float">
            <text:p>113.142</text:p>
          </table:table-cell>
        </table:table-row>
        <table:table-row table:style-name="ro1">
          <table:table-cell office:value-type="float" office:value="298.497" calcext:value-type="float">
            <text:p>298.497</text:p>
          </table:table-cell>
          <table:table-cell office:value-type="float" office:value="111.603" calcext:value-type="float">
            <text:p>111.603</text:p>
          </table:table-cell>
        </table:table-row>
        <table:table-row table:style-name="ro1">
          <table:table-cell office:value-type="float" office:value="299.496" calcext:value-type="float">
            <text:p>299.496</text:p>
          </table:table-cell>
          <table:table-cell office:value-type="float" office:value="113.297" calcext:value-type="float">
            <text:p>113.297</text:p>
          </table:table-cell>
        </table:table-row>
        <table:table-row table:style-name="ro1">
          <table:table-cell office:value-type="float" office:value="300.497" calcext:value-type="float">
            <text:p>300.497</text:p>
          </table:table-cell>
          <table:table-cell office:value-type="float" office:value="111.605" calcext:value-type="float">
            <text:p>111.605</text:p>
          </table:table-cell>
        </table:table-row>
        <table:table-row table:style-name="ro1">
          <table:table-cell office:value-type="float" office:value="301.505" calcext:value-type="float">
            <text:p>301.505</text:p>
          </table:table-cell>
          <table:table-cell office:value-type="float" office:value="111.64" calcext:value-type="float">
            <text:p>111.64</text:p>
          </table:table-cell>
        </table:table-row>
        <table:table-row table:style-name="ro1">
          <table:table-cell office:value-type="float" office:value="302.517" calcext:value-type="float">
            <text:p>302.517</text:p>
          </table:table-cell>
          <table:table-cell office:value-type="float" office:value="111.618" calcext:value-type="float">
            <text:p>111.618</text:p>
          </table:table-cell>
        </table:table-row>
        <table:table-row table:style-name="ro1">
          <table:table-cell office:value-type="float" office:value="303.548" calcext:value-type="float">
            <text:p>303.548</text:p>
          </table:table-cell>
          <table:table-cell office:value-type="float" office:value="113.978" calcext:value-type="float">
            <text:p>113.978</text:p>
          </table:table-cell>
        </table:table-row>
        <table:table-row table:style-name="ro1">
          <table:table-cell office:value-type="float" office:value="304.549" calcext:value-type="float">
            <text:p>304.549</text:p>
          </table:table-cell>
          <table:table-cell office:value-type="float" office:value="114.605" calcext:value-type="float">
            <text:p>114.605</text:p>
          </table:table-cell>
        </table:table-row>
        <table:table-row table:style-name="ro1">
          <table:table-cell office:value-type="float" office:value="305.556" calcext:value-type="float">
            <text:p>305.556</text:p>
          </table:table-cell>
          <table:table-cell office:value-type="float" office:value="114.683" calcext:value-type="float">
            <text:p>114.683</text:p>
          </table:table-cell>
        </table:table-row>
        <table:table-row table:style-name="ro1">
          <table:table-cell office:value-type="float" office:value="306.578" calcext:value-type="float">
            <text:p>306.578</text:p>
          </table:table-cell>
          <table:table-cell office:value-type="float" office:value="114.895" calcext:value-type="float">
            <text:p>114.895</text:p>
          </table:table-cell>
        </table:table-row>
        <table:table-row table:style-name="ro1">
          <table:table-cell office:value-type="float" office:value="307.593" calcext:value-type="float">
            <text:p>307.593</text:p>
          </table:table-cell>
          <table:table-cell office:value-type="float" office:value="115.532" calcext:value-type="float">
            <text:p>115.532</text:p>
          </table:table-cell>
        </table:table-row>
        <table:table-row table:style-name="ro1">
          <table:table-cell office:value-type="float" office:value="308.607" calcext:value-type="float">
            <text:p>308.607</text:p>
          </table:table-cell>
          <table:table-cell office:value-type="float" office:value="115.775" calcext:value-type="float">
            <text:p>115.775</text:p>
          </table:table-cell>
        </table:table-row>
        <table:table-row table:style-name="ro1">
          <table:table-cell office:value-type="float" office:value="309.618" calcext:value-type="float">
            <text:p>309.618</text:p>
          </table:table-cell>
          <table:table-cell office:value-type="float" office:value="116.03" calcext:value-type="float">
            <text:p>116.03</text:p>
          </table:table-cell>
        </table:table-row>
        <table:table-row table:style-name="ro1">
          <table:table-cell office:value-type="float" office:value="310.594" calcext:value-type="float">
            <text:p>310.594</text:p>
          </table:table-cell>
          <table:table-cell office:value-type="float" office:value="116.297" calcext:value-type="float">
            <text:p>116.297</text:p>
          </table:table-cell>
        </table:table-row>
        <table:table-row table:style-name="ro1">
          <table:table-cell office:value-type="float" office:value="311.592" calcext:value-type="float">
            <text:p>311.592</text:p>
          </table:table-cell>
          <table:table-cell office:value-type="float" office:value="116.785" calcext:value-type="float">
            <text:p>116.785</text:p>
          </table:table-cell>
        </table:table-row>
        <table:table-row table:style-name="ro1">
          <table:table-cell office:value-type="float" office:value="312.629" calcext:value-type="float">
            <text:p>312.629</text:p>
          </table:table-cell>
          <table:table-cell office:value-type="float" office:value="117.358" calcext:value-type="float">
            <text:p>117.358</text:p>
          </table:table-cell>
        </table:table-row>
        <table:table-row table:style-name="ro1">
          <table:table-cell office:value-type="float" office:value="313.664" calcext:value-type="float">
            <text:p>313.664</text:p>
          </table:table-cell>
          <table:table-cell office:value-type="float" office:value="117.657" calcext:value-type="float">
            <text:p>117.657</text:p>
          </table:table-cell>
        </table:table-row>
        <table:table-row table:style-name="ro1">
          <table:table-cell office:value-type="float" office:value="314.666" calcext:value-type="float">
            <text:p>314.666</text:p>
          </table:table-cell>
          <table:table-cell office:value-type="float" office:value="118.07" calcext:value-type="float">
            <text:p>118.07</text:p>
          </table:table-cell>
        </table:table-row>
        <table:table-row table:style-name="ro1">
          <table:table-cell office:value-type="float" office:value="315.705" calcext:value-type="float">
            <text:p>315.705</text:p>
          </table:table-cell>
          <table:table-cell office:value-type="float" office:value="118.695" calcext:value-type="float">
            <text:p>118.695</text:p>
          </table:table-cell>
        </table:table-row>
        <table:table-row table:style-name="ro1">
          <table:table-cell office:value-type="float" office:value="316.701" calcext:value-type="float">
            <text:p>316.701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317.724" calcext:value-type="float">
            <text:p>317.724</text:p>
          </table:table-cell>
          <table:table-cell office:value-type="float" office:value="119.373" calcext:value-type="float">
            <text:p>119.373</text:p>
          </table:table-cell>
        </table:table-row>
        <table:table-row table:style-name="ro1">
          <table:table-cell office:value-type="float" office:value="318.737" calcext:value-type="float">
            <text:p>318.737</text:p>
          </table:table-cell>
          <table:table-cell office:value-type="float" office:value="119.812" calcext:value-type="float">
            <text:p>119.812</text:p>
          </table:table-cell>
        </table:table-row>
        <table:table-row table:style-name="ro1">
          <table:table-cell office:value-type="float" office:value="319.788" calcext:value-type="float">
            <text:p>319.788</text:p>
          </table:table-cell>
          <table:table-cell office:value-type="float" office:value="120.215" calcext:value-type="float">
            <text:p>120.215</text:p>
          </table:table-cell>
        </table:table-row>
        <table:table-row table:style-name="ro1">
          <table:table-cell office:value-type="float" office:value="320.765" calcext:value-type="float">
            <text:p>320.765</text:p>
          </table:table-cell>
          <table:table-cell office:value-type="float" office:value="120.455" calcext:value-type="float">
            <text:p>120.455</text:p>
          </table:table-cell>
        </table:table-row>
        <table:table-row table:style-name="ro1">
          <table:table-cell office:value-type="float" office:value="321.78" calcext:value-type="float">
            <text:p>321.78</text:p>
          </table:table-cell>
          <table:table-cell office:value-type="float" office:value="120.895" calcext:value-type="float">
            <text:p>120.895</text:p>
          </table:table-cell>
        </table:table-row>
        <table:table-row table:style-name="ro1">
          <table:table-cell office:value-type="float" office:value="322.812" calcext:value-type="float">
            <text:p>322.812</text:p>
          </table:table-cell>
          <table:table-cell office:value-type="float" office:value="121.222" calcext:value-type="float">
            <text:p>121.222</text:p>
          </table:table-cell>
        </table:table-row>
        <table:table-row table:style-name="ro1">
          <table:table-cell office:value-type="float" office:value="323.801" calcext:value-type="float">
            <text:p>323.801</text:p>
          </table:table-cell>
          <table:table-cell office:value-type="float" office:value="121.645" calcext:value-type="float">
            <text:p>121.645</text:p>
          </table:table-cell>
        </table:table-row>
        <table:table-row table:style-name="ro1">
          <table:table-cell office:value-type="float" office:value="324.874" calcext:value-type="float">
            <text:p>324.874</text:p>
          </table:table-cell>
          <table:table-cell office:value-type="float" office:value="122.57" calcext:value-type="float">
            <text:p>122.57</text:p>
          </table:table-cell>
        </table:table-row>
        <table:table-row table:style-name="ro1">
          <table:table-cell office:value-type="float" office:value="325.884" calcext:value-type="float">
            <text:p>325.884</text:p>
          </table:table-cell>
          <table:table-cell office:value-type="float" office:value="122.885" calcext:value-type="float">
            <text:p>122.885</text:p>
          </table:table-cell>
        </table:table-row>
        <table:table-row table:style-name="ro1">
          <table:table-cell office:value-type="float" office:value="326.89" calcext:value-type="float">
            <text:p>326.89</text:p>
          </table:table-cell>
          <table:table-cell office:value-type="float" office:value="123.438" calcext:value-type="float">
            <text:p>123.438</text:p>
          </table:table-cell>
        </table:table-row>
        <table:table-row table:style-name="ro1">
          <table:table-cell office:value-type="float" office:value="327.926" calcext:value-type="float">
            <text:p>327.926</text:p>
          </table:table-cell>
          <table:table-cell office:value-type="float" office:value="123.86" calcext:value-type="float">
            <text:p>123.86</text:p>
          </table:table-cell>
        </table:table-row>
        <table:table-row table:style-name="ro1">
          <table:table-cell office:value-type="float" office:value="328.929" calcext:value-type="float">
            <text:p>328.929</text:p>
          </table:table-cell>
          <table:table-cell office:value-type="float" office:value="124.183" calcext:value-type="float">
            <text:p>124.183</text:p>
          </table:table-cell>
        </table:table-row>
        <table:table-row table:style-name="ro1">
          <table:table-cell office:value-type="float" office:value="329.949" calcext:value-type="float">
            <text:p>329.949</text:p>
          </table:table-cell>
          <table:table-cell office:value-type="float" office:value="124.722" calcext:value-type="float">
            <text:p>124.722</text:p>
          </table:table-cell>
        </table:table-row>
        <table:table-row table:style-name="ro1">
          <table:table-cell office:value-type="float" office:value="330.968" calcext:value-type="float">
            <text:p>330.968</text:p>
          </table:table-cell>
          <table:table-cell office:value-type="float" office:value="125.068" calcext:value-type="float">
            <text:p>125.068</text:p>
          </table:table-cell>
        </table:table-row>
        <table:table-row table:style-name="ro1">
          <table:table-cell office:value-type="float" office:value="331.988" calcext:value-type="float">
            <text:p>331.988</text:p>
          </table:table-cell>
          <table:table-cell office:value-type="float" office:value="125.29" calcext:value-type="float">
            <text:p>125.29</text:p>
          </table:table-cell>
        </table:table-row>
        <table:table-row table:style-name="ro1">
          <table:table-cell office:value-type="float" office:value="332.991" calcext:value-type="float">
            <text:p>332.991</text:p>
          </table:table-cell>
          <table:table-cell office:value-type="float" office:value="126.175" calcext:value-type="float">
            <text:p>126.175</text:p>
          </table:table-cell>
        </table:table-row>
        <table:table-row table:style-name="ro1">
          <table:table-cell office:value-type="float" office:value="334.002" calcext:value-type="float">
            <text:p>334.002</text:p>
          </table:table-cell>
          <table:table-cell office:value-type="float" office:value="126.683" calcext:value-type="float">
            <text:p>126.683</text:p>
          </table:table-cell>
        </table:table-row>
        <table:table-row table:style-name="ro1">
          <table:table-cell office:value-type="float" office:value="335.014" calcext:value-type="float">
            <text:p>335.014</text:p>
          </table:table-cell>
          <table:table-cell office:value-type="float" office:value="126.808" calcext:value-type="float">
            <text:p>126.808</text:p>
          </table:table-cell>
        </table:table-row>
        <table:table-row table:style-name="ro1">
          <table:table-cell office:value-type="float" office:value="336.279" calcext:value-type="float">
            <text:p>336.279</text:p>
          </table:table-cell>
          <table:table-cell office:value-type="float" office:value="127.02" calcext:value-type="float">
            <text:p>127.02</text:p>
          </table:table-cell>
        </table:table-row>
        <table:table-row table:style-name="ro1">
          <table:table-cell office:value-type="float" office:value="337.09" calcext:value-type="float">
            <text:p>337.09</text:p>
          </table:table-cell>
          <table:table-cell office:value-type="float" office:value="124.195" calcext:value-type="float">
            <text:p>124.195</text:p>
          </table:table-cell>
        </table:table-row>
        <table:table-row table:style-name="ro1">
          <table:table-cell office:value-type="float" office:value="338.08" calcext:value-type="float">
            <text:p>338.08</text:p>
          </table:table-cell>
          <table:table-cell office:value-type="float" office:value="124.218" calcext:value-type="float">
            <text:p>124.218</text:p>
          </table:table-cell>
        </table:table-row>
        <table:table-row table:style-name="ro1">
          <table:table-cell office:value-type="float" office:value="339.119" calcext:value-type="float">
            <text:p>339.119</text:p>
          </table:table-cell>
          <table:table-cell office:value-type="float" office:value="124.245" calcext:value-type="float">
            <text:p>124.245</text:p>
          </table:table-cell>
        </table:table-row>
        <table:table-row table:style-name="ro1">
          <table:table-cell office:value-type="float" office:value="340.161" calcext:value-type="float">
            <text:p>340.161</text:p>
          </table:table-cell>
          <table:table-cell office:value-type="float" office:value="124.25" calcext:value-type="float">
            <text:p>124.25</text:p>
          </table:table-cell>
        </table:table-row>
        <table:table-row table:style-name="ro1">
          <table:table-cell office:value-type="float" office:value="341.171" calcext:value-type="float">
            <text:p>341.171</text:p>
          </table:table-cell>
          <table:table-cell office:value-type="float" office:value="124.62" calcext:value-type="float">
            <text:p>124.62</text:p>
          </table:table-cell>
        </table:table-row>
        <table:table-row table:style-name="ro1">
          <table:table-cell office:value-type="float" office:value="342.21" calcext:value-type="float">
            <text:p>342.21</text:p>
          </table:table-cell>
          <table:table-cell office:value-type="float" office:value="128.113" calcext:value-type="float">
            <text:p>128.113</text:p>
          </table:table-cell>
        </table:table-row>
        <table:table-row table:style-name="ro1">
          <table:table-cell office:value-type="float" office:value="343.251" calcext:value-type="float">
            <text:p>343.251</text:p>
          </table:table-cell>
          <table:table-cell office:value-type="float" office:value="128.312" calcext:value-type="float">
            <text:p>128.312</text:p>
          </table:table-cell>
        </table:table-row>
        <table:table-row table:style-name="ro1">
          <table:table-cell office:value-type="float" office:value="344.29" calcext:value-type="float">
            <text:p>344.29</text:p>
          </table:table-cell>
          <table:table-cell office:value-type="float" office:value="128.66" calcext:value-type="float">
            <text:p>128.66</text:p>
          </table:table-cell>
        </table:table-row>
        <table:table-row table:style-name="ro1">
          <table:table-cell office:value-type="float" office:value="345.28" calcext:value-type="float">
            <text:p>345.28</text:p>
          </table:table-cell>
          <table:table-cell office:value-type="float" office:value="128.995" calcext:value-type="float">
            <text:p>128.995</text:p>
          </table:table-cell>
        </table:table-row>
        <table:table-row table:style-name="ro1">
          <table:table-cell office:value-type="float" office:value="346.269" calcext:value-type="float">
            <text:p>346.269</text:p>
          </table:table-cell>
          <table:table-cell office:value-type="float" office:value="131.385" calcext:value-type="float">
            <text:p>131.385</text:p>
          </table:table-cell>
        </table:table-row>
        <table:table-row table:style-name="ro1">
          <table:table-cell office:value-type="float" office:value="347.275" calcext:value-type="float">
            <text:p>347.275</text:p>
          </table:table-cell>
          <table:table-cell office:value-type="float" office:value="130.315" calcext:value-type="float">
            <text:p>130.315</text:p>
          </table:table-cell>
        </table:table-row>
        <table:table-row table:style-name="ro1">
          <table:table-cell office:value-type="float" office:value="348.289" calcext:value-type="float">
            <text:p>348.289</text:p>
          </table:table-cell>
          <table:table-cell office:value-type="float" office:value="130.472" calcext:value-type="float">
            <text:p>130.472</text:p>
          </table:table-cell>
        </table:table-row>
        <table:table-row table:style-name="ro1">
          <table:table-cell office:value-type="float" office:value="349.277" calcext:value-type="float">
            <text:p>349.277</text:p>
          </table:table-cell>
          <table:table-cell office:value-type="float" office:value="130.463" calcext:value-type="float">
            <text:p>130.463</text:p>
          </table:table-cell>
        </table:table-row>
        <table:table-row table:style-name="ro1">
          <table:table-cell office:value-type="float" office:value="350.297" calcext:value-type="float">
            <text:p>350.297</text:p>
          </table:table-cell>
          <table:table-cell office:value-type="float" office:value="130.455" calcext:value-type="float">
            <text:p>130.455</text:p>
          </table:table-cell>
        </table:table-row>
        <table:table-row table:style-name="ro1">
          <table:table-cell office:value-type="float" office:value="351.275" calcext:value-type="float">
            <text:p>351.275</text:p>
          </table:table-cell>
          <table:table-cell office:value-type="float" office:value="130.445" calcext:value-type="float">
            <text:p>130.445</text:p>
          </table:table-cell>
        </table:table-row>
        <table:table-row table:style-name="ro1">
          <table:table-cell office:value-type="float" office:value="352.276" calcext:value-type="float">
            <text:p>352.276</text:p>
          </table:table-cell>
          <table:table-cell office:value-type="float" office:value="130.447" calcext:value-type="float">
            <text:p>130.447</text:p>
          </table:table-cell>
        </table:table-row>
        <table:table-row table:style-name="ro1">
          <table:table-cell office:value-type="float" office:value="353.271" calcext:value-type="float">
            <text:p>353.271</text:p>
          </table:table-cell>
          <table:table-cell office:value-type="float" office:value="130.442" calcext:value-type="float">
            <text:p>130.442</text:p>
          </table:table-cell>
        </table:table-row>
        <table:table-row table:style-name="ro1">
          <table:table-cell office:value-type="float" office:value="354.279" calcext:value-type="float">
            <text:p>354.279</text:p>
          </table:table-cell>
          <table:table-cell office:value-type="float" office:value="130.445" calcext:value-type="float">
            <text:p>130.445</text:p>
          </table:table-cell>
        </table:table-row>
        <table:table-row table:style-name="ro1">
          <table:table-cell office:value-type="float" office:value="355.273" calcext:value-type="float">
            <text:p>355.273</text:p>
          </table:table-cell>
          <table:table-cell office:value-type="float" office:value="130.445" calcext:value-type="float">
            <text:p>130.445</text:p>
          </table:table-cell>
        </table:table-row>
        <table:table-row table:style-name="ro1">
          <table:table-cell office:value-type="float" office:value="356.273" calcext:value-type="float">
            <text:p>356.273</text:p>
          </table:table-cell>
          <table:table-cell office:value-type="float" office:value="130.447" calcext:value-type="float">
            <text:p>130.447</text:p>
          </table:table-cell>
        </table:table-row>
        <table:table-row table:style-name="ro1">
          <table:table-cell office:value-type="float" office:value="357.313" calcext:value-type="float">
            <text:p>357.313</text:p>
          </table:table-cell>
          <table:table-cell office:value-type="float" office:value="133.627" calcext:value-type="float">
            <text:p>133.627</text:p>
          </table:table-cell>
        </table:table-row>
        <table:table-row table:style-name="ro1">
          <table:table-cell office:value-type="float" office:value="358.312" calcext:value-type="float">
            <text:p>358.312</text:p>
          </table:table-cell>
          <table:table-cell office:value-type="float" office:value="135.86" calcext:value-type="float">
            <text:p>135.86</text:p>
          </table:table-cell>
        </table:table-row>
        <table:table-row table:style-name="ro1">
          <table:table-cell office:value-type="float" office:value="359.347" calcext:value-type="float">
            <text:p>359.347</text:p>
          </table:table-cell>
          <table:table-cell office:value-type="float" office:value="136.218" calcext:value-type="float">
            <text:p>136.218</text:p>
          </table:table-cell>
        </table:table-row>
        <table:table-row table:style-name="ro1">
          <table:table-cell office:value-type="float" office:value="360.407" calcext:value-type="float">
            <text:p>360.407</text:p>
          </table:table-cell>
          <table:table-cell office:value-type="float" office:value="136.465" calcext:value-type="float">
            <text:p>136.465</text:p>
          </table:table-cell>
        </table:table-row>
        <table:table-row table:style-name="ro1">
          <table:table-cell office:value-type="float" office:value="361.438" calcext:value-type="float">
            <text:p>361.438</text:p>
          </table:table-cell>
          <table:table-cell office:value-type="float" office:value="137.015" calcext:value-type="float">
            <text:p>137.015</text:p>
          </table:table-cell>
        </table:table-row>
        <table:table-row table:style-name="ro1">
          <table:table-cell office:value-type="float" office:value="362.454" calcext:value-type="float">
            <text:p>362.454</text:p>
          </table:table-cell>
          <table:table-cell office:value-type="float" office:value="137.43" calcext:value-type="float">
            <text:p>137.43</text:p>
          </table:table-cell>
        </table:table-row>
        <table:table-row table:style-name="ro1">
          <table:table-cell office:value-type="float" office:value="363.432" calcext:value-type="float">
            <text:p>363.432</text:p>
          </table:table-cell>
          <table:table-cell office:value-type="float" office:value="137.71" calcext:value-type="float">
            <text:p>137.71</text:p>
          </table:table-cell>
        </table:table-row>
        <table:table-row table:style-name="ro1">
          <table:table-cell office:value-type="float" office:value="364.42" calcext:value-type="float">
            <text:p>364.42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65.432" calcext:value-type="float">
            <text:p>365.432</text:p>
          </table:table-cell>
          <table:table-cell office:value-type="float" office:value="138.505" calcext:value-type="float">
            <text:p>138.505</text:p>
          </table:table-cell>
        </table:table-row>
        <table:table-row table:style-name="ro1">
          <table:table-cell office:value-type="float" office:value="366.442" calcext:value-type="float">
            <text:p>366.442</text:p>
          </table:table-cell>
          <table:table-cell office:value-type="float" office:value="138.822" calcext:value-type="float">
            <text:p>138.822</text:p>
          </table:table-cell>
        </table:table-row>
        <table:table-row table:style-name="ro1">
          <table:table-cell office:value-type="float" office:value="367.478" calcext:value-type="float">
            <text:p>367.478</text:p>
          </table:table-cell>
          <table:table-cell office:value-type="float" office:value="140.68" calcext:value-type="float">
            <text:p>140.68</text:p>
          </table:table-cell>
        </table:table-row>
        <table:table-row table:style-name="ro1">
          <table:table-cell office:value-type="float" office:value="368.475" calcext:value-type="float">
            <text:p>368.475</text:p>
          </table:table-cell>
          <table:table-cell office:value-type="float" office:value="141.178" calcext:value-type="float">
            <text:p>141.178</text:p>
          </table:table-cell>
        </table:table-row>
        <table:table-row table:style-name="ro1">
          <table:table-cell office:value-type="float" office:value="369.464" calcext:value-type="float">
            <text:p>369.464</text:p>
          </table:table-cell>
          <table:table-cell office:value-type="float" office:value="139.403" calcext:value-type="float">
            <text:p>139.403</text:p>
          </table:table-cell>
        </table:table-row>
        <table:table-row table:style-name="ro1">
          <table:table-cell office:value-type="float" office:value="370.456" calcext:value-type="float">
            <text:p>370.456</text:p>
          </table:table-cell>
          <table:table-cell office:value-type="float" office:value="141.92" calcext:value-type="float">
            <text:p>141.92</text:p>
          </table:table-cell>
        </table:table-row>
        <table:table-row table:style-name="ro1">
          <table:table-cell office:value-type="float" office:value="371.479" calcext:value-type="float">
            <text:p>371.479</text:p>
          </table:table-cell>
          <table:table-cell office:value-type="float" office:value="142.28" calcext:value-type="float">
            <text:p>142.28</text:p>
          </table:table-cell>
        </table:table-row>
        <table:table-row table:style-name="ro1">
          <table:table-cell office:value-type="float" office:value="372.476" calcext:value-type="float">
            <text:p>372.476</text:p>
          </table:table-cell>
          <table:table-cell office:value-type="float" office:value="142.653" calcext:value-type="float">
            <text:p>142.653</text:p>
          </table:table-cell>
        </table:table-row>
        <table:table-row table:style-name="ro1">
          <table:table-cell office:value-type="float" office:value="373.511" calcext:value-type="float">
            <text:p>373.511</text:p>
          </table:table-cell>
          <table:table-cell office:value-type="float" office:value="142.923" calcext:value-type="float">
            <text:p>142.923</text:p>
          </table:table-cell>
        </table:table-row>
        <table:table-row table:style-name="ro1">
          <table:table-cell office:value-type="float" office:value="374.513" calcext:value-type="float">
            <text:p>374.513</text:p>
          </table:table-cell>
          <table:table-cell office:value-type="float" office:value="141.655" calcext:value-type="float">
            <text:p>141.655</text:p>
          </table:table-cell>
        </table:table-row>
        <table:table-row table:style-name="ro1">
          <table:table-cell office:value-type="float" office:value="375.519" calcext:value-type="float">
            <text:p>375.519</text:p>
          </table:table-cell>
          <table:table-cell office:value-type="float" office:value="141.627" calcext:value-type="float">
            <text:p>141.627</text:p>
          </table:table-cell>
        </table:table-row>
        <table:table-row table:style-name="ro1">
          <table:table-cell office:value-type="float" office:value="376.577" calcext:value-type="float">
            <text:p>376.577</text:p>
          </table:table-cell>
          <table:table-cell office:value-type="float" office:value="141.685" calcext:value-type="float">
            <text:p>141.685</text:p>
          </table:table-cell>
        </table:table-row>
        <table:table-row table:style-name="ro1">
          <table:table-cell office:value-type="float" office:value="377.575" calcext:value-type="float">
            <text:p>377.575</text:p>
          </table:table-cell>
          <table:table-cell office:value-type="float" office:value="143.623" calcext:value-type="float">
            <text:p>143.623</text:p>
          </table:table-cell>
        </table:table-row>
        <table:table-row table:style-name="ro1">
          <table:table-cell office:value-type="float" office:value="378.565" calcext:value-type="float">
            <text:p>378.565</text:p>
          </table:table-cell>
          <table:table-cell office:value-type="float" office:value="143.81" calcext:value-type="float">
            <text:p>143.81</text:p>
          </table:table-cell>
        </table:table-row>
        <table:table-row table:style-name="ro1">
          <table:table-cell office:value-type="float" office:value="379.584" calcext:value-type="float">
            <text:p>379.584</text:p>
          </table:table-cell>
          <table:table-cell office:value-type="float" office:value="144.035" calcext:value-type="float">
            <text:p>144.035</text:p>
          </table:table-cell>
        </table:table-row>
        <table:table-row table:style-name="ro1">
          <table:table-cell office:value-type="float" office:value="380.624" calcext:value-type="float">
            <text:p>380.624</text:p>
          </table:table-cell>
          <table:table-cell office:value-type="float" office:value="144.138" calcext:value-type="float">
            <text:p>144.138</text:p>
          </table:table-cell>
        </table:table-row>
        <table:table-row table:style-name="ro1">
          <table:table-cell office:value-type="float" office:value="381.637" calcext:value-type="float">
            <text:p>381.637</text:p>
          </table:table-cell>
          <table:table-cell office:value-type="float" office:value="144.28" calcext:value-type="float">
            <text:p>144.28</text:p>
          </table:table-cell>
        </table:table-row>
        <table:table-row table:style-name="ro1">
          <table:table-cell office:value-type="float" office:value="382.627" calcext:value-type="float">
            <text:p>382.627</text:p>
          </table:table-cell>
          <table:table-cell office:value-type="float" office:value="144.488" calcext:value-type="float">
            <text:p>144.488</text:p>
          </table:table-cell>
        </table:table-row>
        <table:table-row table:style-name="ro1">
          <table:table-cell office:value-type="float" office:value="383.616" calcext:value-type="float">
            <text:p>383.616</text:p>
          </table:table-cell>
          <table:table-cell office:value-type="float" office:value="144.735" calcext:value-type="float">
            <text:p>144.735</text:p>
          </table:table-cell>
        </table:table-row>
        <table:table-row table:style-name="ro1">
          <table:table-cell office:value-type="float" office:value="384.62" calcext:value-type="float">
            <text:p>384.62</text:p>
          </table:table-cell>
          <table:table-cell office:value-type="float" office:value="144.955" calcext:value-type="float">
            <text:p>144.955</text:p>
          </table:table-cell>
        </table:table-row>
        <table:table-row table:style-name="ro1">
          <table:table-cell office:value-type="float" office:value="385.617" calcext:value-type="float">
            <text:p>385.617</text:p>
          </table:table-cell>
          <table:table-cell office:value-type="float" office:value="145.395" calcext:value-type="float">
            <text:p>145.395</text:p>
          </table:table-cell>
        </table:table-row>
        <table:table-row table:style-name="ro1">
          <table:table-cell office:value-type="float" office:value="386.646" calcext:value-type="float">
            <text:p>386.646</text:p>
          </table:table-cell>
          <table:table-cell office:value-type="float" office:value="145.92" calcext:value-type="float">
            <text:p>145.92</text:p>
          </table:table-cell>
        </table:table-row>
        <table:table-row table:style-name="ro1">
          <table:table-cell office:value-type="float" office:value="387.663" calcext:value-type="float">
            <text:p>387.663</text:p>
          </table:table-cell>
          <table:table-cell office:value-type="float" office:value="145.863" calcext:value-type="float">
            <text:p>145.863</text:p>
          </table:table-cell>
        </table:table-row>
        <table:table-row table:style-name="ro1">
          <table:table-cell office:value-type="float" office:value="388.669" calcext:value-type="float">
            <text:p>388.669</text:p>
          </table:table-cell>
          <table:table-cell office:value-type="float" office:value="146.938" calcext:value-type="float">
            <text:p>146.938</text:p>
          </table:table-cell>
        </table:table-row>
        <table:table-row table:style-name="ro1">
          <table:table-cell office:value-type="float" office:value="389.671" calcext:value-type="float">
            <text:p>389.671</text:p>
          </table:table-cell>
          <table:table-cell office:value-type="float" office:value="146.525" calcext:value-type="float">
            <text:p>146.525</text:p>
          </table:table-cell>
        </table:table-row>
        <table:table-row table:style-name="ro1">
          <table:table-cell office:value-type="float" office:value="390.719" calcext:value-type="float">
            <text:p>390.719</text:p>
          </table:table-cell>
          <table:table-cell office:value-type="float" office:value="144.352" calcext:value-type="float">
            <text:p>144.352</text:p>
          </table:table-cell>
        </table:table-row>
        <table:table-row table:style-name="ro1">
          <table:table-cell office:value-type="float" office:value="391.719" calcext:value-type="float">
            <text:p>391.719</text:p>
          </table:table-cell>
          <table:table-cell office:value-type="float" office:value="144.433" calcext:value-type="float">
            <text:p>144.433</text:p>
          </table:table-cell>
        </table:table-row>
        <table:table-row table:style-name="ro1">
          <table:table-cell office:value-type="float" office:value="392.739" calcext:value-type="float">
            <text:p>392.739</text:p>
          </table:table-cell>
          <table:table-cell office:value-type="float" office:value="144.49" calcext:value-type="float">
            <text:p>144.49</text:p>
          </table:table-cell>
        </table:table-row>
        <table:table-row table:style-name="ro1">
          <table:table-cell office:value-type="float" office:value="393.747" calcext:value-type="float">
            <text:p>393.747</text:p>
          </table:table-cell>
          <table:table-cell office:value-type="float" office:value="144.51" calcext:value-type="float">
            <text:p>144.51</text:p>
          </table:table-cell>
        </table:table-row>
        <table:table-row table:style-name="ro1">
          <table:table-cell office:value-type="float" office:value="394.77" calcext:value-type="float">
            <text:p>394.77</text:p>
          </table:table-cell>
          <table:table-cell office:value-type="float" office:value="144.567" calcext:value-type="float">
            <text:p>144.567</text:p>
          </table:table-cell>
        </table:table-row>
        <table:table-row table:style-name="ro1">
          <table:table-cell office:value-type="float" office:value="395.762" calcext:value-type="float">
            <text:p>395.762</text:p>
          </table:table-cell>
          <table:table-cell office:value-type="float" office:value="144.657" calcext:value-type="float">
            <text:p>144.657</text:p>
          </table:table-cell>
        </table:table-row>
        <table:table-row table:style-name="ro1">
          <table:table-cell office:value-type="float" office:value="396.772" calcext:value-type="float">
            <text:p>396.772</text:p>
          </table:table-cell>
          <table:table-cell office:value-type="float" office:value="144.69" calcext:value-type="float">
            <text:p>144.69</text:p>
          </table:table-cell>
        </table:table-row>
        <table:table-row table:style-name="ro1">
          <table:table-cell office:value-type="float" office:value="397.747" calcext:value-type="float">
            <text:p>397.747</text:p>
          </table:table-cell>
          <table:table-cell office:value-type="float" office:value="144.692" calcext:value-type="float">
            <text:p>144.692</text:p>
          </table:table-cell>
        </table:table-row>
        <table:table-row table:style-name="ro1">
          <table:table-cell office:value-type="float" office:value="398.778" calcext:value-type="float">
            <text:p>398.778</text:p>
          </table:table-cell>
          <table:table-cell office:value-type="float" office:value="144.695" calcext:value-type="float">
            <text:p>144.695</text:p>
          </table:table-cell>
        </table:table-row>
        <table:table-row table:style-name="ro1">
          <table:table-cell office:value-type="float" office:value="399.77" calcext:value-type="float">
            <text:p>399.77</text:p>
          </table:table-cell>
          <table:table-cell office:value-type="float" office:value="144.812" calcext:value-type="float">
            <text:p>144.812</text:p>
          </table:table-cell>
        </table:table-row>
        <table:table-row table:style-name="ro1">
          <table:table-cell office:value-type="float" office:value="400.8" calcext:value-type="float">
            <text:p>400.8</text:p>
          </table:table-cell>
          <table:table-cell office:value-type="float" office:value="149.16" calcext:value-type="float">
            <text:p>149.16</text:p>
          </table:table-cell>
        </table:table-row>
        <table:table-row table:style-name="ro1">
          <table:table-cell office:value-type="float" office:value="401.803" calcext:value-type="float">
            <text:p>401.803</text:p>
          </table:table-cell>
          <table:table-cell office:value-type="float" office:value="150.885" calcext:value-type="float">
            <text:p>150.885</text:p>
          </table:table-cell>
        </table:table-row>
        <table:table-row table:style-name="ro1">
          <table:table-cell office:value-type="float" office:value="402.826" calcext:value-type="float">
            <text:p>402.826</text:p>
          </table:table-cell>
          <table:table-cell office:value-type="float" office:value="148.49" calcext:value-type="float">
            <text:p>148.49</text:p>
          </table:table-cell>
        </table:table-row>
        <table:table-row table:style-name="ro1">
          <table:table-cell office:value-type="float" office:value="403.874" calcext:value-type="float">
            <text:p>403.874</text:p>
          </table:table-cell>
          <table:table-cell office:value-type="float" office:value="148.34" calcext:value-type="float">
            <text:p>148.34</text:p>
          </table:table-cell>
        </table:table-row>
        <table:table-row table:style-name="ro1">
          <table:table-cell office:value-type="float" office:value="404.895" calcext:value-type="float">
            <text:p>404.895</text:p>
          </table:table-cell>
          <table:table-cell office:value-type="float" office:value="148.338" calcext:value-type="float">
            <text:p>148.338</text:p>
          </table:table-cell>
        </table:table-row>
        <table:table-row table:style-name="ro1">
          <table:table-cell office:value-type="float" office:value="405.896" calcext:value-type="float">
            <text:p>405.896</text:p>
          </table:table-cell>
          <table:table-cell office:value-type="float" office:value="148.335" calcext:value-type="float">
            <text:p>148.335</text:p>
          </table:table-cell>
        </table:table-row>
        <table:table-row table:style-name="ro1">
          <table:table-cell office:value-type="float" office:value="406.935" calcext:value-type="float">
            <text:p>406.935</text:p>
          </table:table-cell>
          <table:table-cell office:value-type="float" office:value="148.335" calcext:value-type="float">
            <text:p>148.335</text:p>
          </table:table-cell>
        </table:table-row>
        <table:table-row table:style-name="ro1">
          <table:table-cell office:value-type="float" office:value="407.943" calcext:value-type="float">
            <text:p>407.943</text:p>
          </table:table-cell>
          <table:table-cell office:value-type="float" office:value="148.333" calcext:value-type="float">
            <text:p>148.333</text:p>
          </table:table-cell>
        </table:table-row>
        <table:table-row table:style-name="ro1">
          <table:table-cell office:value-type="float" office:value="408.948" calcext:value-type="float">
            <text:p>408.948</text:p>
          </table:table-cell>
          <table:table-cell office:value-type="float" office:value="149.188" calcext:value-type="float">
            <text:p>149.188</text:p>
          </table:table-cell>
        </table:table-row>
        <table:table-row table:style-name="ro1">
          <table:table-cell office:value-type="float" office:value="409.982" calcext:value-type="float">
            <text:p>409.982</text:p>
          </table:table-cell>
          <table:table-cell office:value-type="float" office:value="151.287" calcext:value-type="float">
            <text:p>151.287</text:p>
          </table:table-cell>
        </table:table-row>
        <table:table-row table:style-name="ro1">
          <table:table-cell office:value-type="float" office:value="410.981" calcext:value-type="float">
            <text:p>410.981</text:p>
          </table:table-cell>
          <table:table-cell office:value-type="float" office:value="151.565" calcext:value-type="float">
            <text:p>151.565</text:p>
          </table:table-cell>
        </table:table-row>
        <table:table-row table:style-name="ro1">
          <table:table-cell office:value-type="float" office:value="412.024" calcext:value-type="float">
            <text:p>412.024</text:p>
          </table:table-cell>
          <table:table-cell office:value-type="float" office:value="151.643" calcext:value-type="float">
            <text:p>151.643</text:p>
          </table:table-cell>
        </table:table-row>
        <table:table-row table:style-name="ro1">
          <table:table-cell office:value-type="float" office:value="413.107" calcext:value-type="float">
            <text:p>413.107</text:p>
          </table:table-cell>
          <table:table-cell office:value-type="float" office:value="152.113" calcext:value-type="float">
            <text:p>152.113</text:p>
          </table:table-cell>
        </table:table-row>
        <table:table-row table:style-name="ro1">
          <table:table-cell office:value-type="float" office:value="414.111" calcext:value-type="float">
            <text:p>414.111</text:p>
          </table:table-cell>
          <table:table-cell office:value-type="float" office:value="152.097" calcext:value-type="float">
            <text:p>152.097</text:p>
          </table:table-cell>
        </table:table-row>
        <table:table-row table:style-name="ro1">
          <table:table-cell office:value-type="float" office:value="415.122" calcext:value-type="float">
            <text:p>415.122</text:p>
          </table:table-cell>
          <table:table-cell office:value-type="float" office:value="151.977" calcext:value-type="float">
            <text:p>151.977</text:p>
          </table:table-cell>
        </table:table-row>
        <table:table-row table:style-name="ro1">
          <table:table-cell office:value-type="float" office:value="416.125" calcext:value-type="float">
            <text:p>416.125</text:p>
          </table:table-cell>
          <table:table-cell office:value-type="float" office:value="154.833" calcext:value-type="float">
            <text:p>154.833</text:p>
          </table:table-cell>
        </table:table-row>
        <table:table-row table:style-name="ro1">
          <table:table-cell office:value-type="float" office:value="417.147" calcext:value-type="float">
            <text:p>417.147</text:p>
          </table:table-cell>
          <table:table-cell office:value-type="float" office:value="155.343" calcext:value-type="float">
            <text:p>155.343</text:p>
          </table:table-cell>
        </table:table-row>
        <table:table-row table:style-name="ro1">
          <table:table-cell office:value-type="float" office:value="418.089" calcext:value-type="float">
            <text:p>418.089</text:p>
          </table:table-cell>
          <table:table-cell office:value-type="float" office:value="155.377" calcext:value-type="float">
            <text:p>155.377</text:p>
          </table:table-cell>
        </table:table-row>
        <table:table-row table:style-name="ro1">
          <table:table-cell office:value-type="float" office:value="419.182" calcext:value-type="float">
            <text:p>419.182</text:p>
          </table:table-cell>
          <table:table-cell office:value-type="float" office:value="155.963" calcext:value-type="float">
            <text:p>155.963</text:p>
          </table:table-cell>
        </table:table-row>
        <table:table-row table:style-name="ro1">
          <table:table-cell office:value-type="float" office:value="420.179" calcext:value-type="float">
            <text:p>420.179</text:p>
          </table:table-cell>
          <table:table-cell office:value-type="float" office:value="152.815" calcext:value-type="float">
            <text:p>152.815</text:p>
          </table:table-cell>
        </table:table-row>
        <table:table-row table:style-name="ro1">
          <table:table-cell office:value-type="float" office:value="421.113" calcext:value-type="float">
            <text:p>421.113</text:p>
          </table:table-cell>
          <table:table-cell office:value-type="float" office:value="152.822" calcext:value-type="float">
            <text:p>152.822</text:p>
          </table:table-cell>
        </table:table-row>
        <table:table-row table:style-name="ro1">
          <table:table-cell office:value-type="float" office:value="422.19" calcext:value-type="float">
            <text:p>422.19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float" office:value="423.134" calcext:value-type="float">
            <text:p>423.134</text:p>
          </table:table-cell>
          <table:table-cell office:value-type="float" office:value="152.905" calcext:value-type="float">
            <text:p>152.905</text:p>
          </table:table-cell>
        </table:table-row>
        <table:table-row table:style-name="ro1">
          <table:table-cell office:value-type="float" office:value="424.141" calcext:value-type="float">
            <text:p>424.141</text:p>
          </table:table-cell>
          <table:table-cell office:value-type="float" office:value="153.055" calcext:value-type="float">
            <text:p>153.055</text:p>
          </table:table-cell>
        </table:table-row>
        <table:table-row table:style-name="ro1">
          <table:table-cell office:value-type="float" office:value="425.128" calcext:value-type="float">
            <text:p>425.128</text:p>
          </table:table-cell>
          <table:table-cell office:value-type="float" office:value="153.053" calcext:value-type="float">
            <text:p>153.053</text:p>
          </table:table-cell>
        </table:table-row>
        <table:table-row table:style-name="ro1">
          <table:table-cell office:value-type="float" office:value="426.133" calcext:value-type="float">
            <text:p>426.133</text:p>
          </table:table-cell>
          <table:table-cell office:value-type="float" office:value="153.14" calcext:value-type="float">
            <text:p>153.14</text:p>
          </table:table-cell>
        </table:table-row>
        <table:table-row table:style-name="ro1">
          <table:table-cell office:value-type="float" office:value="427.136" calcext:value-type="float">
            <text:p>427.136</text:p>
          </table:table-cell>
          <table:table-cell office:value-type="float" office:value="153.192" calcext:value-type="float">
            <text:p>153.192</text:p>
          </table:table-cell>
        </table:table-row>
        <table:table-row table:style-name="ro1">
          <table:table-cell office:value-type="float" office:value="428.17" calcext:value-type="float">
            <text:p>428.17</text:p>
          </table:table-cell>
          <table:table-cell office:value-type="float" office:value="154.23" calcext:value-type="float">
            <text:p>154.23</text:p>
          </table:table-cell>
        </table:table-row>
        <table:table-row table:style-name="ro1">
          <table:table-cell office:value-type="float" office:value="429.173" calcext:value-type="float">
            <text:p>429.173</text:p>
          </table:table-cell>
          <table:table-cell office:value-type="float" office:value="154.493" calcext:value-type="float">
            <text:p>154.493</text:p>
          </table:table-cell>
        </table:table-row>
        <table:table-row table:style-name="ro1">
          <table:table-cell office:value-type="float" office:value="430.212" calcext:value-type="float">
            <text:p>430.212</text:p>
          </table:table-cell>
          <table:table-cell office:value-type="float" office:value="154.667" calcext:value-type="float">
            <text:p>154.667</text:p>
          </table:table-cell>
        </table:table-row>
        <table:table-row table:style-name="ro1">
          <table:table-cell office:value-type="float" office:value="431.21" calcext:value-type="float">
            <text:p>431.21</text:p>
          </table:table-cell>
          <table:table-cell office:value-type="float" office:value="154.743" calcext:value-type="float">
            <text:p>154.743</text:p>
          </table:table-cell>
        </table:table-row>
        <table:table-row table:style-name="ro1">
          <table:table-cell office:value-type="float" office:value="432.213" calcext:value-type="float">
            <text:p>432.213</text:p>
          </table:table-cell>
          <table:table-cell office:value-type="float" office:value="155.373" calcext:value-type="float">
            <text:p>155.373</text:p>
          </table:table-cell>
        </table:table-row>
        <table:table-row table:style-name="ro1">
          <table:table-cell office:value-type="float" office:value="433.219" calcext:value-type="float">
            <text:p>433.219</text:p>
          </table:table-cell>
          <table:table-cell office:value-type="float" office:value="155.858" calcext:value-type="float">
            <text:p>155.858</text:p>
          </table:table-cell>
        </table:table-row>
        <table:table-row table:style-name="ro1">
          <table:table-cell office:value-type="float" office:value="434.227" calcext:value-type="float">
            <text:p>434.227</text:p>
          </table:table-cell>
          <table:table-cell office:value-type="float" office:value="156.132" calcext:value-type="float">
            <text:p>156.132</text:p>
          </table:table-cell>
        </table:table-row>
        <table:table-row table:style-name="ro1">
          <table:table-cell office:value-type="float" office:value="435.241" calcext:value-type="float">
            <text:p>435.241</text:p>
          </table:table-cell>
          <table:table-cell office:value-type="float" office:value="156.292" calcext:value-type="float">
            <text:p>156.292</text:p>
          </table:table-cell>
        </table:table-row>
        <table:table-row table:style-name="ro1">
          <table:table-cell office:value-type="float" office:value="436.288" calcext:value-type="float">
            <text:p>436.288</text:p>
          </table:table-cell>
          <table:table-cell office:value-type="float" office:value="156.65" calcext:value-type="float">
            <text:p>156.65</text:p>
          </table:table-cell>
        </table:table-row>
        <table:table-row table:style-name="ro1">
          <table:table-cell office:value-type="float" office:value="437.313" calcext:value-type="float">
            <text:p>437.313</text:p>
          </table:table-cell>
          <table:table-cell office:value-type="float" office:value="157.037" calcext:value-type="float">
            <text:p>157.037</text:p>
          </table:table-cell>
        </table:table-row>
        <table:table-row table:style-name="ro1">
          <table:table-cell office:value-type="float" office:value="438.326" calcext:value-type="float">
            <text:p>438.326</text:p>
          </table:table-cell>
          <table:table-cell office:value-type="float" office:value="157.26" calcext:value-type="float">
            <text:p>157.26</text:p>
          </table:table-cell>
        </table:table-row>
        <table:table-row table:style-name="ro1">
          <table:table-cell office:value-type="float" office:value="439.348" calcext:value-type="float">
            <text:p>439.348</text:p>
          </table:table-cell>
          <table:table-cell office:value-type="float" office:value="157.255" calcext:value-type="float">
            <text:p>157.255</text:p>
          </table:table-cell>
        </table:table-row>
        <table:table-row table:style-name="ro1">
          <table:table-cell office:value-type="float" office:value="440.363" calcext:value-type="float">
            <text:p>440.363</text:p>
          </table:table-cell>
          <table:table-cell office:value-type="float" office:value="157.338" calcext:value-type="float">
            <text:p>157.338</text:p>
          </table:table-cell>
        </table:table-row>
        <table:table-row table:style-name="ro1">
          <table:table-cell office:value-type="float" office:value="441.376" calcext:value-type="float">
            <text:p>441.376</text:p>
          </table:table-cell>
          <table:table-cell office:value-type="float" office:value="157.477" calcext:value-type="float">
            <text:p>157.477</text:p>
          </table:table-cell>
        </table:table-row>
        <table:table-row table:style-name="ro1">
          <table:table-cell office:value-type="float" office:value="442.398" calcext:value-type="float">
            <text:p>442.398</text:p>
          </table:table-cell>
          <table:table-cell office:value-type="float" office:value="157.888" calcext:value-type="float">
            <text:p>157.888</text:p>
          </table:table-cell>
        </table:table-row>
        <table:table-row table:style-name="ro1">
          <table:table-cell office:value-type="float" office:value="443.424" calcext:value-type="float">
            <text:p>443.424</text:p>
          </table:table-cell>
          <table:table-cell office:value-type="float" office:value="157.873" calcext:value-type="float">
            <text:p>157.873</text:p>
          </table:table-cell>
        </table:table-row>
        <table:table-row table:style-name="ro1">
          <table:table-cell office:value-type="float" office:value="444.425" calcext:value-type="float">
            <text:p>444.425</text:p>
          </table:table-cell>
          <table:table-cell office:value-type="float" office:value="157.863" calcext:value-type="float">
            <text:p>157.863</text:p>
          </table:table-cell>
        </table:table-row>
        <table:table-row table:style-name="ro1">
          <table:table-cell office:value-type="float" office:value="445.42" calcext:value-type="float">
            <text:p>445.42</text:p>
          </table:table-cell>
          <table:table-cell office:value-type="float" office:value="157.808" calcext:value-type="float">
            <text:p>157.808</text:p>
          </table:table-cell>
        </table:table-row>
        <table:table-row table:style-name="ro1">
          <table:table-cell office:value-type="float" office:value="446.427" calcext:value-type="float">
            <text:p>446.427</text:p>
          </table:table-cell>
          <table:table-cell office:value-type="float" office:value="157.787" calcext:value-type="float">
            <text:p>157.787</text:p>
          </table:table-cell>
        </table:table-row>
        <table:table-row table:style-name="ro1">
          <table:table-cell office:value-type="float" office:value="447.462" calcext:value-type="float">
            <text:p>447.462</text:p>
          </table:table-cell>
          <table:table-cell office:value-type="float" office:value="157.815" calcext:value-type="float">
            <text:p>157.815</text:p>
          </table:table-cell>
        </table:table-row>
        <table:table-row table:style-name="ro1">
          <table:table-cell office:value-type="float" office:value="448.459" calcext:value-type="float">
            <text:p>448.459</text:p>
          </table:table-cell>
          <table:table-cell office:value-type="float" office:value="157.787" calcext:value-type="float">
            <text:p>157.787</text:p>
          </table:table-cell>
        </table:table-row>
        <table:table-row table:style-name="ro1">
          <table:table-cell office:value-type="float" office:value="449.5" calcext:value-type="float">
            <text:p>449.5</text:p>
          </table:table-cell>
          <table:table-cell office:value-type="float" office:value="157.763" calcext:value-type="float">
            <text:p>157.763</text:p>
          </table:table-cell>
        </table:table-row>
        <table:table-row table:style-name="ro1">
          <table:table-cell office:value-type="float" office:value="450.546" calcext:value-type="float">
            <text:p>450.546</text:p>
          </table:table-cell>
          <table:table-cell office:value-type="float" office:value="157.745" calcext:value-type="float">
            <text:p>157.745</text:p>
          </table:table-cell>
        </table:table-row>
        <table:table-row table:style-name="ro1">
          <table:table-cell office:value-type="float" office:value="451.526" calcext:value-type="float">
            <text:p>451.526</text:p>
          </table:table-cell>
          <table:table-cell office:value-type="float" office:value="157.75" calcext:value-type="float">
            <text:p>157.75</text:p>
          </table:table-cell>
        </table:table-row>
        <table:table-row table:style-name="ro1">
          <table:table-cell office:value-type="float" office:value="452.56" calcext:value-type="float">
            <text:p>452.56</text:p>
          </table:table-cell>
          <table:table-cell office:value-type="float" office:value="157.735" calcext:value-type="float">
            <text:p>157.735</text:p>
          </table:table-cell>
        </table:table-row>
        <table:table-row table:style-name="ro1">
          <table:table-cell office:value-type="float" office:value="453.56" calcext:value-type="float">
            <text:p>453.56</text:p>
          </table:table-cell>
          <table:table-cell office:value-type="float" office:value="157.75" calcext:value-type="float">
            <text:p>157.75</text:p>
          </table:table-cell>
        </table:table-row>
        <table:table-row table:style-name="ro1">
          <table:table-cell office:value-type="float" office:value="454.559" calcext:value-type="float">
            <text:p>454.559</text:p>
          </table:table-cell>
          <table:table-cell office:value-type="float" office:value="157.743" calcext:value-type="float">
            <text:p>157.743</text:p>
          </table:table-cell>
        </table:table-row>
        <table:table-row table:style-name="ro1">
          <table:table-cell office:value-type="float" office:value="455.56" calcext:value-type="float">
            <text:p>455.56</text:p>
          </table:table-cell>
          <table:table-cell office:value-type="float" office:value="157.748" calcext:value-type="float">
            <text:p>157.748</text:p>
          </table:table-cell>
        </table:table-row>
        <table:table-row table:style-name="ro1">
          <table:table-cell office:value-type="float" office:value="456.565" calcext:value-type="float">
            <text:p>456.565</text:p>
          </table:table-cell>
          <table:table-cell office:value-type="float" office:value="157.733" calcext:value-type="float">
            <text:p>157.733</text:p>
          </table:table-cell>
        </table:table-row>
        <table:table-row table:style-name="ro1">
          <table:table-cell office:value-type="float" office:value="457.567" calcext:value-type="float">
            <text:p>457.567</text:p>
          </table:table-cell>
          <table:table-cell office:value-type="float" office:value="157.72" calcext:value-type="float">
            <text:p>157.72</text:p>
          </table:table-cell>
        </table:table-row>
        <table:table-row table:style-name="ro1">
          <table:table-cell office:value-type="float" office:value="458.582" calcext:value-type="float">
            <text:p>458.582</text:p>
          </table:table-cell>
          <table:table-cell office:value-type="float" office:value="157.735" calcext:value-type="float">
            <text:p>157.735</text:p>
          </table:table-cell>
        </table:table-row>
        <table:table-row table:style-name="ro1">
          <table:table-cell office:value-type="float" office:value="459.605" calcext:value-type="float">
            <text:p>459.605</text:p>
          </table:table-cell>
          <table:table-cell office:value-type="float" office:value="158.735" calcext:value-type="float">
            <text:p>158.735</text:p>
          </table:table-cell>
        </table:table-row>
        <table:table-row table:style-name="ro1">
          <table:table-cell office:value-type="float" office:value="460.635" calcext:value-type="float">
            <text:p>460.635</text:p>
          </table:table-cell>
          <table:table-cell office:value-type="float" office:value="159.007" calcext:value-type="float">
            <text:p>159.007</text:p>
          </table:table-cell>
        </table:table-row>
        <table:table-row table:style-name="ro1">
          <table:table-cell office:value-type="float" office:value="461.645" calcext:value-type="float">
            <text:p>461.645</text:p>
          </table:table-cell>
          <table:table-cell office:value-type="float" office:value="157.705" calcext:value-type="float">
            <text:p>157.705</text:p>
          </table:table-cell>
        </table:table-row>
        <table:table-row table:style-name="ro1">
          <table:table-cell office:value-type="float" office:value="462.699" calcext:value-type="float">
            <text:p>462.699</text:p>
          </table:table-cell>
          <table:table-cell office:value-type="float" office:value="157.662" calcext:value-type="float">
            <text:p>157.662</text:p>
          </table:table-cell>
        </table:table-row>
        <table:table-row table:style-name="ro1">
          <table:table-cell office:value-type="float" office:value="463.686" calcext:value-type="float">
            <text:p>463.686</text:p>
          </table:table-cell>
          <table:table-cell office:value-type="float" office:value="157.645" calcext:value-type="float">
            <text:p>157.645</text:p>
          </table:table-cell>
        </table:table-row>
        <table:table-row table:style-name="ro1">
          <table:table-cell office:value-type="float" office:value="464.684" calcext:value-type="float">
            <text:p>464.684</text:p>
          </table:table-cell>
          <table:table-cell office:value-type="float" office:value="157.623" calcext:value-type="float">
            <text:p>157.623</text:p>
          </table:table-cell>
        </table:table-row>
        <table:table-row table:style-name="ro1">
          <table:table-cell office:value-type="float" office:value="465.726" calcext:value-type="float">
            <text:p>465.726</text:p>
          </table:table-cell>
          <table:table-cell office:value-type="float" office:value="157.78" calcext:value-type="float">
            <text:p>157.78</text:p>
          </table:table-cell>
        </table:table-row>
        <table:table-row table:style-name="ro1">
          <table:table-cell office:value-type="float" office:value="466.772" calcext:value-type="float">
            <text:p>466.772</text:p>
          </table:table-cell>
          <table:table-cell office:value-type="float" office:value="157.65" calcext:value-type="float">
            <text:p>157.65</text:p>
          </table:table-cell>
        </table:table-row>
        <table:table-row table:style-name="ro1">
          <table:table-cell office:value-type="float" office:value="467.748" calcext:value-type="float">
            <text:p>467.748</text:p>
          </table:table-cell>
          <table:table-cell office:value-type="float" office:value="157.655" calcext:value-type="float">
            <text:p>157.655</text:p>
          </table:table-cell>
        </table:table-row>
        <table:table-row table:style-name="ro1">
          <table:table-cell office:value-type="float" office:value="468.789" calcext:value-type="float">
            <text:p>468.789</text:p>
          </table:table-cell>
          <table:table-cell office:value-type="float" office:value="157.618" calcext:value-type="float">
            <text:p>157.618</text:p>
          </table:table-cell>
        </table:table-row>
        <table:table-row table:style-name="ro1">
          <table:table-cell office:value-type="float" office:value="469.824" calcext:value-type="float">
            <text:p>469.824</text:p>
          </table:table-cell>
          <table:table-cell office:value-type="float" office:value="157.488" calcext:value-type="float">
            <text:p>157.488</text:p>
          </table:table-cell>
        </table:table-row>
        <table:table-row table:style-name="ro1">
          <table:table-cell office:value-type="float" office:value="470.778" calcext:value-type="float">
            <text:p>470.778</text:p>
          </table:table-cell>
          <table:table-cell office:value-type="float" office:value="157.553" calcext:value-type="float">
            <text:p>157.553</text:p>
          </table:table-cell>
        </table:table-row>
        <table:table-row table:style-name="ro1">
          <table:table-cell office:value-type="float" office:value="471.801" calcext:value-type="float">
            <text:p>471.801</text:p>
          </table:table-cell>
          <table:table-cell office:value-type="float" office:value="157.553" calcext:value-type="float">
            <text:p>157.553</text:p>
          </table:table-cell>
        </table:table-row>
        <table:table-row table:style-name="ro1">
          <table:table-cell office:value-type="float" office:value="472.794" calcext:value-type="float">
            <text:p>472.794</text:p>
          </table:table-cell>
          <table:table-cell office:value-type="float" office:value="157.56" calcext:value-type="float">
            <text:p>157.56</text:p>
          </table:table-cell>
        </table:table-row>
        <table:table-row table:style-name="ro1">
          <table:table-cell office:value-type="float" office:value="473.763" calcext:value-type="float">
            <text:p>473.763</text:p>
          </table:table-cell>
          <table:table-cell office:value-type="float" office:value="157.61" calcext:value-type="float">
            <text:p>157.61</text:p>
          </table:table-cell>
        </table:table-row>
        <table:table-row table:style-name="ro1">
          <table:table-cell office:value-type="float" office:value="474.786" calcext:value-type="float">
            <text:p>474.786</text:p>
          </table:table-cell>
          <table:table-cell office:value-type="float" office:value="157.58" calcext:value-type="float">
            <text:p>157.58</text:p>
          </table:table-cell>
        </table:table-row>
        <table:table-row table:style-name="ro1">
          <table:table-cell office:value-type="float" office:value="475.795" calcext:value-type="float">
            <text:p>475.795</text:p>
          </table:table-cell>
          <table:table-cell office:value-type="float" office:value="157.565" calcext:value-type="float">
            <text:p>157.565</text:p>
          </table:table-cell>
        </table:table-row>
        <table:table-row table:style-name="ro1">
          <table:table-cell office:value-type="float" office:value="476.822" calcext:value-type="float">
            <text:p>476.822</text:p>
          </table:table-cell>
          <table:table-cell office:value-type="float" office:value="157.548" calcext:value-type="float">
            <text:p>157.548</text:p>
          </table:table-cell>
        </table:table-row>
        <table:table-row table:style-name="ro1">
          <table:table-cell office:value-type="float" office:value="477.845" calcext:value-type="float">
            <text:p>477.845</text:p>
          </table:table-cell>
          <table:table-cell office:value-type="float" office:value="157.483" calcext:value-type="float">
            <text:p>157.483</text:p>
          </table:table-cell>
        </table:table-row>
        <table:table-row table:style-name="ro1">
          <table:table-cell office:value-type="float" office:value="478.888" calcext:value-type="float">
            <text:p>478.888</text:p>
          </table:table-cell>
          <table:table-cell office:value-type="float" office:value="157.442" calcext:value-type="float">
            <text:p>157.442</text:p>
          </table:table-cell>
        </table:table-row>
        <table:table-row table:style-name="ro1">
          <table:table-cell office:value-type="float" office:value="479.894" calcext:value-type="float">
            <text:p>479.894</text:p>
          </table:table-cell>
          <table:table-cell office:value-type="float" office:value="157.438" calcext:value-type="float">
            <text:p>157.438</text:p>
          </table:table-cell>
        </table:table-row>
        <table:table-row table:style-name="ro1">
          <table:table-cell office:value-type="float" office:value="480.926" calcext:value-type="float">
            <text:p>480.926</text:p>
          </table:table-cell>
          <table:table-cell office:value-type="float" office:value="157.445" calcext:value-type="float">
            <text:p>157.445</text:p>
          </table:table-cell>
        </table:table-row>
        <table:table-row table:style-name="ro1">
          <table:table-cell office:value-type="float" office:value="481.992" calcext:value-type="float">
            <text:p>481.992</text:p>
          </table:table-cell>
          <table:table-cell office:value-type="float" office:value="157.455" calcext:value-type="float">
            <text:p>157.455</text:p>
          </table:table-cell>
        </table:table-row>
        <table:table-row table:style-name="ro1">
          <table:table-cell office:value-type="float" office:value="483.03" calcext:value-type="float">
            <text:p>483.03</text:p>
          </table:table-cell>
          <table:table-cell office:value-type="float" office:value="157.442" calcext:value-type="float">
            <text:p>157.442</text:p>
          </table:table-cell>
        </table:table-row>
        <table:table-row table:style-name="ro1">
          <table:table-cell office:value-type="float" office:value="484.05" calcext:value-type="float">
            <text:p>484.05</text:p>
          </table:table-cell>
          <table:table-cell office:value-type="float" office:value="157.615" calcext:value-type="float">
            <text:p>157.615</text:p>
          </table:table-cell>
        </table:table-row>
        <table:table-row table:style-name="ro1">
          <table:table-cell office:value-type="float" office:value="485.041" calcext:value-type="float">
            <text:p>485.041</text:p>
          </table:table-cell>
          <table:table-cell office:value-type="float" office:value="157.588" calcext:value-type="float">
            <text:p>157.588</text:p>
          </table:table-cell>
        </table:table-row>
        <table:table-row table:style-name="ro1">
          <table:table-cell office:value-type="float" office:value="486.072" calcext:value-type="float">
            <text:p>486.072</text:p>
          </table:table-cell>
          <table:table-cell office:value-type="float" office:value="158.235" calcext:value-type="float">
            <text:p>158.235</text:p>
          </table:table-cell>
        </table:table-row>
        <table:table-row table:style-name="ro1">
          <table:table-cell office:value-type="float" office:value="487.063" calcext:value-type="float">
            <text:p>487.063</text:p>
          </table:table-cell>
          <table:table-cell office:value-type="float" office:value="157.773" calcext:value-type="float">
            <text:p>157.773</text:p>
          </table:table-cell>
        </table:table-row>
        <table:table-row table:style-name="ro1">
          <table:table-cell office:value-type="float" office:value="488.047" calcext:value-type="float">
            <text:p>488.047</text:p>
          </table:table-cell>
          <table:table-cell office:value-type="float" office:value="157.735" calcext:value-type="float">
            <text:p>157.735</text:p>
          </table:table-cell>
        </table:table-row>
        <table:table-row table:style-name="ro1">
          <table:table-cell office:value-type="float" office:value="489.041" calcext:value-type="float">
            <text:p>489.041</text:p>
          </table:table-cell>
          <table:table-cell office:value-type="float" office:value="157.752" calcext:value-type="float">
            <text:p>157.752</text:p>
          </table:table-cell>
        </table:table-row>
        <table:table-row table:style-name="ro1">
          <table:table-cell office:value-type="float" office:value="490.054" calcext:value-type="float">
            <text:p>490.054</text:p>
          </table:table-cell>
          <table:table-cell office:value-type="float" office:value="158.248" calcext:value-type="float">
            <text:p>158.248</text:p>
          </table:table-cell>
        </table:table-row>
        <table:table-row table:style-name="ro1">
          <table:table-cell office:value-type="float" office:value="491.058" calcext:value-type="float">
            <text:p>491.058</text:p>
          </table:table-cell>
          <table:table-cell office:value-type="float" office:value="158.09" calcext:value-type="float">
            <text:p>158.09</text:p>
          </table:table-cell>
        </table:table-row>
        <table:table-row table:style-name="ro1">
          <table:table-cell office:value-type="float" office:value="492.033" calcext:value-type="float">
            <text:p>492.033</text:p>
          </table:table-cell>
          <table:table-cell office:value-type="float" office:value="158.07" calcext:value-type="float">
            <text:p>158.07</text:p>
          </table:table-cell>
        </table:table-row>
        <table:table-row table:style-name="ro1">
          <table:table-cell office:value-type="float" office:value="493.105" calcext:value-type="float">
            <text:p>493.105</text:p>
          </table:table-cell>
          <table:table-cell office:value-type="float" office:value="158.083" calcext:value-type="float">
            <text:p>158.083</text:p>
          </table:table-cell>
        </table:table-row>
        <table:table-row table:style-name="ro1">
          <table:table-cell office:value-type="float" office:value="494.105" calcext:value-type="float">
            <text:p>494.105</text:p>
          </table:table-cell>
          <table:table-cell office:value-type="float" office:value="157.868" calcext:value-type="float">
            <text:p>157.868</text:p>
          </table:table-cell>
        </table:table-row>
        <table:table-row table:style-name="ro1">
          <table:table-cell office:value-type="float" office:value="495.096" calcext:value-type="float">
            <text:p>495.096</text:p>
          </table:table-cell>
          <table:table-cell office:value-type="float" office:value="158.05" calcext:value-type="float">
            <text:p>158.05</text:p>
          </table:table-cell>
        </table:table-row>
        <table:table-row table:style-name="ro1">
          <table:table-cell office:value-type="float" office:value="496.172" calcext:value-type="float">
            <text:p>496.172</text:p>
          </table:table-cell>
          <table:table-cell office:value-type="float" office:value="157.743" calcext:value-type="float">
            <text:p>157.743</text:p>
          </table:table-cell>
        </table:table-row>
        <table:table-row table:style-name="ro1">
          <table:table-cell office:value-type="float" office:value="497.17" calcext:value-type="float">
            <text:p>497.17</text:p>
          </table:table-cell>
          <table:table-cell office:value-type="float" office:value="157.873" calcext:value-type="float">
            <text:p>157.873</text:p>
          </table:table-cell>
        </table:table-row>
        <table:table-row table:style-name="ro1">
          <table:table-cell office:value-type="float" office:value="498.203" calcext:value-type="float">
            <text:p>498.203</text:p>
          </table:table-cell>
          <table:table-cell office:value-type="float" office:value="158.213" calcext:value-type="float">
            <text:p>158.213</text:p>
          </table:table-cell>
        </table:table-row>
        <table:table-row table:style-name="ro1">
          <table:table-cell office:value-type="float" office:value="499.17" calcext:value-type="float">
            <text:p>499.17</text:p>
          </table:table-cell>
          <table:table-cell office:value-type="float" office:value="158.298" calcext:value-type="float">
            <text:p>158.298</text:p>
          </table:table-cell>
        </table:table-row>
        <table:table-row table:style-name="ro1">
          <table:table-cell office:value-type="float" office:value="500.252" calcext:value-type="float">
            <text:p>500.252</text:p>
          </table:table-cell>
          <table:table-cell office:value-type="float" office:value="158.438" calcext:value-type="float">
            <text:p>158.438</text:p>
          </table:table-cell>
        </table:table-row>
        <table:table-row table:style-name="ro1">
          <table:table-cell office:value-type="float" office:value="501.272" calcext:value-type="float">
            <text:p>501.272</text:p>
          </table:table-cell>
          <table:table-cell office:value-type="float" office:value="158.825" calcext:value-type="float">
            <text:p>158.825</text:p>
          </table:table-cell>
        </table:table-row>
        <table:table-row table:style-name="ro1">
          <table:table-cell office:value-type="float" office:value="502.296" calcext:value-type="float">
            <text:p>502.296</text:p>
          </table:table-cell>
          <table:table-cell office:value-type="float" office:value="158.917" calcext:value-type="float">
            <text:p>158.917</text:p>
          </table:table-cell>
        </table:table-row>
        <table:table-row table:style-name="ro1">
          <table:table-cell office:value-type="float" office:value="503.254" calcext:value-type="float">
            <text:p>503.254</text:p>
          </table:table-cell>
          <table:table-cell office:value-type="float" office:value="158.815" calcext:value-type="float">
            <text:p>158.815</text:p>
          </table:table-cell>
        </table:table-row>
        <table:table-row table:style-name="ro1">
          <table:table-cell office:value-type="float" office:value="504.307" calcext:value-type="float">
            <text:p>504.307</text:p>
          </table:table-cell>
          <table:table-cell office:value-type="float" office:value="158.775" calcext:value-type="float">
            <text:p>158.775</text:p>
          </table:table-cell>
        </table:table-row>
        <table:table-row table:style-name="ro1">
          <table:table-cell office:value-type="float" office:value="505.329" calcext:value-type="float">
            <text:p>505.329</text:p>
          </table:table-cell>
          <table:table-cell office:value-type="float" office:value="158.817" calcext:value-type="float">
            <text:p>158.817</text:p>
          </table:table-cell>
        </table:table-row>
        <table:table-row table:style-name="ro1">
          <table:table-cell office:value-type="float" office:value="506.344" calcext:value-type="float">
            <text:p>506.344</text:p>
          </table:table-cell>
          <table:table-cell office:value-type="float" office:value="158.703" calcext:value-type="float">
            <text:p>158.703</text:p>
          </table:table-cell>
        </table:table-row>
        <table:table-row table:style-name="ro1">
          <table:table-cell office:value-type="float" office:value="507.348" calcext:value-type="float">
            <text:p>507.348</text:p>
          </table:table-cell>
          <table:table-cell office:value-type="float" office:value="158.67" calcext:value-type="float">
            <text:p>158.67</text:p>
          </table:table-cell>
        </table:table-row>
        <table:table-row table:style-name="ro1">
          <table:table-cell office:value-type="float" office:value="508.369" calcext:value-type="float">
            <text:p>508.369</text:p>
          </table:table-cell>
          <table:table-cell office:value-type="float" office:value="158.135" calcext:value-type="float">
            <text:p>158.135</text:p>
          </table:table-cell>
        </table:table-row>
        <table:table-row table:style-name="ro1">
          <table:table-cell office:value-type="float" office:value="509.367" calcext:value-type="float">
            <text:p>509.367</text:p>
          </table:table-cell>
          <table:table-cell office:value-type="float" office:value="158.162" calcext:value-type="float">
            <text:p>158.162</text:p>
          </table:table-cell>
        </table:table-row>
        <table:table-row table:style-name="ro1">
          <table:table-cell office:value-type="float" office:value="510.389" calcext:value-type="float">
            <text:p>510.389</text:p>
          </table:table-cell>
          <table:table-cell office:value-type="float" office:value="158.21" calcext:value-type="float">
            <text:p>158.21</text:p>
          </table:table-cell>
        </table:table-row>
        <table:table-row table:style-name="ro1">
          <table:table-cell office:value-type="float" office:value="511.325" calcext:value-type="float">
            <text:p>511.325</text:p>
          </table:table-cell>
          <table:table-cell office:value-type="float" office:value="158.162" calcext:value-type="float">
            <text:p>158.162</text:p>
          </table:table-cell>
        </table:table-row>
        <table:table-row table:style-name="ro1">
          <table:table-cell office:value-type="float" office:value="512.414" calcext:value-type="float">
            <text:p>512.414</text:p>
          </table:table-cell>
          <table:table-cell office:value-type="float" office:value="158.23" calcext:value-type="float">
            <text:p>158.23</text:p>
          </table:table-cell>
        </table:table-row>
        <table:table-row table:style-name="ro1">
          <table:table-cell office:value-type="float" office:value="513.477" calcext:value-type="float">
            <text:p>513.477</text:p>
          </table:table-cell>
          <table:table-cell office:value-type="float" office:value="158.292" calcext:value-type="float">
            <text:p>158.292</text:p>
          </table:table-cell>
        </table:table-row>
        <table:table-row table:style-name="ro1">
          <table:table-cell office:value-type="float" office:value="514.465" calcext:value-type="float">
            <text:p>514.465</text:p>
          </table:table-cell>
          <table:table-cell office:value-type="float" office:value="158.268" calcext:value-type="float">
            <text:p>158.268</text:p>
          </table:table-cell>
        </table:table-row>
        <table:table-row table:style-name="ro1">
          <table:table-cell office:value-type="float" office:value="515.502" calcext:value-type="float">
            <text:p>515.502</text:p>
          </table:table-cell>
          <table:table-cell office:value-type="float" office:value="158.335" calcext:value-type="float">
            <text:p>158.335</text:p>
          </table:table-cell>
        </table:table-row>
        <table:table-row table:style-name="ro1">
          <table:table-cell office:value-type="float" office:value="516.592" calcext:value-type="float">
            <text:p>516.592</text:p>
          </table:table-cell>
          <table:table-cell office:value-type="float" office:value="158.21" calcext:value-type="float">
            <text:p>158.21</text:p>
          </table:table-cell>
        </table:table-row>
        <table:table-row table:style-name="ro1">
          <table:table-cell office:value-type="float" office:value="517.542" calcext:value-type="float">
            <text:p>517.542</text:p>
          </table:table-cell>
          <table:table-cell office:value-type="float" office:value="158.175" calcext:value-type="float">
            <text:p>158.175</text:p>
          </table:table-cell>
        </table:table-row>
        <table:table-row table:style-name="ro1">
          <table:table-cell office:value-type="float" office:value="518.592" calcext:value-type="float">
            <text:p>518.592</text:p>
          </table:table-cell>
          <table:table-cell office:value-type="float" office:value="158.138" calcext:value-type="float">
            <text:p>158.138</text:p>
          </table:table-cell>
        </table:table-row>
        <table:table-row table:style-name="ro1">
          <table:table-cell office:value-type="float" office:value="519.626" calcext:value-type="float">
            <text:p>519.626</text:p>
          </table:table-cell>
          <table:table-cell office:value-type="float" office:value="158.113" calcext:value-type="float">
            <text:p>158.113</text:p>
          </table:table-cell>
        </table:table-row>
        <table:table-row table:style-name="ro1">
          <table:table-cell office:value-type="float" office:value="520.691" calcext:value-type="float">
            <text:p>520.691</text:p>
          </table:table-cell>
          <table:table-cell office:value-type="float" office:value="157.882" calcext:value-type="float">
            <text:p>157.882</text:p>
          </table:table-cell>
        </table:table-row>
        <table:table-row table:style-name="ro1">
          <table:table-cell office:value-type="float" office:value="521.708" calcext:value-type="float">
            <text:p>521.708</text:p>
          </table:table-cell>
          <table:table-cell office:value-type="float" office:value="157.763" calcext:value-type="float">
            <text:p>157.763</text:p>
          </table:table-cell>
        </table:table-row>
        <table:table-row table:style-name="ro1">
          <table:table-cell office:value-type="float" office:value="522.694" calcext:value-type="float">
            <text:p>522.694</text:p>
          </table:table-cell>
          <table:table-cell office:value-type="float" office:value="157.602" calcext:value-type="float">
            <text:p>157.602</text:p>
          </table:table-cell>
        </table:table-row>
        <table:table-row table:style-name="ro1">
          <table:table-cell office:value-type="float" office:value="523.715" calcext:value-type="float">
            <text:p>523.715</text:p>
          </table:table-cell>
          <table:table-cell office:value-type="float" office:value="157.45" calcext:value-type="float">
            <text:p>157.45</text:p>
          </table:table-cell>
        </table:table-row>
        <table:table-row table:style-name="ro1">
          <table:table-cell office:value-type="float" office:value="524.739" calcext:value-type="float">
            <text:p>524.739</text:p>
          </table:table-cell>
          <table:table-cell office:value-type="float" office:value="157.815" calcext:value-type="float">
            <text:p>157.815</text:p>
          </table:table-cell>
        </table:table-row>
        <table:table-row table:style-name="ro1">
          <table:table-cell office:value-type="float" office:value="525.772" calcext:value-type="float">
            <text:p>525.772</text:p>
          </table:table-cell>
          <table:table-cell office:value-type="float" office:value="157.673" calcext:value-type="float">
            <text:p>157.673</text:p>
          </table:table-cell>
        </table:table-row>
        <table:table-row table:style-name="ro1">
          <table:table-cell office:value-type="float" office:value="526.805" calcext:value-type="float">
            <text:p>526.805</text:p>
          </table:table-cell>
          <table:table-cell office:value-type="float" office:value="158.245" calcext:value-type="float">
            <text:p>158.245</text:p>
          </table:table-cell>
        </table:table-row>
        <table:table-row table:style-name="ro1">
          <table:table-cell office:value-type="float" office:value="527.815" calcext:value-type="float">
            <text:p>527.815</text:p>
          </table:table-cell>
          <table:table-cell office:value-type="float" office:value="158.625" calcext:value-type="float">
            <text:p>158.625</text:p>
          </table:table-cell>
        </table:table-row>
        <table:table-row table:style-name="ro1">
          <table:table-cell office:value-type="float" office:value="528.81" calcext:value-type="float">
            <text:p>528.81</text:p>
          </table:table-cell>
          <table:table-cell office:value-type="float" office:value="157.97" calcext:value-type="float">
            <text:p>157.97</text:p>
          </table:table-cell>
        </table:table-row>
        <table:table-row table:style-name="ro1">
          <table:table-cell office:value-type="float" office:value="529.811" calcext:value-type="float">
            <text:p>529.811</text:p>
          </table:table-cell>
          <table:table-cell office:value-type="float" office:value="157.415" calcext:value-type="float">
            <text:p>157.415</text:p>
          </table:table-cell>
        </table:table-row>
        <table:table-row table:style-name="ro1">
          <table:table-cell office:value-type="float" office:value="530.804" calcext:value-type="float">
            <text:p>530.804</text:p>
          </table:table-cell>
          <table:table-cell office:value-type="float" office:value="157.63" calcext:value-type="float">
            <text:p>157.63</text:p>
          </table:table-cell>
        </table:table-row>
        <table:table-row table:style-name="ro1">
          <table:table-cell office:value-type="float" office:value="531.835" calcext:value-type="float">
            <text:p>531.835</text:p>
          </table:table-cell>
          <table:table-cell office:value-type="float" office:value="157.377" calcext:value-type="float">
            <text:p>157.377</text:p>
          </table:table-cell>
        </table:table-row>
        <table:table-row table:style-name="ro1">
          <table:table-cell office:value-type="float" office:value="532.86" calcext:value-type="float">
            <text:p>532.86</text:p>
          </table:table-cell>
          <table:table-cell office:value-type="float" office:value="157.347" calcext:value-type="float">
            <text:p>157.347</text:p>
          </table:table-cell>
        </table:table-row>
        <table:table-row table:style-name="ro1">
          <table:table-cell office:value-type="float" office:value="533.842" calcext:value-type="float">
            <text:p>533.842</text:p>
          </table:table-cell>
          <table:table-cell office:value-type="float" office:value="157.407" calcext:value-type="float">
            <text:p>157.407</text:p>
          </table:table-cell>
        </table:table-row>
        <table:table-row table:style-name="ro1">
          <table:table-cell office:value-type="float" office:value="534.899" calcext:value-type="float">
            <text:p>534.899</text:p>
          </table:table-cell>
          <table:table-cell office:value-type="float" office:value="158.477" calcext:value-type="float">
            <text:p>158.477</text:p>
          </table:table-cell>
        </table:table-row>
        <table:table-row table:style-name="ro1">
          <table:table-cell office:value-type="float" office:value="535.895" calcext:value-type="float">
            <text:p>535.895</text:p>
          </table:table-cell>
          <table:table-cell office:value-type="float" office:value="158.558" calcext:value-type="float">
            <text:p>158.558</text:p>
          </table:table-cell>
        </table:table-row>
        <table:table-row table:style-name="ro1">
          <table:table-cell office:value-type="float" office:value="536.875" calcext:value-type="float">
            <text:p>536.875</text:p>
          </table:table-cell>
          <table:table-cell office:value-type="float" office:value="161.983" calcext:value-type="float">
            <text:p>161.983</text:p>
          </table:table-cell>
        </table:table-row>
        <table:table-row table:style-name="ro1">
          <table:table-cell office:value-type="float" office:value="537.871" calcext:value-type="float">
            <text:p>537.871</text:p>
          </table:table-cell>
          <table:table-cell office:value-type="float" office:value="161.055" calcext:value-type="float">
            <text:p>161.055</text:p>
          </table:table-cell>
        </table:table-row>
        <table:table-row table:style-name="ro1">
          <table:table-cell office:value-type="float" office:value="538.899" calcext:value-type="float">
            <text:p>538.899</text:p>
          </table:table-cell>
          <table:table-cell office:value-type="float" office:value="162.688" calcext:value-type="float">
            <text:p>162.688</text:p>
          </table:table-cell>
        </table:table-row>
        <table:table-row table:style-name="ro1">
          <table:table-cell office:value-type="float" office:value="539.885" calcext:value-type="float">
            <text:p>539.885</text:p>
          </table:table-cell>
          <table:table-cell office:value-type="float" office:value="162.907" calcext:value-type="float">
            <text:p>162.907</text:p>
          </table:table-cell>
        </table:table-row>
        <table:table-row table:style-name="ro1">
          <table:table-cell office:value-type="float" office:value="540.933" calcext:value-type="float">
            <text:p>540.933</text:p>
          </table:table-cell>
          <table:table-cell office:value-type="float" office:value="163.502" calcext:value-type="float">
            <text:p>163.502</text:p>
          </table:table-cell>
        </table:table-row>
        <table:table-row table:style-name="ro1">
          <table:table-cell office:value-type="float" office:value="541.893" calcext:value-type="float">
            <text:p>541.893</text:p>
          </table:table-cell>
          <table:table-cell office:value-type="float" office:value="163.888" calcext:value-type="float">
            <text:p>163.888</text:p>
          </table:table-cell>
        </table:table-row>
        <table:table-row table:style-name="ro1">
          <table:table-cell office:value-type="float" office:value="542.898" calcext:value-type="float">
            <text:p>542.898</text:p>
          </table:table-cell>
          <table:table-cell office:value-type="float" office:value="164.64" calcext:value-type="float">
            <text:p>164.64</text:p>
          </table:table-cell>
        </table:table-row>
        <table:table-row table:style-name="ro1">
          <table:table-cell office:value-type="float" office:value="543.908" calcext:value-type="float">
            <text:p>543.908</text:p>
          </table:table-cell>
          <table:table-cell office:value-type="float" office:value="166.14" calcext:value-type="float">
            <text:p>166.14</text:p>
          </table:table-cell>
        </table:table-row>
        <table:table-row table:style-name="ro1">
          <table:table-cell office:value-type="float" office:value="544.873" calcext:value-type="float">
            <text:p>544.873</text:p>
          </table:table-cell>
          <table:table-cell office:value-type="float" office:value="166.778" calcext:value-type="float">
            <text:p>166.778</text:p>
          </table:table-cell>
        </table:table-row>
        <table:table-row table:style-name="ro1">
          <table:table-cell office:value-type="float" office:value="545.952" calcext:value-type="float">
            <text:p>545.952</text:p>
          </table:table-cell>
          <table:table-cell office:value-type="float" office:value="167.618" calcext:value-type="float">
            <text:p>167.618</text:p>
          </table:table-cell>
        </table:table-row>
        <table:table-row table:style-name="ro1">
          <table:table-cell office:value-type="float" office:value="546.871" calcext:value-type="float">
            <text:p>546.871</text:p>
          </table:table-cell>
          <table:table-cell office:value-type="float" office:value="168.078" calcext:value-type="float">
            <text:p>168.078</text:p>
          </table:table-cell>
        </table:table-row>
        <table:table-row table:style-name="ro1">
          <table:table-cell office:value-type="float" office:value="547.852" calcext:value-type="float">
            <text:p>547.852</text:p>
          </table:table-cell>
          <table:table-cell office:value-type="float" office:value="168.618" calcext:value-type="float">
            <text:p>168.618</text:p>
          </table:table-cell>
        </table:table-row>
        <table:table-row table:style-name="ro1">
          <table:table-cell office:value-type="float" office:value="548.896" calcext:value-type="float">
            <text:p>548.896</text:p>
          </table:table-cell>
          <table:table-cell office:value-type="float" office:value="169.368" calcext:value-type="float">
            <text:p>169.368</text:p>
          </table:table-cell>
        </table:table-row>
        <table:table-row table:style-name="ro1">
          <table:table-cell office:value-type="float" office:value="549.901" calcext:value-type="float">
            <text:p>549.901</text:p>
          </table:table-cell>
          <table:table-cell office:value-type="float" office:value="172.138" calcext:value-type="float">
            <text:p>172.138</text:p>
          </table:table-cell>
        </table:table-row>
        <table:table-row table:style-name="ro1">
          <table:table-cell office:value-type="float" office:value="550.896" calcext:value-type="float">
            <text:p>550.896</text:p>
          </table:table-cell>
          <table:table-cell office:value-type="float" office:value="173.197" calcext:value-type="float">
            <text:p>173.197</text:p>
          </table:table-cell>
        </table:table-row>
        <table:table-row table:style-name="ro1">
          <table:table-cell office:value-type="float" office:value="551.919" calcext:value-type="float">
            <text:p>551.919</text:p>
          </table:table-cell>
          <table:table-cell office:value-type="float" office:value="174.07" calcext:value-type="float">
            <text:p>174.07</text:p>
          </table:table-cell>
        </table:table-row>
        <table:table-row table:style-name="ro1">
          <table:table-cell office:value-type="float" office:value="552.907" calcext:value-type="float">
            <text:p>552.907</text:p>
          </table:table-cell>
          <table:table-cell office:value-type="float" office:value="174.98" calcext:value-type="float">
            <text:p>174.98</text:p>
          </table:table-cell>
        </table:table-row>
        <table:table-row table:style-name="ro1">
          <table:table-cell office:value-type="float" office:value="553.897" calcext:value-type="float">
            <text:p>553.897</text:p>
          </table:table-cell>
          <table:table-cell office:value-type="float" office:value="175.933" calcext:value-type="float">
            <text:p>175.933</text:p>
          </table:table-cell>
        </table:table-row>
        <table:table-row table:style-name="ro1">
          <table:table-cell office:value-type="float" office:value="554.94" calcext:value-type="float">
            <text:p>554.94</text:p>
          </table:table-cell>
          <table:table-cell office:value-type="float" office:value="177.265" calcext:value-type="float">
            <text:p>177.265</text:p>
          </table:table-cell>
        </table:table-row>
        <table:table-row table:style-name="ro1">
          <table:table-cell office:value-type="float" office:value="555.962" calcext:value-type="float">
            <text:p>555.962</text:p>
          </table:table-cell>
          <table:table-cell office:value-type="float" office:value="179.048" calcext:value-type="float">
            <text:p>179.048</text:p>
          </table:table-cell>
        </table:table-row>
        <table:table-row table:style-name="ro1">
          <table:table-cell office:value-type="float" office:value="557.005" calcext:value-type="float">
            <text:p>557.005</text:p>
          </table:table-cell>
          <table:table-cell office:value-type="float" office:value="180.285" calcext:value-type="float">
            <text:p>180.285</text:p>
          </table:table-cell>
        </table:table-row>
        <table:table-row table:style-name="ro1">
          <table:table-cell office:value-type="float" office:value="558.03" calcext:value-type="float">
            <text:p>558.03</text:p>
          </table:table-cell>
          <table:table-cell office:value-type="float" office:value="181.025" calcext:value-type="float">
            <text:p>181.025</text:p>
          </table:table-cell>
        </table:table-row>
        <table:table-row table:style-name="ro1">
          <table:table-cell office:value-type="float" office:value="559.026" calcext:value-type="float">
            <text:p>559.026</text:p>
          </table:table-cell>
          <table:table-cell office:value-type="float" office:value="181.947" calcext:value-type="float">
            <text:p>181.947</text:p>
          </table:table-cell>
        </table:table-row>
        <table:table-row table:style-name="ro1">
          <table:table-cell office:value-type="float" office:value="560.023" calcext:value-type="float">
            <text:p>560.023</text:p>
          </table:table-cell>
          <table:table-cell office:value-type="float" office:value="184.455" calcext:value-type="float">
            <text:p>184.455</text:p>
          </table:table-cell>
        </table:table-row>
        <table:table-row table:style-name="ro1">
          <table:table-cell office:value-type="float" office:value="561.012" calcext:value-type="float">
            <text:p>561.012</text:p>
          </table:table-cell>
          <table:table-cell office:value-type="float" office:value="185.475" calcext:value-type="float">
            <text:p>185.475</text:p>
          </table:table-cell>
        </table:table-row>
        <table:table-row table:style-name="ro1">
          <table:table-cell office:value-type="float" office:value="562.081" calcext:value-type="float">
            <text:p>562.081</text:p>
          </table:table-cell>
          <table:table-cell office:value-type="float" office:value="186.385" calcext:value-type="float">
            <text:p>186.385</text:p>
          </table:table-cell>
        </table:table-row>
        <table:table-row table:style-name="ro1">
          <table:table-cell office:value-type="float" office:value="563.079" calcext:value-type="float">
            <text:p>563.079</text:p>
          </table:table-cell>
          <table:table-cell office:value-type="float" office:value="190.548" calcext:value-type="float">
            <text:p>190.548</text:p>
          </table:table-cell>
        </table:table-row>
        <table:table-row table:style-name="ro1">
          <table:table-cell office:value-type="float" office:value="564.053" calcext:value-type="float">
            <text:p>564.053</text:p>
          </table:table-cell>
          <table:table-cell office:value-type="float" office:value="191.463" calcext:value-type="float">
            <text:p>191.463</text:p>
          </table:table-cell>
        </table:table-row>
        <table:table-row table:style-name="ro1">
          <table:table-cell office:value-type="float" office:value="565.039" calcext:value-type="float">
            <text:p>565.039</text:p>
          </table:table-cell>
          <table:table-cell office:value-type="float" office:value="194.347" calcext:value-type="float">
            <text:p>194.347</text:p>
          </table:table-cell>
        </table:table-row>
        <table:table-row table:style-name="ro1">
          <table:table-cell office:value-type="float" office:value="566.076" calcext:value-type="float">
            <text:p>566.076</text:p>
          </table:table-cell>
          <table:table-cell office:value-type="float" office:value="199.673" calcext:value-type="float">
            <text:p>199.673</text:p>
          </table:table-cell>
        </table:table-row>
        <table:table-row table:style-name="ro1">
          <table:table-cell office:value-type="float" office:value="567.1" calcext:value-type="float">
            <text:p>567.1</text:p>
          </table:table-cell>
          <table:table-cell office:value-type="float" office:value="197.938" calcext:value-type="float">
            <text:p>197.938</text:p>
          </table:table-cell>
        </table:table-row>
        <table:table-row table:style-name="ro1">
          <table:table-cell office:value-type="float" office:value="568.164" calcext:value-type="float">
            <text:p>568.164</text:p>
          </table:table-cell>
          <table:table-cell office:value-type="float" office:value="200.56" calcext:value-type="float">
            <text:p>200.56</text:p>
          </table:table-cell>
        </table:table-row>
        <table:table-row table:style-name="ro1">
          <table:table-cell office:value-type="float" office:value="569.159" calcext:value-type="float">
            <text:p>569.159</text:p>
          </table:table-cell>
          <table:table-cell office:value-type="float" office:value="200.66" calcext:value-type="float">
            <text:p>200.66</text:p>
          </table:table-cell>
        </table:table-row>
        <table:table-row table:style-name="ro1">
          <table:table-cell office:value-type="float" office:value="570.165" calcext:value-type="float">
            <text:p>570.165</text:p>
          </table:table-cell>
          <table:table-cell office:value-type="float" office:value="200.655" calcext:value-type="float">
            <text:p>200.655</text:p>
          </table:table-cell>
        </table:table-row>
        <table:table-row table:style-name="ro1">
          <table:table-cell office:value-type="float" office:value="571.16" calcext:value-type="float">
            <text:p>571.16</text:p>
          </table:table-cell>
          <table:table-cell office:value-type="float" office:value="200.68" calcext:value-type="float">
            <text:p>200.68</text:p>
          </table:table-cell>
        </table:table-row>
        <table:table-row table:style-name="ro1">
          <table:table-cell office:value-type="float" office:value="572.169" calcext:value-type="float">
            <text:p>572.169</text:p>
          </table:table-cell>
          <table:table-cell office:value-type="float" office:value="200.713" calcext:value-type="float">
            <text:p>200.713</text:p>
          </table:table-cell>
        </table:table-row>
        <table:table-row table:style-name="ro1">
          <table:table-cell office:value-type="float" office:value="573.19" calcext:value-type="float">
            <text:p>573.19</text:p>
          </table:table-cell>
          <table:table-cell office:value-type="float" office:value="200.475" calcext:value-type="float">
            <text:p>200.475</text:p>
          </table:table-cell>
        </table:table-row>
        <table:table-row table:style-name="ro1">
          <table:table-cell office:value-type="float" office:value="574.229" calcext:value-type="float">
            <text:p>574.229</text:p>
          </table:table-cell>
          <table:table-cell office:value-type="float" office:value="208.065" calcext:value-type="float">
            <text:p>208.065</text:p>
          </table:table-cell>
        </table:table-row>
        <table:table-row table:style-name="ro1">
          <table:table-cell office:value-type="float" office:value="575.225" calcext:value-type="float">
            <text:p>575.225</text:p>
          </table:table-cell>
          <table:table-cell office:value-type="float" office:value="204.877" calcext:value-type="float">
            <text:p>204.877</text:p>
          </table:table-cell>
        </table:table-row>
        <table:table-row table:style-name="ro1">
          <table:table-cell office:value-type="float" office:value="576.293" calcext:value-type="float">
            <text:p>576.293</text:p>
          </table:table-cell>
          <table:table-cell office:value-type="float" office:value="204.89" calcext:value-type="float">
            <text:p>204.89</text:p>
          </table:table-cell>
        </table:table-row>
        <table:table-row table:style-name="ro1">
          <table:table-cell office:value-type="float" office:value="577.286" calcext:value-type="float">
            <text:p>577.286</text:p>
          </table:table-cell>
          <table:table-cell office:value-type="float" office:value="204.877" calcext:value-type="float">
            <text:p>204.877</text:p>
          </table:table-cell>
        </table:table-row>
        <table:table-row table:style-name="ro1">
          <table:table-cell office:value-type="float" office:value="578.299" calcext:value-type="float">
            <text:p>578.299</text:p>
          </table:table-cell>
          <table:table-cell office:value-type="float" office:value="204.915" calcext:value-type="float">
            <text:p>204.915</text:p>
          </table:table-cell>
        </table:table-row>
        <table:table-row table:style-name="ro1">
          <table:table-cell office:value-type="float" office:value="579.269" calcext:value-type="float">
            <text:p>579.269</text:p>
          </table:table-cell>
          <table:table-cell office:value-type="float" office:value="204.873" calcext:value-type="float">
            <text:p>204.873</text:p>
          </table:table-cell>
        </table:table-row>
        <table:table-row table:style-name="ro1">
          <table:table-cell office:value-type="float" office:value="580.293" calcext:value-type="float">
            <text:p>580.293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581.291" calcext:value-type="float">
            <text:p>581.291</text:p>
          </table:table-cell>
          <table:table-cell office:value-type="float" office:value="205.812" calcext:value-type="float">
            <text:p>205.812</text:p>
          </table:table-cell>
        </table:table-row>
        <table:table-row table:style-name="ro1">
          <table:table-cell office:value-type="float" office:value="582.288" calcext:value-type="float">
            <text:p>582.288</text:p>
          </table:table-cell>
          <table:table-cell office:value-type="float" office:value="205.933" calcext:value-type="float">
            <text:p>205.933</text:p>
          </table:table-cell>
        </table:table-row>
        <table:table-row table:style-name="ro1">
          <table:table-cell office:value-type="float" office:value="583.291" calcext:value-type="float">
            <text:p>583.291</text:p>
          </table:table-cell>
          <table:table-cell office:value-type="float" office:value="206.085" calcext:value-type="float">
            <text:p>206.085</text:p>
          </table:table-cell>
        </table:table-row>
        <table:table-row table:style-name="ro1">
          <table:table-cell office:value-type="float" office:value="584.321" calcext:value-type="float">
            <text:p>584.321</text:p>
          </table:table-cell>
          <table:table-cell office:value-type="float" office:value="206.593" calcext:value-type="float">
            <text:p>206.593</text:p>
          </table:table-cell>
        </table:table-row>
        <table:table-row table:style-name="ro1">
          <table:table-cell office:value-type="float" office:value="585.366" calcext:value-type="float">
            <text:p>585.366</text:p>
          </table:table-cell>
          <table:table-cell office:value-type="float" office:value="206.727" calcext:value-type="float">
            <text:p>206.727</text:p>
          </table:table-cell>
        </table:table-row>
        <table:table-row table:style-name="ro1">
          <table:table-cell office:value-type="float" office:value="586.431" calcext:value-type="float">
            <text:p>586.431</text:p>
          </table:table-cell>
          <table:table-cell office:value-type="float" office:value="206.773" calcext:value-type="float">
            <text:p>206.773</text:p>
          </table:table-cell>
        </table:table-row>
        <table:table-row table:style-name="ro1">
          <table:table-cell office:value-type="float" office:value="587.498" calcext:value-type="float">
            <text:p>587.498</text:p>
          </table:table-cell>
          <table:table-cell office:value-type="float" office:value="208.358" calcext:value-type="float">
            <text:p>208.358</text:p>
          </table:table-cell>
        </table:table-row>
        <table:table-row table:style-name="ro1">
          <table:table-cell office:value-type="float" office:value="588.538" calcext:value-type="float">
            <text:p>588.538</text:p>
          </table:table-cell>
          <table:table-cell office:value-type="float" office:value="208.718" calcext:value-type="float">
            <text:p>208.718</text:p>
          </table:table-cell>
        </table:table-row>
        <table:table-row table:style-name="ro1">
          <table:table-cell office:value-type="float" office:value="589.542" calcext:value-type="float">
            <text:p>589.542</text:p>
          </table:table-cell>
          <table:table-cell office:value-type="float" office:value="209.205" calcext:value-type="float">
            <text:p>209.205</text:p>
          </table:table-cell>
        </table:table-row>
        <table:table-row table:style-name="ro1">
          <table:table-cell office:value-type="float" office:value="590.543" calcext:value-type="float">
            <text:p>590.543</text:p>
          </table:table-cell>
          <table:table-cell office:value-type="float" office:value="209.915" calcext:value-type="float">
            <text:p>209.915</text:p>
          </table:table-cell>
        </table:table-row>
        <table:table-row table:style-name="ro1">
          <table:table-cell office:value-type="float" office:value="591.557" calcext:value-type="float">
            <text:p>591.557</text:p>
          </table:table-cell>
          <table:table-cell office:value-type="float" office:value="211.16" calcext:value-type="float">
            <text:p>211.16</text:p>
          </table:table-cell>
        </table:table-row>
        <table:table-row table:style-name="ro1">
          <table:table-cell office:value-type="float" office:value="592.507" calcext:value-type="float">
            <text:p>592.507</text:p>
          </table:table-cell>
          <table:table-cell office:value-type="float" office:value="211.347" calcext:value-type="float">
            <text:p>211.347</text:p>
          </table:table-cell>
        </table:table-row>
        <table:table-row table:style-name="ro1">
          <table:table-cell office:value-type="float" office:value="593.472" calcext:value-type="float">
            <text:p>593.472</text:p>
          </table:table-cell>
          <table:table-cell office:value-type="float" office:value="211.345" calcext:value-type="float">
            <text:p>211.345</text:p>
          </table:table-cell>
        </table:table-row>
        <table:table-row table:style-name="ro1">
          <table:table-cell office:value-type="float" office:value="594.47" calcext:value-type="float">
            <text:p>594.47</text:p>
          </table:table-cell>
          <table:table-cell office:value-type="float" office:value="211.35" calcext:value-type="float">
            <text:p>211.35</text:p>
          </table:table-cell>
        </table:table-row>
        <table:table-row table:style-name="ro1">
          <table:table-cell office:value-type="float" office:value="595.461" calcext:value-type="float">
            <text:p>595.461</text:p>
          </table:table-cell>
          <table:table-cell office:value-type="float" office:value="211.35" calcext:value-type="float">
            <text:p>211.35</text:p>
          </table:table-cell>
        </table:table-row>
        <table:table-row table:style-name="ro1">
          <table:table-cell office:value-type="float" office:value="596.494" calcext:value-type="float">
            <text:p>596.494</text:p>
          </table:table-cell>
          <table:table-cell office:value-type="float" office:value="211.375" calcext:value-type="float">
            <text:p>211.375</text:p>
          </table:table-cell>
        </table:table-row>
        <table:table-row table:style-name="ro1">
          <table:table-cell office:value-type="float" office:value="597.494" calcext:value-type="float">
            <text:p>597.494</text:p>
          </table:table-cell>
          <table:table-cell office:value-type="float" office:value="211.368" calcext:value-type="float">
            <text:p>211.368</text:p>
          </table:table-cell>
        </table:table-row>
        <table:table-row table:style-name="ro1">
          <table:table-cell office:value-type="float" office:value="598.487" calcext:value-type="float">
            <text:p>598.487</text:p>
          </table:table-cell>
          <table:table-cell office:value-type="float" office:value="211.463" calcext:value-type="float">
            <text:p>211.463</text:p>
          </table:table-cell>
        </table:table-row>
        <table:table-row table:style-name="ro1">
          <table:table-cell office:value-type="float" office:value="599.579" calcext:value-type="float">
            <text:p>599.579</text:p>
          </table:table-cell>
          <table:table-cell office:value-type="float" office:value="211.468" calcext:value-type="float">
            <text:p>211.468</text:p>
          </table:table-cell>
        </table:table-row>
        <table:table-row table:style-name="ro1">
          <table:table-cell office:value-type="float" office:value="600.512" calcext:value-type="float">
            <text:p>600.512</text:p>
          </table:table-cell>
          <table:table-cell office:value-type="float" office:value="211.445" calcext:value-type="float">
            <text:p>211.445</text:p>
          </table:table-cell>
        </table:table-row>
        <table:table-row table:style-name="ro1">
          <table:table-cell office:value-type="float" office:value="601.507" calcext:value-type="float">
            <text:p>601.507</text:p>
          </table:table-cell>
          <table:table-cell office:value-type="float" office:value="211.53" calcext:value-type="float">
            <text:p>211.53</text:p>
          </table:table-cell>
        </table:table-row>
        <table:table-row table:style-name="ro1">
          <table:table-cell office:value-type="float" office:value="602.511" calcext:value-type="float">
            <text:p>602.511</text:p>
          </table:table-cell>
          <table:table-cell office:value-type="float" office:value="212.36" calcext:value-type="float">
            <text:p>212.36</text:p>
          </table:table-cell>
        </table:table-row>
        <table:table-row table:style-name="ro1">
          <table:table-cell office:value-type="float" office:value="603.597" calcext:value-type="float">
            <text:p>603.597</text:p>
          </table:table-cell>
          <table:table-cell office:value-type="float" office:value="212.722" calcext:value-type="float">
            <text:p>212.722</text:p>
          </table:table-cell>
        </table:table-row>
        <table:table-row table:style-name="ro1">
          <table:table-cell office:value-type="float" office:value="604.545" calcext:value-type="float">
            <text:p>604.545</text:p>
          </table:table-cell>
          <table:table-cell office:value-type="float" office:value="212.625" calcext:value-type="float">
            <text:p>212.625</text:p>
          </table:table-cell>
        </table:table-row>
        <table:table-row table:style-name="ro1">
          <table:table-cell office:value-type="float" office:value="605.473" calcext:value-type="float">
            <text:p>605.473</text:p>
          </table:table-cell>
          <table:table-cell office:value-type="float" office:value="212.68" calcext:value-type="float">
            <text:p>212.68</text:p>
          </table:table-cell>
        </table:table-row>
        <table:table-row table:style-name="ro1">
          <table:table-cell office:value-type="float" office:value="606.559" calcext:value-type="float">
            <text:p>606.559</text:p>
          </table:table-cell>
          <table:table-cell office:value-type="float" office:value="212.62" calcext:value-type="float">
            <text:p>212.62</text:p>
          </table:table-cell>
        </table:table-row>
        <table:table-row table:style-name="ro1">
          <table:table-cell office:value-type="float" office:value="607.582" calcext:value-type="float">
            <text:p>607.582</text:p>
          </table:table-cell>
          <table:table-cell office:value-type="float" office:value="212.678" calcext:value-type="float">
            <text:p>212.678</text:p>
          </table:table-cell>
        </table:table-row>
        <table:table-row table:style-name="ro1">
          <table:table-cell office:value-type="float" office:value="608.618" calcext:value-type="float">
            <text:p>608.618</text:p>
          </table:table-cell>
          <table:table-cell office:value-type="float" office:value="212.865" calcext:value-type="float">
            <text:p>212.865</text:p>
          </table:table-cell>
        </table:table-row>
        <table:table-row table:style-name="ro1">
          <table:table-cell office:value-type="float" office:value="609.564" calcext:value-type="float">
            <text:p>609.564</text:p>
          </table:table-cell>
          <table:table-cell office:value-type="float" office:value="212.787" calcext:value-type="float">
            <text:p>212.787</text:p>
          </table:table-cell>
        </table:table-row>
        <table:table-row table:style-name="ro1">
          <table:table-cell office:value-type="float" office:value="610.569" calcext:value-type="float">
            <text:p>610.569</text:p>
          </table:table-cell>
          <table:table-cell office:value-type="float" office:value="212.822" calcext:value-type="float">
            <text:p>212.822</text:p>
          </table:table-cell>
        </table:table-row>
        <table:table-row table:style-name="ro1">
          <table:table-cell office:value-type="float" office:value="611.571" calcext:value-type="float">
            <text:p>611.571</text:p>
          </table:table-cell>
          <table:table-cell office:value-type="float" office:value="212.83" calcext:value-type="float">
            <text:p>212.83</text:p>
          </table:table-cell>
        </table:table-row>
        <table:table-row table:style-name="ro1">
          <table:table-cell office:value-type="float" office:value="612.598" calcext:value-type="float">
            <text:p>612.598</text:p>
          </table:table-cell>
          <table:table-cell office:value-type="float" office:value="212.838" calcext:value-type="float">
            <text:p>212.838</text:p>
          </table:table-cell>
        </table:table-row>
        <table:table-row table:style-name="ro1">
          <table:table-cell office:value-type="float" office:value="613.65" calcext:value-type="float">
            <text:p>613.65</text:p>
          </table:table-cell>
          <table:table-cell office:value-type="float" office:value="212.888" calcext:value-type="float">
            <text:p>212.888</text:p>
          </table:table-cell>
        </table:table-row>
        <table:table-row table:style-name="ro1">
          <table:table-cell office:value-type="float" office:value="614.56" calcext:value-type="float">
            <text:p>614.56</text:p>
          </table:table-cell>
          <table:table-cell office:value-type="float" office:value="212.89" calcext:value-type="float">
            <text:p>212.89</text:p>
          </table:table-cell>
        </table:table-row>
        <table:table-row table:style-name="ro1">
          <table:table-cell office:value-type="float" office:value="615.67" calcext:value-type="float">
            <text:p>615.67</text:p>
          </table:table-cell>
          <table:table-cell office:value-type="float" office:value="212.905" calcext:value-type="float">
            <text:p>212.905</text:p>
          </table:table-cell>
        </table:table-row>
        <table:table-row table:style-name="ro1">
          <table:table-cell office:value-type="float" office:value="616.714" calcext:value-type="float">
            <text:p>616.714</text:p>
          </table:table-cell>
          <table:table-cell office:value-type="float" office:value="212.812" calcext:value-type="float">
            <text:p>212.812</text:p>
          </table:table-cell>
        </table:table-row>
        <table:table-row table:style-name="ro1">
          <table:table-cell office:value-type="float" office:value="617.672" calcext:value-type="float">
            <text:p>617.672</text:p>
          </table:table-cell>
          <table:table-cell office:value-type="float" office:value="212.745" calcext:value-type="float">
            <text:p>212.745</text:p>
          </table:table-cell>
        </table:table-row>
        <table:table-row table:style-name="ro1">
          <table:table-cell office:value-type="float" office:value="618.668" calcext:value-type="float">
            <text:p>618.668</text:p>
          </table:table-cell>
          <table:table-cell office:value-type="float" office:value="212.668" calcext:value-type="float">
            <text:p>212.668</text:p>
          </table:table-cell>
        </table:table-row>
        <table:table-row table:style-name="ro1">
          <table:table-cell office:value-type="float" office:value="619.674" calcext:value-type="float">
            <text:p>619.674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1">
          <table:table-cell office:value-type="float" office:value="620.68" calcext:value-type="float">
            <text:p>620.68</text:p>
          </table:table-cell>
          <table:table-cell office:value-type="float" office:value="212.98" calcext:value-type="float">
            <text:p>212.98</text:p>
          </table:table-cell>
        </table:table-row>
        <table:table-row table:style-name="ro1">
          <table:table-cell office:value-type="float" office:value="621.693" calcext:value-type="float">
            <text:p>621.693</text:p>
          </table:table-cell>
          <table:table-cell office:value-type="float" office:value="212.963" calcext:value-type="float">
            <text:p>212.963</text:p>
          </table:table-cell>
        </table:table-row>
        <table:table-row table:style-name="ro1">
          <table:table-cell office:value-type="float" office:value="622.696" calcext:value-type="float">
            <text:p>622.696</text:p>
          </table:table-cell>
          <table:table-cell office:value-type="float" office:value="213.662" calcext:value-type="float">
            <text:p>213.662</text:p>
          </table:table-cell>
        </table:table-row>
        <table:table-row table:style-name="ro1">
          <table:table-cell office:value-type="float" office:value="623.764" calcext:value-type="float">
            <text:p>623.764</text:p>
          </table:table-cell>
          <table:table-cell office:value-type="float" office:value="213.17" calcext:value-type="float">
            <text:p>213.17</text:p>
          </table:table-cell>
        </table:table-row>
        <table:table-row table:style-name="ro1">
          <table:table-cell office:value-type="float" office:value="624.8" calcext:value-type="float">
            <text:p>624.8</text:p>
          </table:table-cell>
          <table:table-cell office:value-type="float" office:value="213.185" calcext:value-type="float">
            <text:p>213.185</text:p>
          </table:table-cell>
        </table:table-row>
        <table:table-row table:style-name="ro1">
          <table:table-cell office:value-type="float" office:value="625.821" calcext:value-type="float">
            <text:p>625.821</text:p>
          </table:table-cell>
          <table:table-cell office:value-type="float" office:value="213.308" calcext:value-type="float">
            <text:p>213.308</text:p>
          </table:table-cell>
        </table:table-row>
        <table:table-row table:style-name="ro1">
          <table:table-cell office:value-type="float" office:value="626.698" calcext:value-type="float">
            <text:p>626.698</text:p>
          </table:table-cell>
          <table:table-cell office:value-type="float" office:value="213.32" calcext:value-type="float">
            <text:p>213.32</text:p>
          </table:table-cell>
        </table:table-row>
        <table:table-row table:style-name="ro1">
          <table:table-cell office:value-type="float" office:value="627.731" calcext:value-type="float">
            <text:p>627.731</text:p>
          </table:table-cell>
          <table:table-cell office:value-type="float" office:value="213.312" calcext:value-type="float">
            <text:p>213.312</text:p>
          </table:table-cell>
        </table:table-row>
        <table:table-row table:style-name="ro1">
          <table:table-cell office:value-type="float" office:value="628.703" calcext:value-type="float">
            <text:p>628.703</text:p>
          </table:table-cell>
          <table:table-cell office:value-type="float" office:value="213.312" calcext:value-type="float">
            <text:p>213.312</text:p>
          </table:table-cell>
        </table:table-row>
        <table:table-row table:style-name="ro1">
          <table:table-cell office:value-type="float" office:value="629.729" calcext:value-type="float">
            <text:p>629.729</text:p>
          </table:table-cell>
          <table:table-cell office:value-type="float" office:value="213.322" calcext:value-type="float">
            <text:p>213.322</text:p>
          </table:table-cell>
        </table:table-row>
        <table:table-row table:style-name="ro1">
          <table:table-cell office:value-type="float" office:value="630.731" calcext:value-type="float">
            <text:p>630.731</text:p>
          </table:table-cell>
          <table:table-cell office:value-type="float" office:value="213.325" calcext:value-type="float">
            <text:p>213.325</text:p>
          </table:table-cell>
        </table:table-row>
        <table:table-row table:style-name="ro1">
          <table:table-cell office:value-type="float" office:value="631.729" calcext:value-type="float">
            <text:p>631.729</text:p>
          </table:table-cell>
          <table:table-cell office:value-type="float" office:value="213.312" calcext:value-type="float">
            <text:p>213.312</text:p>
          </table:table-cell>
        </table:table-row>
        <table:table-row table:style-name="ro1">
          <table:table-cell office:value-type="float" office:value="632.725" calcext:value-type="float">
            <text:p>632.725</text:p>
          </table:table-cell>
          <table:table-cell office:value-type="float" office:value="213.245" calcext:value-type="float">
            <text:p>213.245</text:p>
          </table:table-cell>
        </table:table-row>
        <table:table-row table:style-name="ro1">
          <table:table-cell office:value-type="float" office:value="633.815" calcext:value-type="float">
            <text:p>633.815</text:p>
          </table:table-cell>
          <table:table-cell office:value-type="float" office:value="213.303" calcext:value-type="float">
            <text:p>213.303</text:p>
          </table:table-cell>
        </table:table-row>
        <table:table-row table:style-name="ro1">
          <table:table-cell office:value-type="float" office:value="635.195" calcext:value-type="float">
            <text:p>635.195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635.868" calcext:value-type="float">
            <text:p>635.868</text:p>
          </table:table-cell>
          <table:table-cell office:value-type="float" office:value="217.73" calcext:value-type="float">
            <text:p>217.73</text:p>
          </table:table-cell>
        </table:table-row>
        <table:table-row table:style-name="ro1">
          <table:table-cell office:value-type="float" office:value="636.884" calcext:value-type="float">
            <text:p>636.884</text:p>
          </table:table-cell>
          <table:table-cell office:value-type="float" office:value="213.405" calcext:value-type="float">
            <text:p>213.405</text:p>
          </table:table-cell>
        </table:table-row>
        <table:table-row table:style-name="ro1">
          <table:table-cell office:value-type="float" office:value="637.895" calcext:value-type="float">
            <text:p>637.895</text:p>
          </table:table-cell>
          <table:table-cell office:value-type="float" office:value="213.31" calcext:value-type="float">
            <text:p>213.31</text:p>
          </table:table-cell>
        </table:table-row>
        <table:table-row table:style-name="ro1">
          <table:table-cell office:value-type="float" office:value="638.809" calcext:value-type="float">
            <text:p>638.809</text:p>
          </table:table-cell>
          <table:table-cell office:value-type="float" office:value="213.31" calcext:value-type="float">
            <text:p>213.31</text:p>
          </table:table-cell>
        </table:table-row>
        <table:table-row table:style-name="ro1">
          <table:table-cell office:value-type="float" office:value="639.912" calcext:value-type="float">
            <text:p>639.912</text:p>
          </table:table-cell>
          <table:table-cell office:value-type="float" office:value="213.868" calcext:value-type="float">
            <text:p>213.868</text:p>
          </table:table-cell>
        </table:table-row>
        <table:table-row table:style-name="ro1">
          <table:table-cell office:value-type="float" office:value="640.924" calcext:value-type="float">
            <text:p>640.924</text:p>
          </table:table-cell>
          <table:table-cell office:value-type="float" office:value="213.803" calcext:value-type="float">
            <text:p>213.803</text:p>
          </table:table-cell>
        </table:table-row>
        <table:table-row table:style-name="ro1">
          <table:table-cell office:value-type="float" office:value="641.966" calcext:value-type="float">
            <text:p>641.966</text:p>
          </table:table-cell>
          <table:table-cell office:value-type="float" office:value="214.05" calcext:value-type="float">
            <text:p>214.05</text:p>
          </table:table-cell>
        </table:table-row>
        <table:table-row table:style-name="ro1">
          <table:table-cell office:value-type="float" office:value="642.868" calcext:value-type="float">
            <text:p>642.868</text:p>
          </table:table-cell>
          <table:table-cell office:value-type="float" office:value="214.037" calcext:value-type="float">
            <text:p>214.037</text:p>
          </table:table-cell>
        </table:table-row>
        <table:table-row table:style-name="ro1">
          <table:table-cell office:value-type="float" office:value="643.903" calcext:value-type="float">
            <text:p>643.903</text:p>
          </table:table-cell>
          <table:table-cell office:value-type="float" office:value="214.032" calcext:value-type="float">
            <text:p>214.032</text:p>
          </table:table-cell>
        </table:table-row>
        <table:table-row table:style-name="ro1">
          <table:table-cell office:value-type="float" office:value="645.017" calcext:value-type="float">
            <text:p>645.017</text:p>
          </table:table-cell>
          <table:table-cell office:value-type="float" office:value="214.065" calcext:value-type="float">
            <text:p>214.065</text:p>
          </table:table-cell>
        </table:table-row>
        <table:table-row table:style-name="ro1">
          <table:table-cell office:value-type="float" office:value="645.999" calcext:value-type="float">
            <text:p>645.999</text:p>
          </table:table-cell>
          <table:table-cell office:value-type="float" office:value="213.835" calcext:value-type="float">
            <text:p>213.835</text:p>
          </table:table-cell>
        </table:table-row>
        <table:table-row table:style-name="ro1">
          <table:table-cell office:value-type="float" office:value="646.999" calcext:value-type="float">
            <text:p>646.999</text:p>
          </table:table-cell>
          <table:table-cell office:value-type="float" office:value="214.09" calcext:value-type="float">
            <text:p>214.09</text:p>
          </table:table-cell>
        </table:table-row>
        <table:table-row table:style-name="ro1">
          <table:table-cell office:value-type="float" office:value="647.877" calcext:value-type="float">
            <text:p>647.877</text:p>
          </table:table-cell>
          <table:table-cell office:value-type="float" office:value="214.69" calcext:value-type="float">
            <text:p>214.69</text:p>
          </table:table-cell>
        </table:table-row>
        <table:table-row table:style-name="ro1">
          <table:table-cell office:value-type="float" office:value="649.005" calcext:value-type="float">
            <text:p>649.005</text:p>
          </table:table-cell>
          <table:table-cell office:value-type="float" office:value="213.558" calcext:value-type="float">
            <text:p>213.558</text:p>
          </table:table-cell>
        </table:table-row>
        <table:table-row table:style-name="ro1">
          <table:table-cell office:value-type="float" office:value="650.072" calcext:value-type="float">
            <text:p>650.072</text:p>
          </table:table-cell>
          <table:table-cell office:value-type="float" office:value="214.305" calcext:value-type="float">
            <text:p>214.305</text:p>
          </table:table-cell>
        </table:table-row>
        <table:table-row table:style-name="ro1">
          <table:table-cell office:value-type="float" office:value="651.117" calcext:value-type="float">
            <text:p>651.117</text:p>
          </table:table-cell>
          <table:table-cell office:value-type="float" office:value="214.19" calcext:value-type="float">
            <text:p>214.19</text:p>
          </table:table-cell>
        </table:table-row>
        <table:table-row table:style-name="ro1">
          <table:table-cell office:value-type="float" office:value="652.126" calcext:value-type="float">
            <text:p>652.126</text:p>
          </table:table-cell>
          <table:table-cell office:value-type="float" office:value="214.053" calcext:value-type="float">
            <text:p>214.053</text:p>
          </table:table-cell>
        </table:table-row>
        <table:table-row table:style-name="ro1">
          <table:table-cell office:value-type="float" office:value="653.056" calcext:value-type="float">
            <text:p>653.056</text:p>
          </table:table-cell>
          <table:table-cell office:value-type="float" office:value="219.338" calcext:value-type="float">
            <text:p>219.338</text:p>
          </table:table-cell>
        </table:table-row>
        <table:table-row table:style-name="ro1">
          <table:table-cell office:value-type="float" office:value="654.134" calcext:value-type="float">
            <text:p>654.134</text:p>
          </table:table-cell>
          <table:table-cell office:value-type="float" office:value="215.608" calcext:value-type="float">
            <text:p>215.608</text:p>
          </table:table-cell>
        </table:table-row>
        <table:table-row table:style-name="ro1">
          <table:table-cell office:value-type="float" office:value="655.14" calcext:value-type="float">
            <text:p>655.14</text:p>
          </table:table-cell>
          <table:table-cell office:value-type="float" office:value="214.325" calcext:value-type="float">
            <text:p>214.325</text:p>
          </table:table-cell>
        </table:table-row>
        <table:table-row table:style-name="ro1">
          <table:table-cell office:value-type="float" office:value="656.13" calcext:value-type="float">
            <text:p>656.13</text:p>
          </table:table-cell>
          <table:table-cell office:value-type="float" office:value="214.263" calcext:value-type="float">
            <text:p>214.263</text:p>
          </table:table-cell>
        </table:table-row>
        <table:table-row table:style-name="ro1">
          <table:table-cell office:value-type="float" office:value="657.071" calcext:value-type="float">
            <text:p>657.071</text:p>
          </table:table-cell>
          <table:table-cell office:value-type="float" office:value="214.275" calcext:value-type="float">
            <text:p>214.275</text:p>
          </table:table-cell>
        </table:table-row>
        <table:table-row table:style-name="ro1">
          <table:table-cell office:value-type="float" office:value="658.168" calcext:value-type="float">
            <text:p>658.168</text:p>
          </table:table-cell>
          <table:table-cell office:value-type="float" office:value="214.37" calcext:value-type="float">
            <text:p>214.37</text:p>
          </table:table-cell>
        </table:table-row>
        <table:table-row table:style-name="ro1">
          <table:table-cell office:value-type="float" office:value="659.312" calcext:value-type="float">
            <text:p>659.312</text:p>
          </table:table-cell>
          <table:table-cell office:value-type="float" office:value="214.303" calcext:value-type="float">
            <text:p>214.303</text:p>
          </table:table-cell>
        </table:table-row>
        <table:table-row table:style-name="ro1">
          <table:table-cell office:value-type="float" office:value="660.332" calcext:value-type="float">
            <text:p>660.332</text:p>
          </table:table-cell>
          <table:table-cell office:value-type="float" office:value="214.263" calcext:value-type="float">
            <text:p>214.263</text:p>
          </table:table-cell>
        </table:table-row>
        <table:table-row table:style-name="ro1">
          <table:table-cell office:value-type="float" office:value="661.354" calcext:value-type="float">
            <text:p>661.354</text:p>
          </table:table-cell>
          <table:table-cell office:value-type="float" office:value="217.755" calcext:value-type="float">
            <text:p>217.755</text:p>
          </table:table-cell>
        </table:table-row>
        <table:table-row table:style-name="ro1">
          <table:table-cell office:value-type="float" office:value="662.356" calcext:value-type="float">
            <text:p>662.356</text:p>
          </table:table-cell>
          <table:table-cell office:value-type="float" office:value="214.657" calcext:value-type="float">
            <text:p>214.657</text:p>
          </table:table-cell>
        </table:table-row>
        <table:table-row table:style-name="ro1">
          <table:table-cell office:value-type="float" office:value="663.345" calcext:value-type="float">
            <text:p>663.345</text:p>
          </table:table-cell>
          <table:table-cell office:value-type="float" office:value="214.305" calcext:value-type="float">
            <text:p>214.305</text:p>
          </table:table-cell>
        </table:table-row>
        <table:table-row table:style-name="ro1">
          <table:table-cell office:value-type="float" office:value="664.255" calcext:value-type="float">
            <text:p>664.255</text:p>
          </table:table-cell>
          <table:table-cell office:value-type="float" office:value="214.32" calcext:value-type="float">
            <text:p>214.32</text:p>
          </table:table-cell>
        </table:table-row>
        <table:table-row table:style-name="ro1">
          <table:table-cell office:value-type="float" office:value="665.264" calcext:value-type="float">
            <text:p>665.264</text:p>
          </table:table-cell>
          <table:table-cell office:value-type="float" office:value="214.31" calcext:value-type="float">
            <text:p>214.31</text:p>
          </table:table-cell>
        </table:table-row>
        <table:table-row table:style-name="ro1">
          <table:table-cell office:value-type="float" office:value="666.309" calcext:value-type="float">
            <text:p>666.309</text:p>
          </table:table-cell>
          <table:table-cell office:value-type="float" office:value="214.312" calcext:value-type="float">
            <text:p>214.312</text:p>
          </table:table-cell>
        </table:table-row>
        <table:table-row table:style-name="ro1">
          <table:table-cell office:value-type="float" office:value="667.342" calcext:value-type="float">
            <text:p>667.342</text:p>
          </table:table-cell>
          <table:table-cell office:value-type="float" office:value="214.315" calcext:value-type="float">
            <text:p>214.315</text:p>
          </table:table-cell>
        </table:table-row>
        <table:table-row table:style-name="ro1">
          <table:table-cell office:value-type="float" office:value="668.345" calcext:value-type="float">
            <text:p>668.345</text:p>
          </table:table-cell>
          <table:table-cell office:value-type="float" office:value="214.317" calcext:value-type="float">
            <text:p>214.317</text:p>
          </table:table-cell>
        </table:table-row>
        <table:table-row table:style-name="ro1">
          <table:table-cell office:value-type="float" office:value="669.351" calcext:value-type="float">
            <text:p>669.351</text:p>
          </table:table-cell>
          <table:table-cell office:value-type="float" office:value="214.315" calcext:value-type="float">
            <text:p>214.315</text:p>
          </table:table-cell>
        </table:table-row>
        <table:table-row table:style-name="ro1">
          <table:table-cell office:value-type="float" office:value="670.345" calcext:value-type="float">
            <text:p>670.345</text:p>
          </table:table-cell>
          <table:table-cell office:value-type="float" office:value="214.32" calcext:value-type="float">
            <text:p>214.32</text:p>
          </table:table-cell>
        </table:table-row>
        <table:table-row table:style-name="ro1">
          <table:table-cell office:value-type="float" office:value="671.386" calcext:value-type="float">
            <text:p>671.386</text:p>
          </table:table-cell>
          <table:table-cell office:value-type="float" office:value="214.325" calcext:value-type="float">
            <text:p>214.325</text:p>
          </table:table-cell>
        </table:table-row>
        <table:table-row table:style-name="ro1">
          <table:table-cell office:value-type="float" office:value="672.388" calcext:value-type="float">
            <text:p>672.388</text:p>
          </table:table-cell>
          <table:table-cell office:value-type="float" office:value="214.312" calcext:value-type="float">
            <text:p>214.312</text:p>
          </table:table-cell>
        </table:table-row>
        <table:table-row table:style-name="ro1">
          <table:table-cell office:value-type="float" office:value="673.412" calcext:value-type="float">
            <text:p>673.412</text:p>
          </table:table-cell>
          <table:table-cell office:value-type="float" office:value="214.312" calcext:value-type="float">
            <text:p>214.312</text:p>
          </table:table-cell>
        </table:table-row>
        <table:table-row table:style-name="ro1">
          <table:table-cell office:value-type="float" office:value="674.416" calcext:value-type="float">
            <text:p>674.416</text:p>
          </table:table-cell>
          <table:table-cell office:value-type="float" office:value="214.317" calcext:value-type="float">
            <text:p>214.317</text:p>
          </table:table-cell>
        </table:table-row>
        <table:table-row table:style-name="ro1">
          <table:table-cell office:value-type="float" office:value="675.449" calcext:value-type="float">
            <text:p>675.449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float" office:value="676.48" calcext:value-type="float">
            <text:p>676.48</text:p>
          </table:table-cell>
          <table:table-cell office:value-type="float" office:value="214.358" calcext:value-type="float">
            <text:p>214.358</text:p>
          </table:table-cell>
        </table:table-row>
        <table:table-row table:style-name="ro1">
          <table:table-cell office:value-type="float" office:value="677.511" calcext:value-type="float">
            <text:p>677.511</text:p>
          </table:table-cell>
          <table:table-cell office:value-type="float" office:value="214.355" calcext:value-type="float">
            <text:p>214.355</text:p>
          </table:table-cell>
        </table:table-row>
        <table:table-row table:style-name="ro1">
          <table:table-cell office:value-type="float" office:value="678.51" calcext:value-type="float">
            <text:p>678.51</text:p>
          </table:table-cell>
          <table:table-cell office:value-type="float" office:value="214.35" calcext:value-type="float">
            <text:p>214.35</text:p>
          </table:table-cell>
        </table:table-row>
        <table:table-row table:style-name="ro1">
          <table:table-cell office:value-type="float" office:value="679.585" calcext:value-type="float">
            <text:p>679.585</text:p>
          </table:table-cell>
          <table:table-cell office:value-type="float" office:value="214.347" calcext:value-type="float">
            <text:p>214.347</text:p>
          </table:table-cell>
        </table:table-row>
        <table:table-row table:style-name="ro1">
          <table:table-cell office:value-type="float" office:value="680.582" calcext:value-type="float">
            <text:p>680.582</text:p>
          </table:table-cell>
          <table:table-cell office:value-type="float" office:value="214.35" calcext:value-type="float">
            <text:p>214.35</text:p>
          </table:table-cell>
        </table:table-row>
        <table:table-row table:style-name="ro1">
          <table:table-cell office:value-type="float" office:value="681.624" calcext:value-type="float">
            <text:p>681.624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682.635" calcext:value-type="float">
            <text:p>682.635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float" office:value="683.645" calcext:value-type="float">
            <text:p>683.645</text:p>
          </table:table-cell>
          <table:table-cell office:value-type="float" office:value="214.377" calcext:value-type="float">
            <text:p>214.377</text:p>
          </table:table-cell>
        </table:table-row>
        <table:table-row table:style-name="ro1">
          <table:table-cell office:value-type="float" office:value="684.675" calcext:value-type="float">
            <text:p>684.675</text:p>
          </table:table-cell>
          <table:table-cell office:value-type="float" office:value="214.363" calcext:value-type="float">
            <text:p>214.363</text:p>
          </table:table-cell>
        </table:table-row>
        <table:table-row table:style-name="ro1">
          <table:table-cell office:value-type="float" office:value="685.679" calcext:value-type="float">
            <text:p>685.679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float" office:value="686.708" calcext:value-type="float">
            <text:p>686.708</text:p>
          </table:table-cell>
          <table:table-cell office:value-type="float" office:value="214.352" calcext:value-type="float">
            <text:p>214.352</text:p>
          </table:table-cell>
        </table:table-row>
        <table:table-row table:style-name="ro1">
          <table:table-cell office:value-type="float" office:value="687.701" calcext:value-type="float">
            <text:p>687.701</text:p>
          </table:table-cell>
          <table:table-cell office:value-type="float" office:value="214.373" calcext:value-type="float">
            <text:p>214.373</text:p>
          </table:table-cell>
        </table:table-row>
        <table:table-row table:style-name="ro1">
          <table:table-cell office:value-type="float" office:value="688.702" calcext:value-type="float">
            <text:p>688.702</text:p>
          </table:table-cell>
          <table:table-cell office:value-type="float" office:value="214.345" calcext:value-type="float">
            <text:p>214.345</text:p>
          </table:table-cell>
        </table:table-row>
        <table:table-row table:style-name="ro1">
          <table:table-cell office:value-type="float" office:value="689.712" calcext:value-type="float">
            <text:p>689.712</text:p>
          </table:table-cell>
          <table:table-cell office:value-type="float" office:value="214.355" calcext:value-type="float">
            <text:p>214.355</text:p>
          </table:table-cell>
        </table:table-row>
        <table:table-row table:style-name="ro1">
          <table:table-cell office:value-type="float" office:value="690.713" calcext:value-type="float">
            <text:p>690.713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691.709" calcext:value-type="float">
            <text:p>691.709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float" office:value="692.708" calcext:value-type="float">
            <text:p>692.708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float" office:value="693.708" calcext:value-type="float">
            <text:p>693.708</text:p>
          </table:table-cell>
          <table:table-cell office:value-type="float" office:value="214.37" calcext:value-type="float">
            <text:p>214.37</text:p>
          </table:table-cell>
        </table:table-row>
        <table:table-row table:style-name="ro1">
          <table:table-cell office:value-type="float" office:value="694.716" calcext:value-type="float">
            <text:p>694.716</text:p>
          </table:table-cell>
          <table:table-cell office:value-type="float" office:value="214.373" calcext:value-type="float">
            <text:p>214.373</text:p>
          </table:table-cell>
        </table:table-row>
        <table:table-row table:style-name="ro1">
          <table:table-cell office:value-type="float" office:value="695.749" calcext:value-type="float">
            <text:p>695.749</text:p>
          </table:table-cell>
          <table:table-cell office:value-type="float" office:value="214.368" calcext:value-type="float">
            <text:p>214.368</text:p>
          </table:table-cell>
        </table:table-row>
        <table:table-row table:style-name="ro1">
          <table:table-cell office:value-type="float" office:value="696.744" calcext:value-type="float">
            <text:p>696.744</text:p>
          </table:table-cell>
          <table:table-cell office:value-type="float" office:value="214.37" calcext:value-type="float">
            <text:p>214.37</text:p>
          </table:table-cell>
        </table:table-row>
        <table:table-row table:style-name="ro1">
          <table:table-cell office:value-type="float" office:value="697.783" calcext:value-type="float">
            <text:p>697.783</text:p>
          </table:table-cell>
          <table:table-cell office:value-type="float" office:value="214.377" calcext:value-type="float">
            <text:p>214.377</text:p>
          </table:table-cell>
        </table:table-row>
        <table:table-row table:style-name="ro1">
          <table:table-cell office:value-type="float" office:value="698.777" calcext:value-type="float">
            <text:p>698.777</text:p>
          </table:table-cell>
          <table:table-cell office:value-type="float" office:value="214.37" calcext:value-type="float">
            <text:p>214.37</text:p>
          </table:table-cell>
        </table:table-row>
        <table:table-row table:style-name="ro1">
          <table:table-cell office:value-type="float" office:value="699.792" calcext:value-type="float">
            <text:p>699.792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00.821" calcext:value-type="float">
            <text:p>700.821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01.826" calcext:value-type="float">
            <text:p>701.826</text:p>
          </table:table-cell>
          <table:table-cell office:value-type="float" office:value="214.382" calcext:value-type="float">
            <text:p>214.382</text:p>
          </table:table-cell>
        </table:table-row>
        <table:table-row table:style-name="ro1">
          <table:table-cell office:value-type="float" office:value="702.851" calcext:value-type="float">
            <text:p>702.851</text:p>
          </table:table-cell>
          <table:table-cell office:value-type="float" office:value="214.365" calcext:value-type="float">
            <text:p>214.365</text:p>
          </table:table-cell>
        </table:table-row>
        <table:table-row table:style-name="ro1">
          <table:table-cell office:value-type="float" office:value="703.849" calcext:value-type="float">
            <text:p>703.849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704.851" calcext:value-type="float">
            <text:p>704.851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705.881" calcext:value-type="float">
            <text:p>705.881</text:p>
          </table:table-cell>
          <table:table-cell office:value-type="float" office:value="214.377" calcext:value-type="float">
            <text:p>214.377</text:p>
          </table:table-cell>
        </table:table-row>
        <table:table-row table:style-name="ro1">
          <table:table-cell office:value-type="float" office:value="706.883" calcext:value-type="float">
            <text:p>706.883</text:p>
          </table:table-cell>
          <table:table-cell office:value-type="float" office:value="214.37" calcext:value-type="float">
            <text:p>214.37</text:p>
          </table:table-cell>
        </table:table-row>
        <table:table-row table:style-name="ro1">
          <table:table-cell office:value-type="float" office:value="707.918" calcext:value-type="float">
            <text:p>707.918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708.911" calcext:value-type="float">
            <text:p>708.911</text:p>
          </table:table-cell>
          <table:table-cell office:value-type="float" office:value="214.377" calcext:value-type="float">
            <text:p>214.377</text:p>
          </table:table-cell>
        </table:table-row>
        <table:table-row table:style-name="ro1">
          <table:table-cell office:value-type="float" office:value="709.916" calcext:value-type="float">
            <text:p>709.916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710.929" calcext:value-type="float">
            <text:p>710.929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711.951" calcext:value-type="float">
            <text:p>711.951</text:p>
          </table:table-cell>
          <table:table-cell office:value-type="float" office:value="214.382" calcext:value-type="float">
            <text:p>214.382</text:p>
          </table:table-cell>
        </table:table-row>
        <table:table-row table:style-name="ro1">
          <table:table-cell office:value-type="float" office:value="712.947" calcext:value-type="float">
            <text:p>712.947</text:p>
          </table:table-cell>
          <table:table-cell office:value-type="float" office:value="214.377" calcext:value-type="float">
            <text:p>214.377</text:p>
          </table:table-cell>
        </table:table-row>
        <table:table-row table:style-name="ro1">
          <table:table-cell office:value-type="float" office:value="713.955" calcext:value-type="float">
            <text:p>713.955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14.954" calcext:value-type="float">
            <text:p>714.954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15.965" calcext:value-type="float">
            <text:p>715.965</text:p>
          </table:table-cell>
          <table:table-cell office:value-type="float" office:value="214.373" calcext:value-type="float">
            <text:p>214.373</text:p>
          </table:table-cell>
        </table:table-row>
        <table:table-row table:style-name="ro1">
          <table:table-cell office:value-type="float" office:value="716.99" calcext:value-type="float">
            <text:p>716.99</text:p>
          </table:table-cell>
          <table:table-cell office:value-type="float" office:value="214.373" calcext:value-type="float">
            <text:p>214.373</text:p>
          </table:table-cell>
        </table:table-row>
        <table:table-row table:style-name="ro1">
          <table:table-cell office:value-type="float" office:value="718.002" calcext:value-type="float">
            <text:p>718.002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719.019" calcext:value-type="float">
            <text:p>719.019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720.071" calcext:value-type="float">
            <text:p>720.071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721.085" calcext:value-type="float">
            <text:p>721.085</text:p>
          </table:table-cell>
          <table:table-cell office:value-type="float" office:value="214.39" calcext:value-type="float">
            <text:p>214.39</text:p>
          </table:table-cell>
        </table:table-row>
        <table:table-row table:style-name="ro1">
          <table:table-cell office:value-type="float" office:value="722.121" calcext:value-type="float">
            <text:p>722.121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723.101" calcext:value-type="float">
            <text:p>723.101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24.112" calcext:value-type="float">
            <text:p>724.112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725.151" calcext:value-type="float">
            <text:p>725.151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26.142" calcext:value-type="float">
            <text:p>726.142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27.138" calcext:value-type="float">
            <text:p>727.138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728.161" calcext:value-type="float">
            <text:p>728.161</text:p>
          </table:table-cell>
          <table:table-cell office:value-type="float" office:value="214.39" calcext:value-type="float">
            <text:p>214.39</text:p>
          </table:table-cell>
        </table:table-row>
        <table:table-row table:style-name="ro1">
          <table:table-cell office:value-type="float" office:value="729.131" calcext:value-type="float">
            <text:p>729.131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30.15" calcext:value-type="float">
            <text:p>730.15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31.184" calcext:value-type="float">
            <text:p>731.184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32.216" calcext:value-type="float">
            <text:p>732.216</text:p>
          </table:table-cell>
          <table:table-cell office:value-type="float" office:value="214.39" calcext:value-type="float">
            <text:p>214.39</text:p>
          </table:table-cell>
        </table:table-row>
        <table:table-row table:style-name="ro1">
          <table:table-cell office:value-type="float" office:value="733.219" calcext:value-type="float">
            <text:p>733.219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34.254" calcext:value-type="float">
            <text:p>734.254</text:p>
          </table:table-cell>
          <table:table-cell office:value-type="float" office:value="214.377" calcext:value-type="float">
            <text:p>214.377</text:p>
          </table:table-cell>
        </table:table-row>
        <table:table-row table:style-name="ro1">
          <table:table-cell office:value-type="float" office:value="735.253" calcext:value-type="float">
            <text:p>735.253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36.273" calcext:value-type="float">
            <text:p>736.273</text:p>
          </table:table-cell>
          <table:table-cell office:value-type="float" office:value="214.375" calcext:value-type="float">
            <text:p>214.375</text:p>
          </table:table-cell>
        </table:table-row>
        <table:table-row table:style-name="ro1">
          <table:table-cell office:value-type="float" office:value="737.286" calcext:value-type="float">
            <text:p>737.286</text:p>
          </table:table-cell>
          <table:table-cell office:value-type="float" office:value="214.382" calcext:value-type="float">
            <text:p>214.382</text:p>
          </table:table-cell>
        </table:table-row>
        <table:table-row table:style-name="ro1">
          <table:table-cell office:value-type="float" office:value="738.324" calcext:value-type="float">
            <text:p>738.324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39.352" calcext:value-type="float">
            <text:p>739.352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40.356" calcext:value-type="float">
            <text:p>740.356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41.351" calcext:value-type="float">
            <text:p>741.351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42.363" calcext:value-type="float">
            <text:p>742.363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43.353" calcext:value-type="float">
            <text:p>743.353</text:p>
          </table:table-cell>
          <table:table-cell office:value-type="float" office:value="214.373" calcext:value-type="float">
            <text:p>214.373</text:p>
          </table:table-cell>
        </table:table-row>
        <table:table-row table:style-name="ro1">
          <table:table-cell office:value-type="float" office:value="744.363" calcext:value-type="float">
            <text:p>744.363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745.355" calcext:value-type="float">
            <text:p>745.355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46.362" calcext:value-type="float">
            <text:p>746.362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47.354" calcext:value-type="float">
            <text:p>747.354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48.362" calcext:value-type="float">
            <text:p>748.362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749.395" calcext:value-type="float">
            <text:p>749.395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750.44" calcext:value-type="float">
            <text:p>750.44</text:p>
          </table:table-cell>
          <table:table-cell office:value-type="float" office:value="214.39" calcext:value-type="float">
            <text:p>214.39</text:p>
          </table:table-cell>
        </table:table-row>
        <table:table-row table:style-name="ro1">
          <table:table-cell office:value-type="float" office:value="751.425" calcext:value-type="float">
            <text:p>751.425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52.463" calcext:value-type="float">
            <text:p>752.463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53.453" calcext:value-type="float">
            <text:p>753.453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54.471" calcext:value-type="float">
            <text:p>754.471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55.473" calcext:value-type="float">
            <text:p>755.473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56.475" calcext:value-type="float">
            <text:p>756.475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757.478" calcext:value-type="float">
            <text:p>757.478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58.484" calcext:value-type="float">
            <text:p>758.484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59.487" calcext:value-type="float">
            <text:p>759.487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60.512" calcext:value-type="float">
            <text:p>760.512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61.515" calcext:value-type="float">
            <text:p>761.515</text:p>
          </table:table-cell>
          <table:table-cell office:value-type="float" office:value="214.39" calcext:value-type="float">
            <text:p>214.39</text:p>
          </table:table-cell>
        </table:table-row>
        <table:table-row table:style-name="ro1">
          <table:table-cell office:value-type="float" office:value="762.517" calcext:value-type="float">
            <text:p>762.517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63.507" calcext:value-type="float">
            <text:p>763.507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64.559" calcext:value-type="float">
            <text:p>764.559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65.595" calcext:value-type="float">
            <text:p>765.595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766.67" calcext:value-type="float">
            <text:p>766.67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67.692" calcext:value-type="float">
            <text:p>767.692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68.689" calcext:value-type="float">
            <text:p>768.689</text:p>
          </table:table-cell>
          <table:table-cell office:value-type="float" office:value="214.405" calcext:value-type="float">
            <text:p>214.405</text:p>
          </table:table-cell>
        </table:table-row>
        <table:table-row table:style-name="ro1">
          <table:table-cell office:value-type="float" office:value="769.705" calcext:value-type="float">
            <text:p>769.705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770.728" calcext:value-type="float">
            <text:p>770.728</text:p>
          </table:table-cell>
          <table:table-cell office:value-type="float" office:value="214.412" calcext:value-type="float">
            <text:p>214.412</text:p>
          </table:table-cell>
        </table:table-row>
        <table:table-row table:style-name="ro1">
          <table:table-cell office:value-type="float" office:value="771.726" calcext:value-type="float">
            <text:p>771.726</text:p>
          </table:table-cell>
          <table:table-cell office:value-type="float" office:value="214.405" calcext:value-type="float">
            <text:p>214.405</text:p>
          </table:table-cell>
        </table:table-row>
        <table:table-row table:style-name="ro1">
          <table:table-cell office:value-type="float" office:value="772.711" calcext:value-type="float">
            <text:p>772.711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73.725" calcext:value-type="float">
            <text:p>773.725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74.729" calcext:value-type="float">
            <text:p>774.729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75.743" calcext:value-type="float">
            <text:p>775.743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76.781" calcext:value-type="float">
            <text:p>776.781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77.773" calcext:value-type="float">
            <text:p>777.773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778.774" calcext:value-type="float">
            <text:p>778.774</text:p>
          </table:table-cell>
          <table:table-cell office:value-type="float" office:value="214.412" calcext:value-type="float">
            <text:p>214.412</text:p>
          </table:table-cell>
        </table:table-row>
        <table:table-row table:style-name="ro1">
          <table:table-cell office:value-type="float" office:value="779.812" calcext:value-type="float">
            <text:p>779.812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80.813" calcext:value-type="float">
            <text:p>780.813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781.817" calcext:value-type="float">
            <text:p>781.817</text:p>
          </table:table-cell>
          <table:table-cell office:value-type="float" office:value="214.41" calcext:value-type="float">
            <text:p>214.41</text:p>
          </table:table-cell>
        </table:table-row>
        <table:table-row table:style-name="ro1">
          <table:table-cell office:value-type="float" office:value="782.813" calcext:value-type="float">
            <text:p>782.813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83.808" calcext:value-type="float">
            <text:p>783.808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84.819" calcext:value-type="float">
            <text:p>784.819</text:p>
          </table:table-cell>
          <table:table-cell office:value-type="float" office:value="214.407" calcext:value-type="float">
            <text:p>214.407</text:p>
          </table:table-cell>
        </table:table-row>
        <table:table-row table:style-name="ro1">
          <table:table-cell office:value-type="float" office:value="785.809" calcext:value-type="float">
            <text:p>785.809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86.817" calcext:value-type="float">
            <text:p>786.817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787.817" calcext:value-type="float">
            <text:p>787.817</text:p>
          </table:table-cell>
          <table:table-cell office:value-type="float" office:value="214.412" calcext:value-type="float">
            <text:p>214.412</text:p>
          </table:table-cell>
        </table:table-row>
        <table:table-row table:style-name="ro1">
          <table:table-cell office:value-type="float" office:value="788.809" calcext:value-type="float">
            <text:p>788.809</text:p>
          </table:table-cell>
          <table:table-cell office:value-type="float" office:value="214.412" calcext:value-type="float">
            <text:p>214.412</text:p>
          </table:table-cell>
        </table:table-row>
        <table:table-row table:style-name="ro1">
          <table:table-cell office:value-type="float" office:value="789.805" calcext:value-type="float">
            <text:p>789.805</text:p>
          </table:table-cell>
          <table:table-cell office:value-type="float" office:value="214.405" calcext:value-type="float">
            <text:p>214.405</text:p>
          </table:table-cell>
        </table:table-row>
        <table:table-row table:style-name="ro1">
          <table:table-cell office:value-type="float" office:value="790.86" calcext:value-type="float">
            <text:p>790.86</text:p>
          </table:table-cell>
          <table:table-cell office:value-type="float" office:value="214.412" calcext:value-type="float">
            <text:p>214.412</text:p>
          </table:table-cell>
        </table:table-row>
        <table:table-row table:style-name="ro1">
          <table:table-cell office:value-type="float" office:value="791.893" calcext:value-type="float">
            <text:p>791.893</text:p>
          </table:table-cell>
          <table:table-cell office:value-type="float" office:value="214.393" calcext:value-type="float">
            <text:p>214.393</text:p>
          </table:table-cell>
        </table:table-row>
        <table:table-row table:style-name="ro1">
          <table:table-cell office:value-type="float" office:value="792.892" calcext:value-type="float">
            <text:p>792.892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793.942" calcext:value-type="float">
            <text:p>793.942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796.036" calcext:value-type="float">
            <text:p>796.036</text:p>
          </table:table-cell>
          <table:table-cell office:value-type="float" office:value="214.388" calcext:value-type="float">
            <text:p>214.388</text:p>
          </table:table-cell>
        </table:table-row>
        <table:table-row table:style-name="ro1">
          <table:table-cell office:value-type="float" office:value="797.067" calcext:value-type="float">
            <text:p>797.067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798.066" calcext:value-type="float">
            <text:p>798.066</text:p>
          </table:table-cell>
          <table:table-cell office:value-type="float" office:value="214.418" calcext:value-type="float">
            <text:p>214.418</text:p>
          </table:table-cell>
        </table:table-row>
        <table:table-row table:style-name="ro1">
          <table:table-cell office:value-type="float" office:value="799.066" calcext:value-type="float">
            <text:p>799.066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800.074" calcext:value-type="float">
            <text:p>800.074</text:p>
          </table:table-cell>
          <table:table-cell office:value-type="float" office:value="214.385" calcext:value-type="float">
            <text:p>214.385</text:p>
          </table:table-cell>
        </table:table-row>
        <table:table-row table:style-name="ro1">
          <table:table-cell office:value-type="float" office:value="801.101" calcext:value-type="float">
            <text:p>801.101</text:p>
          </table:table-cell>
          <table:table-cell office:value-type="float" office:value="214.405" calcext:value-type="float">
            <text:p>214.405</text:p>
          </table:table-cell>
        </table:table-row>
        <table:table-row table:style-name="ro1">
          <table:table-cell office:value-type="float" office:value="802.103" calcext:value-type="float">
            <text:p>802.103</text:p>
          </table:table-cell>
          <table:table-cell office:value-type="float" office:value="214.405" calcext:value-type="float">
            <text:p>214.405</text:p>
          </table:table-cell>
        </table:table-row>
        <table:table-row table:style-name="ro1">
          <table:table-cell office:value-type="float" office:value="803.085" calcext:value-type="float">
            <text:p>803.085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804.107" calcext:value-type="float">
            <text:p>804.107</text:p>
          </table:table-cell>
          <table:table-cell office:value-type="float" office:value="214.415" calcext:value-type="float">
            <text:p>214.415</text:p>
          </table:table-cell>
        </table:table-row>
        <table:table-row table:style-name="ro1">
          <table:table-cell office:value-type="float" office:value="805.113" calcext:value-type="float">
            <text:p>805.113</text:p>
          </table:table-cell>
          <table:table-cell office:value-type="float" office:value="214.425" calcext:value-type="float">
            <text:p>214.425</text:p>
          </table:table-cell>
        </table:table-row>
        <table:table-row table:style-name="ro1">
          <table:table-cell office:value-type="float" office:value="806.112" calcext:value-type="float">
            <text:p>806.112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807.109" calcext:value-type="float">
            <text:p>807.109</text:p>
          </table:table-cell>
          <table:table-cell office:value-type="float" office:value="214.43" calcext:value-type="float">
            <text:p>214.43</text:p>
          </table:table-cell>
        </table:table-row>
        <table:table-row table:style-name="ro1">
          <table:table-cell office:value-type="float" office:value="808.114" calcext:value-type="float">
            <text:p>808.114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809.178" calcext:value-type="float">
            <text:p>809.178</text:p>
          </table:table-cell>
          <table:table-cell office:value-type="float" office:value="214.412" calcext:value-type="float">
            <text:p>214.412</text:p>
          </table:table-cell>
        </table:table-row>
        <table:table-row table:style-name="ro1">
          <table:table-cell office:value-type="float" office:value="810.183" calcext:value-type="float">
            <text:p>810.183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811.177" calcext:value-type="float">
            <text:p>811.177</text:p>
          </table:table-cell>
          <table:table-cell office:value-type="float" office:value="214.41" calcext:value-type="float">
            <text:p>214.41</text:p>
          </table:table-cell>
        </table:table-row>
        <table:table-row table:style-name="ro1">
          <table:table-cell office:value-type="float" office:value="812.246" calcext:value-type="float">
            <text:p>812.246</text:p>
          </table:table-cell>
          <table:table-cell office:value-type="float" office:value="214.41" calcext:value-type="float">
            <text:p>214.41</text:p>
          </table:table-cell>
        </table:table-row>
        <table:table-row table:style-name="ro1">
          <table:table-cell office:value-type="float" office:value="813.247" calcext:value-type="float">
            <text:p>813.247</text:p>
          </table:table-cell>
          <table:table-cell office:value-type="float" office:value="214.407" calcext:value-type="float">
            <text:p>214.407</text:p>
          </table:table-cell>
        </table:table-row>
        <table:table-row table:style-name="ro1">
          <table:table-cell office:value-type="float" office:value="814.282" calcext:value-type="float">
            <text:p>814.282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815.317" calcext:value-type="float">
            <text:p>815.317</text:p>
          </table:table-cell>
          <table:table-cell office:value-type="float" office:value="214.395" calcext:value-type="float">
            <text:p>214.395</text:p>
          </table:table-cell>
        </table:table-row>
        <table:table-row table:style-name="ro1">
          <table:table-cell office:value-type="float" office:value="816.331" calcext:value-type="float">
            <text:p>816.331</text:p>
          </table:table-cell>
          <table:table-cell office:value-type="float" office:value="214.4" calcext:value-type="float">
            <text:p>214.4</text:p>
          </table:table-cell>
        </table:table-row>
        <table:table-row table:style-name="ro1">
          <table:table-cell office:value-type="float" office:value="817.312" calcext:value-type="float">
            <text:p>817.312</text:p>
          </table:table-cell>
          <table:table-cell office:value-type="float" office:value="214.398" calcext:value-type="float">
            <text:p>214.398</text:p>
          </table:table-cell>
        </table:table-row>
        <table:table-row table:style-name="ro1">
          <table:table-cell office:value-type="float" office:value="818.321" calcext:value-type="float">
            <text:p>818.321</text:p>
          </table:table-cell>
          <table:table-cell office:value-type="float" office:value="214.403" calcext:value-type="float">
            <text:p>214.403</text:p>
          </table:table-cell>
        </table:table-row>
        <table:table-row table:style-name="ro1">
          <table:table-cell office:value-type="float" office:value="819.357" calcext:value-type="float">
            <text:p>819.357</text:p>
          </table:table-cell>
          <table:table-cell office:value-type="float" office:value="215.78" calcext:value-type="float">
            <text:p>215.78</text:p>
          </table:table-cell>
        </table:table-row>
        <table:table-row table:style-name="ro1">
          <table:table-cell office:value-type="float" office:value="820.329" calcext:value-type="float">
            <text:p>820.329</text:p>
          </table:table-cell>
          <table:table-cell office:value-type="float" office:value="215.755" calcext:value-type="float">
            <text:p>215.755</text:p>
          </table:table-cell>
        </table:table-row>
        <table:table-row table:style-name="ro1">
          <table:table-cell office:value-type="float" office:value="821.414" calcext:value-type="float">
            <text:p>821.414</text:p>
          </table:table-cell>
          <table:table-cell office:value-type="float" office:value="215.665" calcext:value-type="float">
            <text:p>215.665</text:p>
          </table:table-cell>
        </table:table-row>
        <table:table-row table:style-name="ro1">
          <table:table-cell office:value-type="float" office:value="822.323" calcext:value-type="float">
            <text:p>822.323</text:p>
          </table:table-cell>
          <table:table-cell office:value-type="float" office:value="215.708" calcext:value-type="float">
            <text:p>215.708</text:p>
          </table:table-cell>
        </table:table-row>
        <table:table-row table:style-name="ro1">
          <table:table-cell office:value-type="float" office:value="823.356" calcext:value-type="float">
            <text:p>823.356</text:p>
          </table:table-cell>
          <table:table-cell office:value-type="float" office:value="215.713" calcext:value-type="float">
            <text:p>215.713</text:p>
          </table:table-cell>
        </table:table-row>
        <table:table-row table:style-name="ro1">
          <table:table-cell office:value-type="float" office:value="824.526" calcext:value-type="float">
            <text:p>824.526</text:p>
          </table:table-cell>
          <table:table-cell office:value-type="float" office:value="215.825" calcext:value-type="float">
            <text:p>215.825</text:p>
          </table:table-cell>
        </table:table-row>
        <table:table-row table:style-name="ro1">
          <table:table-cell office:value-type="float" office:value="825.404" calcext:value-type="float">
            <text:p>825.404</text:p>
          </table:table-cell>
          <table:table-cell office:value-type="float" office:value="215.838" calcext:value-type="float">
            <text:p>215.838</text:p>
          </table:table-cell>
        </table:table-row>
        <table:table-row table:style-name="ro1">
          <table:table-cell office:value-type="float" office:value="826.413" calcext:value-type="float">
            <text:p>826.413</text:p>
          </table:table-cell>
          <table:table-cell office:value-type="float" office:value="215.773" calcext:value-type="float">
            <text:p>215.773</text:p>
          </table:table-cell>
        </table:table-row>
        <table:table-row table:style-name="ro1">
          <table:table-cell office:value-type="float" office:value="827.435" calcext:value-type="float">
            <text:p>827.435</text:p>
          </table:table-cell>
          <table:table-cell office:value-type="float" office:value="215.825" calcext:value-type="float">
            <text:p>215.825</text:p>
          </table:table-cell>
        </table:table-row>
        <table:table-row table:style-name="ro1">
          <table:table-cell office:value-type="float" office:value="828.441" calcext:value-type="float">
            <text:p>828.441</text:p>
          </table:table-cell>
          <table:table-cell office:value-type="float" office:value="215.825" calcext:value-type="float">
            <text:p>215.825</text:p>
          </table:table-cell>
        </table:table-row>
        <table:table-row table:style-name="ro1">
          <table:table-cell office:value-type="float" office:value="829.484" calcext:value-type="float">
            <text:p>829.484</text:p>
          </table:table-cell>
          <table:table-cell office:value-type="float" office:value="215.825" calcext:value-type="float">
            <text:p>215.825</text:p>
          </table:table-cell>
        </table:table-row>
        <table:table-row table:style-name="ro1">
          <table:table-cell office:value-type="float" office:value="830.571" calcext:value-type="float">
            <text:p>830.571</text:p>
          </table:table-cell>
          <table:table-cell office:value-type="float" office:value="215.83" calcext:value-type="float">
            <text:p>215.83</text:p>
          </table:table-cell>
        </table:table-row>
        <table:table-row table:style-name="ro1">
          <table:table-cell office:value-type="float" office:value="831.601" calcext:value-type="float">
            <text:p>831.601</text:p>
          </table:table-cell>
          <table:table-cell office:value-type="float" office:value="216.127" calcext:value-type="float">
            <text:p>216.127</text:p>
          </table:table-cell>
        </table:table-row>
        <table:table-row table:style-name="ro1">
          <table:table-cell office:value-type="float" office:value="832.555" calcext:value-type="float">
            <text:p>832.555</text:p>
          </table:table-cell>
          <table:table-cell office:value-type="float" office:value="219.52" calcext:value-type="float">
            <text:p>219.52</text:p>
          </table:table-cell>
        </table:table-row>
        <table:table-row table:style-name="ro1">
          <table:table-cell office:value-type="float" office:value="833.57" calcext:value-type="float">
            <text:p>833.57</text:p>
          </table:table-cell>
          <table:table-cell office:value-type="float" office:value="219.377" calcext:value-type="float">
            <text:p>219.377</text:p>
          </table:table-cell>
        </table:table-row>
        <table:table-row table:style-name="ro1">
          <table:table-cell office:value-type="float" office:value="834.67" calcext:value-type="float">
            <text:p>834.67</text:p>
          </table:table-cell>
          <table:table-cell office:value-type="float" office:value="218.613" calcext:value-type="float">
            <text:p>218.613</text:p>
          </table:table-cell>
        </table:table-row>
        <table:table-row table:style-name="ro1">
          <table:table-cell office:value-type="float" office:value="835.529" calcext:value-type="float">
            <text:p>835.529</text:p>
          </table:table-cell>
          <table:table-cell office:value-type="float" office:value="218.602" calcext:value-type="float">
            <text:p>218.602</text:p>
          </table:table-cell>
        </table:table-row>
        <table:table-row table:style-name="ro1">
          <table:table-cell office:value-type="float" office:value="836.707" calcext:value-type="float">
            <text:p>836.707</text:p>
          </table:table-cell>
          <table:table-cell office:value-type="float" office:value="218.578" calcext:value-type="float">
            <text:p>218.578</text:p>
          </table:table-cell>
        </table:table-row>
        <table:table-row table:style-name="ro1">
          <table:table-cell office:value-type="float" office:value="837.626" calcext:value-type="float">
            <text:p>837.626</text:p>
          </table:table-cell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float" office:value="838.651" calcext:value-type="float">
            <text:p>838.651</text:p>
          </table:table-cell>
          <table:table-cell office:value-type="float" office:value="218.532" calcext:value-type="float">
            <text:p>218.532</text:p>
          </table:table-cell>
        </table:table-row>
        <table:table-row table:style-name="ro1">
          <table:table-cell office:value-type="float" office:value="839.663" calcext:value-type="float">
            <text:p>839.663</text:p>
          </table:table-cell>
          <table:table-cell office:value-type="float" office:value="219.3" calcext:value-type="float">
            <text:p>219.3</text:p>
          </table:table-cell>
        </table:table-row>
        <table:table-row table:style-name="ro1">
          <table:table-cell office:value-type="float" office:value="840.701" calcext:value-type="float">
            <text:p>840.701</text:p>
          </table:table-cell>
          <table:table-cell office:value-type="float" office:value="218.57" calcext:value-type="float">
            <text:p>218.57</text:p>
          </table:table-cell>
        </table:table-row>
        <table:table-row table:style-name="ro1">
          <table:table-cell office:value-type="float" office:value="841.699" calcext:value-type="float">
            <text:p>841.699</text:p>
          </table:table-cell>
          <table:table-cell office:value-type="float" office:value="218.56" calcext:value-type="float">
            <text:p>218.56</text:p>
          </table:table-cell>
        </table:table-row>
        <table:table-row table:style-name="ro1">
          <table:table-cell office:value-type="float" office:value="842.737" calcext:value-type="float">
            <text:p>842.737</text:p>
          </table:table-cell>
          <table:table-cell office:value-type="float" office:value="218.532" calcext:value-type="float">
            <text:p>218.532</text:p>
          </table:table-cell>
        </table:table-row>
        <table:table-row table:style-name="ro1">
          <table:table-cell office:value-type="float" office:value="843.683" calcext:value-type="float">
            <text:p>843.683</text:p>
          </table:table-cell>
          <table:table-cell office:value-type="float" office:value="218.532" calcext:value-type="float">
            <text:p>218.532</text:p>
          </table:table-cell>
        </table:table-row>
        <table:table-row table:style-name="ro1">
          <table:table-cell office:value-type="float" office:value="844.749" calcext:value-type="float">
            <text:p>844.749</text:p>
          </table:table-cell>
          <table:table-cell office:value-type="float" office:value="218.48" calcext:value-type="float">
            <text:p>218.48</text:p>
          </table:table-cell>
        </table:table-row>
        <table:table-row table:style-name="ro1">
          <table:table-cell office:value-type="float" office:value="845.744" calcext:value-type="float">
            <text:p>845.744</text:p>
          </table:table-cell>
          <table:table-cell office:value-type="float" office:value="218.428" calcext:value-type="float">
            <text:p>218.428</text:p>
          </table:table-cell>
        </table:table-row>
        <table:table-row table:style-name="ro1">
          <table:table-cell office:value-type="float" office:value="846.819" calcext:value-type="float">
            <text:p>846.819</text:p>
          </table:table-cell>
          <table:table-cell office:value-type="float" office:value="219.918" calcext:value-type="float">
            <text:p>219.918</text:p>
          </table:table-cell>
        </table:table-row>
        <table:table-row table:style-name="ro1">
          <table:table-cell office:value-type="float" office:value="847.785" calcext:value-type="float">
            <text:p>847.785</text:p>
          </table:table-cell>
          <table:table-cell office:value-type="float" office:value="220.518" calcext:value-type="float">
            <text:p>220.518</text:p>
          </table:table-cell>
        </table:table-row>
        <table:table-row table:style-name="ro1">
          <table:table-cell office:value-type="float" office:value="848.906" calcext:value-type="float">
            <text:p>848.906</text:p>
          </table:table-cell>
          <table:table-cell office:value-type="float" office:value="219.738" calcext:value-type="float">
            <text:p>219.738</text:p>
          </table:table-cell>
        </table:table-row>
        <table:table-row table:style-name="ro1">
          <table:table-cell office:value-type="float" office:value="849.947" calcext:value-type="float">
            <text:p>849.947</text:p>
          </table:table-cell>
          <table:table-cell office:value-type="float" office:value="220.71" calcext:value-type="float">
            <text:p>220.71</text:p>
          </table:table-cell>
        </table:table-row>
        <table:table-row table:style-name="ro1">
          <table:table-cell office:value-type="float" office:value="850.889" calcext:value-type="float">
            <text:p>850.889</text:p>
          </table:table-cell>
          <table:table-cell office:value-type="float" office:value="221.34" calcext:value-type="float">
            <text:p>221.34</text:p>
          </table:table-cell>
        </table:table-row>
        <table:table-row table:style-name="ro1">
          <table:table-cell office:value-type="float" office:value="851.897" calcext:value-type="float">
            <text:p>851.897</text:p>
          </table:table-cell>
          <table:table-cell office:value-type="float" office:value="221.338" calcext:value-type="float">
            <text:p>221.338</text:p>
          </table:table-cell>
        </table:table-row>
        <table:table-row table:style-name="ro1">
          <table:table-cell office:value-type="float" office:value="852.893" calcext:value-type="float">
            <text:p>852.893</text:p>
          </table:table-cell>
          <table:table-cell office:value-type="float" office:value="221.438" calcext:value-type="float">
            <text:p>221.438</text:p>
          </table:table-cell>
        </table:table-row>
        <table:table-row table:style-name="ro1">
          <table:table-cell office:value-type="float" office:value="853.959" calcext:value-type="float">
            <text:p>853.959</text:p>
          </table:table-cell>
          <table:table-cell office:value-type="float" office:value="221.002" calcext:value-type="float">
            <text:p>221.002</text:p>
          </table:table-cell>
        </table:table-row>
        <table:table-row table:style-name="ro1">
          <table:table-cell office:value-type="float" office:value="854.992" calcext:value-type="float">
            <text:p>854.992</text:p>
          </table:table-cell>
          <table:table-cell office:value-type="float" office:value="221.738" calcext:value-type="float">
            <text:p>221.738</text:p>
          </table:table-cell>
        </table:table-row>
        <table:table-row table:style-name="ro1">
          <table:table-cell office:value-type="float" office:value="855.865" calcext:value-type="float">
            <text:p>855.865</text:p>
          </table:table-cell>
          <table:table-cell office:value-type="float" office:value="221.748" calcext:value-type="float">
            <text:p>221.748</text:p>
          </table:table-cell>
        </table:table-row>
        <table:table-row table:style-name="ro1">
          <table:table-cell office:value-type="float" office:value="856.866" calcext:value-type="float">
            <text:p>856.866</text:p>
          </table:table-cell>
          <table:table-cell office:value-type="float" office:value="221.74" calcext:value-type="float">
            <text:p>221.74</text:p>
          </table:table-cell>
        </table:table-row>
        <table:table-row table:style-name="ro1">
          <table:table-cell office:value-type="float" office:value="857.869" calcext:value-type="float">
            <text:p>857.869</text:p>
          </table:table-cell>
          <table:table-cell office:value-type="float" office:value="221.748" calcext:value-type="float">
            <text:p>221.748</text:p>
          </table:table-cell>
        </table:table-row>
        <table:table-row table:style-name="ro1">
          <table:table-cell office:value-type="float" office:value="858.897" calcext:value-type="float">
            <text:p>858.897</text:p>
          </table:table-cell>
          <table:table-cell office:value-type="float" office:value="221.74" calcext:value-type="float">
            <text:p>221.74</text:p>
          </table:table-cell>
        </table:table-row>
        <table:table-row table:style-name="ro1">
          <table:table-cell office:value-type="float" office:value="859.967" calcext:value-type="float">
            <text:p>859.967</text:p>
          </table:table-cell>
          <table:table-cell office:value-type="float" office:value="221.745" calcext:value-type="float">
            <text:p>221.745</text:p>
          </table:table-cell>
        </table:table-row>
        <table:table-row table:style-name="ro1">
          <table:table-cell office:value-type="float" office:value="861.002" calcext:value-type="float">
            <text:p>861.002</text:p>
          </table:table-cell>
          <table:table-cell office:value-type="float" office:value="221.745" calcext:value-type="float">
            <text:p>221.745</text:p>
          </table:table-cell>
        </table:table-row>
        <table:table-row table:style-name="ro1">
          <table:table-cell office:value-type="float" office:value="861.999" calcext:value-type="float">
            <text:p>861.999</text:p>
          </table:table-cell>
          <table:table-cell office:value-type="float" office:value="221.745" calcext:value-type="float">
            <text:p>221.745</text:p>
          </table:table-cell>
        </table:table-row>
        <table:table-row table:style-name="ro1">
          <table:table-cell office:value-type="float" office:value="863.043" calcext:value-type="float">
            <text:p>863.043</text:p>
          </table:table-cell>
          <table:table-cell office:value-type="float" office:value="221.738" calcext:value-type="float">
            <text:p>221.738</text:p>
          </table:table-cell>
        </table:table-row>
        <table:table-row table:style-name="ro1">
          <table:table-cell office:value-type="float" office:value="864.097" calcext:value-type="float">
            <text:p>864.097</text:p>
          </table:table-cell>
          <table:table-cell office:value-type="float" office:value="221.745" calcext:value-type="float">
            <text:p>221.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17:55.714969330</meta:creation-date>
    <dc:date>2017-10-16T02:19:45.134870644</dc:date>
    <meta:editing-duration>P0D</meta:editing-duration>
    <meta:editing-cycles>1</meta:editing-cycles>
    <meta:document-statistic meta:table-count="1" meta:cell-count="167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239cm" svg:height="13.734cm" xlink:href=".." xlink:type="simple" chart:class="chart:scatter" chart:style-name="ch1">
        <chart:legend chart:legend-position="end" svg:x="21.722cm" svg:y="6.568cm" style:legend-expansion="high" chart:style-name="ch2"/>
        <chart:plot-area chart:style-name="ch3" table:cell-range-address="Sheet1.A1:Sheet1.B836" svg:x="0.464cm" svg:y="0.274cm" svg:width="20.794cm" svg:height="13.186cm">
          <chartooo:coordinate-region svg:x="1.271cm" svg:y="0.473cm" svg:width="19.615cm" svg:height="12.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36" chart:class="chart:scatter">
            <chart:domain table:cell-range-address="Sheet1.A1:Sheet1.A836"/>
            <chart:data-point chart:repeated="8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41">
                <text:p>17.7841</text:p>
                <draw:g>
                  <svg:desc>Sheet1.A1:Sheet1.A836</svg:desc>
                </draw:g>
              </table:table-cell>
              <table:table-cell office:value-type="float" office:value="12.3975">
                <text:p>12.3975</text:p>
                <draw:g>
                  <svg:desc>Sheet1.B1:Sheet1.B8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79">
                <text:p>18.779</text:p>
              </table:table-cell>
              <table:table-cell office:value-type="float" office:value="13.1475">
                <text:p>13.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7654">
                <text:p>19.7654</text:p>
              </table:table-cell>
              <table:table-cell office:value-type="float" office:value="12.7575">
                <text:p>12.7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7873">
                <text:p>20.7873</text:p>
              </table:table-cell>
              <table:table-cell office:value-type="float" office:value="13.1375">
                <text:p>13.1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8279">
                <text:p>21.8279</text:p>
              </table:table-cell>
              <table:table-cell office:value-type="float" office:value="13.2625">
                <text:p>13.2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8242">
                <text:p>22.824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527">
                <text:p>23.8527</text:p>
              </table:table-cell>
              <table:table-cell office:value-type="float" office:value="13.1075">
                <text:p>13.1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797">
                <text:p>24.8797</text:p>
              </table:table-cell>
              <table:table-cell office:value-type="float" office:value="13.075">
                <text:p>13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8824">
                <text:p>25.8824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8876">
                <text:p>26.8876</text:p>
              </table:table-cell>
              <table:table-cell office:value-type="float" office:value="14.035">
                <text:p>14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241">
                <text:p>27.9241</text:p>
              </table:table-cell>
              <table:table-cell office:value-type="float" office:value="14.5775">
                <text:p>14.5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9182">
                <text:p>28.9182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584">
                <text:p>29.9584</text:p>
              </table:table-cell>
              <table:table-cell office:value-type="float" office:value="15.3875">
                <text:p>15.3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956">
                <text:p>30.956</text:p>
              </table:table-cell>
              <table:table-cell office:value-type="float" office:value="15.8425">
                <text:p>15.8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69">
                <text:p>31.9669</text:p>
              </table:table-cell>
              <table:table-cell office:value-type="float" office:value="16.1225">
                <text:p>16.1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9588">
                <text:p>32.9588</text:p>
              </table:table-cell>
              <table:table-cell office:value-type="float" office:value="16.3925">
                <text:p>16.3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9688">
                <text:p>33.9688</text:p>
              </table:table-cell>
              <table:table-cell office:value-type="float" office:value="16.835">
                <text:p>16.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9532">
                <text:p>34.9532</text:p>
              </table:table-cell>
              <table:table-cell office:value-type="float" office:value="17.3475">
                <text:p>17.3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0077">
                <text:p>36.0077</text:p>
              </table:table-cell>
              <table:table-cell office:value-type="float" office:value="17.8075">
                <text:p>17.8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9936">
                <text:p>36.9936</text:p>
              </table:table-cell>
              <table:table-cell office:value-type="float" office:value="18.3925">
                <text:p>18.3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0171">
                <text:p>38.0171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0054">
                <text:p>39.005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0176">
                <text:p>40.0176</text:p>
              </table:table-cell>
              <table:table-cell office:value-type="float" office:value="19.5825">
                <text:p>19.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018">
                <text:p>41.018</text:p>
              </table:table-cell>
              <table:table-cell office:value-type="float" office:value="20.0075">
                <text:p>20.0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67">
                <text:p>42.067</text:p>
              </table:table-cell>
              <table:table-cell office:value-type="float" office:value="20.3675">
                <text:p>20.3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096">
                <text:p>43.096</text:p>
              </table:table-cell>
              <table:table-cell office:value-type="float" office:value="21.185">
                <text:p>21.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1183">
                <text:p>44.1183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1611">
                <text:p>45.1611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1548">
                <text:p>46.1548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1554">
                <text:p>47.1554</text:p>
              </table:table-cell>
              <table:table-cell office:value-type="float" office:value="22.405">
                <text:p>22.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1921">
                <text:p>48.192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1939">
                <text:p>49.1939</text:p>
              </table:table-cell>
              <table:table-cell office:value-type="float" office:value="23.1525">
                <text:p>23.1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2326">
                <text:p>50.232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2275">
                <text:p>51.2275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2546">
                <text:p>52.2546</text:p>
              </table:table-cell>
              <table:table-cell office:value-type="float" office:value="25.695">
                <text:p>25.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3031">
                <text:p>53.3031</text:p>
              </table:table-cell>
              <table:table-cell office:value-type="float" office:value="26.3475">
                <text:p>26.3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3359">
                <text:p>54.3359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3433">
                <text:p>55.3433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3141">
                <text:p>56.3141</text:p>
              </table:table-cell>
              <table:table-cell office:value-type="float" office:value="27.3325">
                <text:p>27.3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3354">
                <text:p>57.3354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.311">
                <text:p>58.311</text:p>
              </table:table-cell>
              <table:table-cell office:value-type="float" office:value="28.165">
                <text:p>28.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3685">
                <text:p>59.3685</text:p>
              </table:table-cell>
              <table:table-cell office:value-type="float" office:value="28.4925">
                <text:p>28.4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3663">
                <text:p>60.3663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.3952">
                <text:p>61.3952</text:p>
              </table:table-cell>
              <table:table-cell office:value-type="float" office:value="27.8375">
                <text:p>27.8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4018">
                <text:p>62.4018</text:p>
              </table:table-cell>
              <table:table-cell office:value-type="float" office:value="36.3225">
                <text:p>36.3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4258">
                <text:p>63.4258</text:p>
              </table:table-cell>
              <table:table-cell office:value-type="float" office:value="37.635">
                <text:p>37.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4284">
                <text:p>64.4284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4598">
                <text:p>65.4598</text:p>
              </table:table-cell>
              <table:table-cell office:value-type="float" office:value="38.6825">
                <text:p>38.6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.4574">
                <text:p>66.4574</text:p>
              </table:table-cell>
              <table:table-cell office:value-type="float" office:value="39.3525">
                <text:p>39.3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4638">
                <text:p>67.4638</text:p>
              </table:table-cell>
              <table:table-cell office:value-type="float" office:value="39.8325">
                <text:p>39.8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646">
                <text:p>68.4646</text:p>
              </table:table-cell>
              <table:table-cell office:value-type="float" office:value="40.0325">
                <text:p>40.0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4633">
                <text:p>69.4633</text:p>
              </table:table-cell>
              <table:table-cell office:value-type="float" office:value="40.805">
                <text:p>40.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4923">
                <text:p>70.4923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4992">
                <text:p>71.4992</text:p>
              </table:table-cell>
              <table:table-cell office:value-type="float" office:value="42.41">
                <text:p>42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.5224">
                <text:p>72.5224</text:p>
              </table:table-cell>
              <table:table-cell office:value-type="float" office:value="42.865">
                <text:p>42.8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.5333">
                <text:p>73.5333</text:p>
              </table:table-cell>
              <table:table-cell office:value-type="float" office:value="43.4075">
                <text:p>43.4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5818">
                <text:p>74.5818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5971">
                <text:p>75.5971</text:p>
              </table:table-cell>
              <table:table-cell office:value-type="float" office:value="44.1175">
                <text:p>44.1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6131">
                <text:p>76.6131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6011">
                <text:p>77.6011</text:p>
              </table:table-cell>
              <table:table-cell office:value-type="float" office:value="44.8525">
                <text:p>44.8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6538">
                <text:p>78.6538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6455">
                <text:p>79.6455</text:p>
              </table:table-cell>
              <table:table-cell office:value-type="float" office:value="45.7125">
                <text:p>45.7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6972">
                <text:p>80.6972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7079">
                <text:p>81.7079</text:p>
              </table:table-cell>
              <table:table-cell office:value-type="float" office:value="50.4625">
                <text:p>50.4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7075">
                <text:p>82.7075</text:p>
              </table:table-cell>
              <table:table-cell office:value-type="float" office:value="52.1825">
                <text:p>52.1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.7322">
                <text:p>83.7322</text:p>
              </table:table-cell>
              <table:table-cell office:value-type="float" office:value="53.965">
                <text:p>53.9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.74">
                <text:p>84.74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.7757">
                <text:p>85.7757</text:p>
              </table:table-cell>
              <table:table-cell office:value-type="float" office:value="57.235">
                <text:p>57.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7707">
                <text:p>86.7707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7759">
                <text:p>87.7759</text:p>
              </table:table-cell>
              <table:table-cell office:value-type="float" office:value="57.6425">
                <text:p>57.6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026">
                <text:p>88.8026</text:p>
              </table:table-cell>
              <table:table-cell office:value-type="float" office:value="57.795">
                <text:p>57.7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062">
                <text:p>89.8062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8255">
                <text:p>90.8255</text:p>
              </table:table-cell>
              <table:table-cell office:value-type="float" office:value="58.0175">
                <text:p>58.0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8366">
                <text:p>91.8366</text:p>
              </table:table-cell>
              <table:table-cell office:value-type="float" office:value="58.165">
                <text:p>58.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8529">
                <text:p>92.8529</text:p>
              </table:table-cell>
              <table:table-cell office:value-type="float" office:value="58.2625">
                <text:p>58.2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9057">
                <text:p>93.9057</text:p>
              </table:table-cell>
              <table:table-cell office:value-type="float" office:value="58.3775">
                <text:p>58.3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.9078">
                <text:p>94.9078</text:p>
              </table:table-cell>
              <table:table-cell office:value-type="float" office:value="58.4225">
                <text:p>58.42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.905">
                <text:p>95.905</text:p>
              </table:table-cell>
              <table:table-cell office:value-type="float" office:value="58.5625">
                <text:p>58.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9076">
                <text:p>96.9076</text:p>
              </table:table-cell>
              <table:table-cell office:value-type="float" office:value="58.5675">
                <text:p>58.5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9443">
                <text:p>97.9443</text:p>
              </table:table-cell>
              <table:table-cell office:value-type="float" office:value="58.8275">
                <text:p>58.8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.9719">
                <text:p>98.9719</text:p>
              </table:table-cell>
              <table:table-cell office:value-type="float" office:value="58.8025">
                <text:p>58.8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9781">
                <text:p>99.9781</text:p>
              </table:table-cell>
              <table:table-cell office:value-type="float" office:value="58.9125">
                <text:p>58.9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.972">
                <text:p>100.972</text:p>
              </table:table-cell>
              <table:table-cell office:value-type="float" office:value="59.0225">
                <text:p>59.0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.973">
                <text:p>101.973</text:p>
              </table:table-cell>
              <table:table-cell office:value-type="float" office:value="59.1575">
                <text:p>59.1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005">
                <text:p>103.005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.006">
                <text:p>104.006</text:p>
              </table:table-cell>
              <table:table-cell office:value-type="float" office:value="59.475">
                <text:p>59.4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.02">
                <text:p>105.02</text:p>
              </table:table-cell>
              <table:table-cell office:value-type="float" office:value="59.445">
                <text:p>59.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.004">
                <text:p>106.004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.041">
                <text:p>107.041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075">
                <text:p>108.075</text:p>
              </table:table-cell>
              <table:table-cell office:value-type="float" office:value="59.46">
                <text:p>59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.105">
                <text:p>109.105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.126">
                <text:p>110.126</text:p>
              </table:table-cell>
              <table:table-cell office:value-type="float" office:value="59.435">
                <text:p>59.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.155">
                <text:p>111.155</text:p>
              </table:table-cell>
              <table:table-cell office:value-type="float" office:value="59.4575">
                <text:p>59.4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155">
                <text:p>112.155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.139">
                <text:p>113.139</text:p>
              </table:table-cell>
              <table:table-cell office:value-type="float" office:value="59.4475">
                <text:p>59.4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.157">
                <text:p>114.157</text:p>
              </table:table-cell>
              <table:table-cell office:value-type="float" office:value="59.4525">
                <text:p>59.4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.171">
                <text:p>115.171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.158">
                <text:p>116.158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.163">
                <text:p>117.163</text:p>
              </table:table-cell>
              <table:table-cell office:value-type="float" office:value="59.4275">
                <text:p>59.4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.16">
                <text:p>118.16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.158">
                <text:p>119.158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.167">
                <text:p>120.167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.16">
                <text:p>121.16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.187">
                <text:p>122.187</text:p>
              </table:table-cell>
              <table:table-cell office:value-type="float" office:value="59.4225">
                <text:p>59.4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27">
                <text:p>123.227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.217">
                <text:p>124.217</text:p>
              </table:table-cell>
              <table:table-cell office:value-type="float" office:value="59.4475">
                <text:p>59.44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.24">
                <text:p>125.24</text:p>
              </table:table-cell>
              <table:table-cell office:value-type="float" office:value="59.4525">
                <text:p>59.4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.261">
                <text:p>126.261</text:p>
              </table:table-cell>
              <table:table-cell office:value-type="float" office:value="59.445">
                <text:p>59.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.266">
                <text:p>127.266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.27">
                <text:p>128.27</text:p>
              </table:table-cell>
              <table:table-cell office:value-type="float" office:value="59.4575">
                <text:p>59.4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.273">
                <text:p>129.273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.272">
                <text:p>130.272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.27">
                <text:p>131.27</text:p>
              </table:table-cell>
              <table:table-cell office:value-type="float" office:value="59.4525">
                <text:p>59.45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.321">
                <text:p>132.321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.313">
                <text:p>133.313</text:p>
              </table:table-cell>
              <table:table-cell office:value-type="float" office:value="59.4525">
                <text:p>59.4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.348">
                <text:p>134.348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.337">
                <text:p>135.337</text:p>
              </table:table-cell>
              <table:table-cell office:value-type="float" office:value="59.4525">
                <text:p>59.4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6.356">
                <text:p>136.356</text:p>
              </table:table-cell>
              <table:table-cell office:value-type="float" office:value="60.335">
                <text:p>60.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7.39">
                <text:p>137.39</text:p>
              </table:table-cell>
              <table:table-cell office:value-type="float" office:value="70.135">
                <text:p>70.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.405">
                <text:p>138.405</text:p>
              </table:table-cell>
              <table:table-cell office:value-type="float" office:value="75.2575">
                <text:p>75.2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.428">
                <text:p>139.428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.462">
                <text:p>140.462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.459">
                <text:p>141.459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.451">
                <text:p>142.451</text:p>
              </table:table-cell>
              <table:table-cell office:value-type="float" office:value="78.2325">
                <text:p>78.2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.466">
                <text:p>143.466</text:p>
              </table:table-cell>
              <table:table-cell office:value-type="float" office:value="78.255">
                <text:p>78.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.455">
                <text:p>144.455</text:p>
              </table:table-cell>
              <table:table-cell office:value-type="float" office:value="78.285">
                <text:p>78.2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.507">
                <text:p>145.507</text:p>
              </table:table-cell>
              <table:table-cell office:value-type="float" office:value="78.3575">
                <text:p>78.3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.509">
                <text:p>146.509</text:p>
              </table:table-cell>
              <table:table-cell office:value-type="float" office:value="78.365">
                <text:p>78.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.509">
                <text:p>147.509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.575">
                <text:p>148.575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.579">
                <text:p>149.579</text:p>
              </table:table-cell>
              <table:table-cell office:value-type="float" office:value="78.4225">
                <text:p>78.42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.588">
                <text:p>150.588</text:p>
              </table:table-cell>
              <table:table-cell office:value-type="float" office:value="78.4025">
                <text:p>78.4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.608">
                <text:p>151.608</text:p>
              </table:table-cell>
              <table:table-cell office:value-type="float" office:value="78.3775">
                <text:p>78.37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.628">
                <text:p>152.628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.683">
                <text:p>153.683</text:p>
              </table:table-cell>
              <table:table-cell office:value-type="float" office:value="78.4175">
                <text:p>78.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.692">
                <text:p>154.692</text:p>
              </table:table-cell>
              <table:table-cell office:value-type="float" office:value="78.4575">
                <text:p>78.45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.721">
                <text:p>155.721</text:p>
              </table:table-cell>
              <table:table-cell office:value-type="float" office:value="78.4875">
                <text:p>78.4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.737">
                <text:p>156.737</text:p>
              </table:table-cell>
              <table:table-cell office:value-type="float" office:value="78.515">
                <text:p>78.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.751">
                <text:p>157.751</text:p>
              </table:table-cell>
              <table:table-cell office:value-type="float" office:value="82.575">
                <text:p>82.5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.759">
                <text:p>158.75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.831">
                <text:p>159.83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.827">
                <text:p>160.827</text:p>
              </table:table-cell>
              <table:table-cell office:value-type="float" office:value="79.5275">
                <text:p>79.52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1.87">
                <text:p>161.87</text:p>
              </table:table-cell>
              <table:table-cell office:value-type="float" office:value="79.5425">
                <text:p>79.5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.862">
                <text:p>162.862</text:p>
              </table:table-cell>
              <table:table-cell office:value-type="float" office:value="79.5575">
                <text:p>79.5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.878">
                <text:p>163.878</text:p>
              </table:table-cell>
              <table:table-cell office:value-type="float" office:value="79.555">
                <text:p>79.5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.873">
                <text:p>164.873</text:p>
              </table:table-cell>
              <table:table-cell office:value-type="float" office:value="79.7075">
                <text:p>79.70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.915">
                <text:p>165.915</text:p>
              </table:table-cell>
              <table:table-cell office:value-type="float" office:value="79.7275">
                <text:p>79.72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.929">
                <text:p>166.929</text:p>
              </table:table-cell>
              <table:table-cell office:value-type="float" office:value="79.7425">
                <text:p>79.7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.961">
                <text:p>167.961</text:p>
              </table:table-cell>
              <table:table-cell office:value-type="float" office:value="79.7625">
                <text:p>79.7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.96">
                <text:p>168.96</text:p>
              </table:table-cell>
              <table:table-cell office:value-type="float" office:value="79.7725">
                <text:p>79.7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.998">
                <text:p>169.998</text:p>
              </table:table-cell>
              <table:table-cell office:value-type="float" office:value="79.795">
                <text:p>79.7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.005">
                <text:p>171.005</text:p>
              </table:table-cell>
              <table:table-cell office:value-type="float" office:value="79.8175">
                <text:p>79.8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.999">
                <text:p>171.999</text:p>
              </table:table-cell>
              <table:table-cell office:value-type="float" office:value="79.8325">
                <text:p>79.8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2.992">
                <text:p>172.992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.028">
                <text:p>174.028</text:p>
              </table:table-cell>
              <table:table-cell office:value-type="float" office:value="80.02">
                <text:p>8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.07">
                <text:p>175.07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.073">
                <text:p>176.073</text:p>
              </table:table-cell>
              <table:table-cell office:value-type="float" office:value="80.02">
                <text:p>80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.068">
                <text:p>177.068</text:p>
              </table:table-cell>
              <table:table-cell office:value-type="float" office:value="80.0575">
                <text:p>80.0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8.078">
                <text:p>178.078</text:p>
              </table:table-cell>
              <table:table-cell office:value-type="float" office:value="80.065">
                <text:p>80.0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.07">
                <text:p>179.07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0.067">
                <text:p>180.067</text:p>
              </table:table-cell>
              <table:table-cell office:value-type="float" office:value="80.0725">
                <text:p>80.0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.118">
                <text:p>181.118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2.12">
                <text:p>182.12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3.139">
                <text:p>183.139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.183">
                <text:p>184.183</text:p>
              </table:table-cell>
              <table:table-cell office:value-type="float" office:value="80.085">
                <text:p>80.0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.233">
                <text:p>185.233</text:p>
              </table:table-cell>
              <table:table-cell office:value-type="float" office:value="80.085">
                <text:p>80.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6.253">
                <text:p>186.253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7.253">
                <text:p>187.253</text:p>
              </table:table-cell>
              <table:table-cell office:value-type="float" office:value="80.075">
                <text:p>80.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8.25">
                <text:p>188.25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9.25">
                <text:p>189.25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.222">
                <text:p>190.222</text:p>
              </table:table-cell>
              <table:table-cell office:value-type="float" office:value="80.1025">
                <text:p>80.1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1.249">
                <text:p>191.249</text:p>
              </table:table-cell>
              <table:table-cell office:value-type="float" office:value="80.1075">
                <text:p>80.1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.229">
                <text:p>192.229</text:p>
              </table:table-cell>
              <table:table-cell office:value-type="float" office:value="81.7225">
                <text:p>81.7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3.289">
                <text:p>193.289</text:p>
              </table:table-cell>
              <table:table-cell office:value-type="float" office:value="80.585">
                <text:p>80.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.329">
                <text:p>194.329</text:p>
              </table:table-cell>
              <table:table-cell office:value-type="float" office:value="81.39">
                <text:p>81.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.318">
                <text:p>195.318</text:p>
              </table:table-cell>
              <table:table-cell office:value-type="float" office:value="81.515">
                <text:p>81.5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.359">
                <text:p>196.359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.358">
                <text:p>197.358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.366">
                <text:p>198.366</text:p>
              </table:table-cell>
              <table:table-cell office:value-type="float" office:value="82.795">
                <text:p>82.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.368">
                <text:p>199.368</text:p>
              </table:table-cell>
              <table:table-cell office:value-type="float" office:value="81.9325">
                <text:p>81.9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.374">
                <text:p>200.374</text:p>
              </table:table-cell>
              <table:table-cell office:value-type="float" office:value="82.315">
                <text:p>82.3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.379">
                <text:p>201.379</text:p>
              </table:table-cell>
              <table:table-cell office:value-type="float" office:value="82.1625">
                <text:p>82.1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2.517">
                <text:p>202.517</text:p>
              </table:table-cell>
              <table:table-cell office:value-type="float" office:value="82.635">
                <text:p>82.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3.456">
                <text:p>203.456</text:p>
              </table:table-cell>
              <table:table-cell office:value-type="float" office:value="82.695">
                <text:p>82.6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.456">
                <text:p>204.456</text:p>
              </table:table-cell>
              <table:table-cell office:value-type="float" office:value="83.0175">
                <text:p>83.0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5.469">
                <text:p>205.469</text:p>
              </table:table-cell>
              <table:table-cell office:value-type="float" office:value="82.825">
                <text:p>82.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6.458">
                <text:p>206.458</text:p>
              </table:table-cell>
              <table:table-cell office:value-type="float" office:value="83.9075">
                <text:p>83.9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7.463">
                <text:p>207.463</text:p>
              </table:table-cell>
              <table:table-cell office:value-type="float" office:value="84.005">
                <text:p>84.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8.458">
                <text:p>208.458</text:p>
              </table:table-cell>
              <table:table-cell office:value-type="float" office:value="84.1325">
                <text:p>84.1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9.502">
                <text:p>209.502</text:p>
              </table:table-cell>
              <table:table-cell office:value-type="float" office:value="84.195">
                <text:p>84.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0.53">
                <text:p>210.53</text:p>
              </table:table-cell>
              <table:table-cell office:value-type="float" office:value="84.3425">
                <text:p>84.34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1.488">
                <text:p>211.48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2.476">
                <text:p>212.476</text:p>
              </table:table-cell>
              <table:table-cell office:value-type="float" office:value="84.7875">
                <text:p>84.7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3.506">
                <text:p>213.506</text:p>
              </table:table-cell>
              <table:table-cell office:value-type="float" office:value="84.865">
                <text:p>84.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4.546">
                <text:p>214.546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5.55">
                <text:p>215.55</text:p>
              </table:table-cell>
              <table:table-cell office:value-type="float" office:value="85.0175">
                <text:p>85.0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6.525">
                <text:p>216.525</text:p>
              </table:table-cell>
              <table:table-cell office:value-type="float" office:value="85.165">
                <text:p>85.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7.552">
                <text:p>217.552</text:p>
              </table:table-cell>
              <table:table-cell office:value-type="float" office:value="85.2275">
                <text:p>85.2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8.593">
                <text:p>218.593</text:p>
              </table:table-cell>
              <table:table-cell office:value-type="float" office:value="85.2825">
                <text:p>85.28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9.61">
                <text:p>219.61</text:p>
              </table:table-cell>
              <table:table-cell office:value-type="float" office:value="86.215">
                <text:p>86.2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0.612">
                <text:p>220.612</text:p>
              </table:table-cell>
              <table:table-cell office:value-type="float" office:value="86.5275">
                <text:p>86.52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1.617">
                <text:p>221.617</text:p>
              </table:table-cell>
              <table:table-cell office:value-type="float" office:value="86.6075">
                <text:p>86.60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2.63">
                <text:p>222.63</text:p>
              </table:table-cell>
              <table:table-cell office:value-type="float" office:value="87.0075">
                <text:p>87.00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3.663">
                <text:p>223.663</text:p>
              </table:table-cell>
              <table:table-cell office:value-type="float" office:value="86.83">
                <text:p>86.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4.703">
                <text:p>224.703</text:p>
              </table:table-cell>
              <table:table-cell office:value-type="float" office:value="87.05">
                <text:p>87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5.695">
                <text:p>225.695</text:p>
              </table:table-cell>
              <table:table-cell office:value-type="float" office:value="87.5725">
                <text:p>87.57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6.696">
                <text:p>226.696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7.697">
                <text:p>227.697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8.701">
                <text:p>228.701</text:p>
              </table:table-cell>
              <table:table-cell office:value-type="float" office:value="88.2675">
                <text:p>88.26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9.698">
                <text:p>229.698</text:p>
              </table:table-cell>
              <table:table-cell office:value-type="float" office:value="88.6375">
                <text:p>88.6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0.704">
                <text:p>230.704</text:p>
              </table:table-cell>
              <table:table-cell office:value-type="float" office:value="88.915">
                <text:p>88.9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1.738">
                <text:p>231.738</text:p>
              </table:table-cell>
              <table:table-cell office:value-type="float" office:value="89.3425">
                <text:p>89.3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2.79">
                <text:p>232.79</text:p>
              </table:table-cell>
              <table:table-cell office:value-type="float" office:value="90.3775">
                <text:p>90.3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3.809">
                <text:p>233.809</text:p>
              </table:table-cell>
              <table:table-cell office:value-type="float" office:value="90.6275">
                <text:p>90.6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4.793">
                <text:p>234.793</text:p>
              </table:table-cell>
              <table:table-cell office:value-type="float" office:value="91.1225">
                <text:p>91.12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5.83">
                <text:p>235.83</text:p>
              </table:table-cell>
              <table:table-cell office:value-type="float" office:value="89.775">
                <text:p>89.7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6.808">
                <text:p>236.808</text:p>
              </table:table-cell>
              <table:table-cell office:value-type="float" office:value="89.7725">
                <text:p>89.77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7.834">
                <text:p>237.834</text:p>
              </table:table-cell>
              <table:table-cell office:value-type="float" office:value="89.77">
                <text:p>89.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8.843">
                <text:p>238.843</text:p>
              </table:table-cell>
              <table:table-cell office:value-type="float" office:value="90.155">
                <text:p>90.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9.843">
                <text:p>239.843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0.84">
                <text:p>240.84</text:p>
              </table:table-cell>
              <table:table-cell office:value-type="float" office:value="92.9675">
                <text:p>92.96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1.842">
                <text:p>241.842</text:p>
              </table:table-cell>
              <table:table-cell office:value-type="float" office:value="92.6325">
                <text:p>92.6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2.847">
                <text:p>242.847</text:p>
              </table:table-cell>
              <table:table-cell office:value-type="float" office:value="92.81">
                <text:p>92.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3.847">
                <text:p>243.847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.851">
                <text:p>244.851</text:p>
              </table:table-cell>
              <table:table-cell office:value-type="float" office:value="93.3125">
                <text:p>93.3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5.847">
                <text:p>245.847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6.84">
                <text:p>246.84</text:p>
              </table:table-cell>
              <table:table-cell office:value-type="float" office:value="93.3275">
                <text:p>93.3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7.882">
                <text:p>247.882</text:p>
              </table:table-cell>
              <table:table-cell office:value-type="float" office:value="93.3425">
                <text:p>93.3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8.883">
                <text:p>248.883</text:p>
              </table:table-cell>
              <table:table-cell office:value-type="float" office:value="96.4875">
                <text:p>96.4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9.891">
                <text:p>249.891</text:p>
              </table:table-cell>
              <table:table-cell office:value-type="float" office:value="96.9275">
                <text:p>96.92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0.88">
                <text:p>250.88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1.926">
                <text:p>251.926</text:p>
              </table:table-cell>
              <table:table-cell office:value-type="float" office:value="97.475">
                <text:p>97.4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2.918">
                <text:p>252.918</text:p>
              </table:table-cell>
              <table:table-cell office:value-type="float" office:value="97.7675">
                <text:p>97.76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3.935">
                <text:p>253.935</text:p>
              </table:table-cell>
              <table:table-cell office:value-type="float" office:value="97.9975">
                <text:p>97.99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4.914">
                <text:p>254.914</text:p>
              </table:table-cell>
              <table:table-cell office:value-type="float" office:value="98.3725">
                <text:p>98.37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5.934">
                <text:p>255.934</text:p>
              </table:table-cell>
              <table:table-cell office:value-type="float" office:value="98.5975">
                <text:p>98.59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6.939">
                <text:p>256.939</text:p>
              </table:table-cell>
              <table:table-cell office:value-type="float" office:value="98.82">
                <text:p>98.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7.967">
                <text:p>257.967</text:p>
              </table:table-cell>
              <table:table-cell office:value-type="float" office:value="99.02">
                <text:p>99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8.973">
                <text:p>258.973</text:p>
              </table:table-cell>
              <table:table-cell office:value-type="float" office:value="99.3425">
                <text:p>99.3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9.967">
                <text:p>259.967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.972">
                <text:p>260.9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1.969">
                <text:p>261.969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04">
                <text:p>263.004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4.004">
                <text:p>264.004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4.974">
                <text:p>264.974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6.001">
                <text:p>266.001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7.054">
                <text:p>267.054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8.072">
                <text:p>268.072</text:p>
              </table:table-cell>
              <table:table-cell office:value-type="float" office:value="99.3375">
                <text:p>99.3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9.07">
                <text:p>269.07</text:p>
              </table:table-cell>
              <table:table-cell office:value-type="float" office:value="99.3325">
                <text:p>99.33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.102">
                <text:p>270.102</text:p>
              </table:table-cell>
              <table:table-cell office:value-type="float" office:value="104.883">
                <text:p>104.8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1.133">
                <text:p>271.133</text:p>
              </table:table-cell>
              <table:table-cell office:value-type="float" office:value="103.035">
                <text:p>103.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2.129">
                <text:p>272.129</text:p>
              </table:table-cell>
              <table:table-cell office:value-type="float" office:value="103.523">
                <text:p>103.5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3.136">
                <text:p>273.136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4.161">
                <text:p>274.161</text:p>
              </table:table-cell>
              <table:table-cell office:value-type="float" office:value="104.49">
                <text:p>104.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5.161">
                <text:p>275.161</text:p>
              </table:table-cell>
              <table:table-cell office:value-type="float" office:value="104.968">
                <text:p>104.9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6.173">
                <text:p>276.173</text:p>
              </table:table-cell>
              <table:table-cell office:value-type="float" office:value="105.373">
                <text:p>105.3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7.159">
                <text:p>277.159</text:p>
              </table:table-cell>
              <table:table-cell office:value-type="float" office:value="105.725">
                <text:p>105.7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8.194">
                <text:p>278.194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9.2">
                <text:p>279.2</text:p>
              </table:table-cell>
              <table:table-cell office:value-type="float" office:value="106.597">
                <text:p>106.5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0.198">
                <text:p>280.198</text:p>
              </table:table-cell>
              <table:table-cell office:value-type="float" office:value="106.892">
                <text:p>106.8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1.22">
                <text:p>281.22</text:p>
              </table:table-cell>
              <table:table-cell office:value-type="float" office:value="104.425">
                <text:p>104.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2.258">
                <text:p>282.258</text:p>
              </table:table-cell>
              <table:table-cell office:value-type="float" office:value="107.725">
                <text:p>107.7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3.259">
                <text:p>283.259</text:p>
              </table:table-cell>
              <table:table-cell office:value-type="float" office:value="105.065">
                <text:p>105.0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4.298">
                <text:p>284.298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.302">
                <text:p>285.302</text:p>
              </table:table-cell>
              <table:table-cell office:value-type="float" office:value="105.157">
                <text:p>105.1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6.29">
                <text:p>286.29</text:p>
              </table:table-cell>
              <table:table-cell office:value-type="float" office:value="105.203">
                <text:p>105.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7.297">
                <text:p>287.297</text:p>
              </table:table-cell>
              <table:table-cell office:value-type="float" office:value="105.222">
                <text:p>105.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8.321">
                <text:p>288.321</text:p>
              </table:table-cell>
              <table:table-cell office:value-type="float" office:value="105.362">
                <text:p>105.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9.363">
                <text:p>289.363</text:p>
              </table:table-cell>
              <table:table-cell office:value-type="float" office:value="105.392">
                <text:p>105.3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0.37">
                <text:p>290.37</text:p>
              </table:table-cell>
              <table:table-cell office:value-type="float" office:value="105.42">
                <text:p>105.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1.406">
                <text:p>291.406</text:p>
              </table:table-cell>
              <table:table-cell office:value-type="float" office:value="105.43">
                <text:p>105.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2.443">
                <text:p>292.443</text:p>
              </table:table-cell>
              <table:table-cell office:value-type="float" office:value="105.49">
                <text:p>105.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3.462">
                <text:p>293.462</text:p>
              </table:table-cell>
              <table:table-cell office:value-type="float" office:value="105.525">
                <text:p>105.5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4.474">
                <text:p>294.474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5.503">
                <text:p>295.503</text:p>
              </table:table-cell>
              <table:table-cell office:value-type="float" office:value="105.81">
                <text:p>105.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6.51">
                <text:p>296.51</text:p>
              </table:table-cell>
              <table:table-cell office:value-type="float" office:value="113.008">
                <text:p>113.0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7.505">
                <text:p>297.505</text:p>
              </table:table-cell>
              <table:table-cell office:value-type="float" office:value="113.142">
                <text:p>113.1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8.497">
                <text:p>298.497</text:p>
              </table:table-cell>
              <table:table-cell office:value-type="float" office:value="111.603">
                <text:p>111.6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9.496">
                <text:p>299.496</text:p>
              </table:table-cell>
              <table:table-cell office:value-type="float" office:value="113.297">
                <text:p>113.2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0.497">
                <text:p>300.497</text:p>
              </table:table-cell>
              <table:table-cell office:value-type="float" office:value="111.605">
                <text:p>111.6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1.505">
                <text:p>301.505</text:p>
              </table:table-cell>
              <table:table-cell office:value-type="float" office:value="111.64">
                <text:p>111.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2.517">
                <text:p>302.517</text:p>
              </table:table-cell>
              <table:table-cell office:value-type="float" office:value="111.618">
                <text:p>111.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3.548">
                <text:p>303.548</text:p>
              </table:table-cell>
              <table:table-cell office:value-type="float" office:value="113.978">
                <text:p>113.9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4.549">
                <text:p>304.549</text:p>
              </table:table-cell>
              <table:table-cell office:value-type="float" office:value="114.605">
                <text:p>114.6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5.556">
                <text:p>305.556</text:p>
              </table:table-cell>
              <table:table-cell office:value-type="float" office:value="114.683">
                <text:p>114.6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6.578">
                <text:p>306.578</text:p>
              </table:table-cell>
              <table:table-cell office:value-type="float" office:value="114.895">
                <text:p>114.8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7.593">
                <text:p>307.593</text:p>
              </table:table-cell>
              <table:table-cell office:value-type="float" office:value="115.532">
                <text:p>115.5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8.607">
                <text:p>308.607</text:p>
              </table:table-cell>
              <table:table-cell office:value-type="float" office:value="115.775">
                <text:p>115.7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9.618">
                <text:p>309.618</text:p>
              </table:table-cell>
              <table:table-cell office:value-type="float" office:value="116.03">
                <text:p>116.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0.594">
                <text:p>310.594</text:p>
              </table:table-cell>
              <table:table-cell office:value-type="float" office:value="116.297">
                <text:p>116.2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1.592">
                <text:p>311.592</text:p>
              </table:table-cell>
              <table:table-cell office:value-type="float" office:value="116.785">
                <text:p>116.7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2.629">
                <text:p>312.629</text:p>
              </table:table-cell>
              <table:table-cell office:value-type="float" office:value="117.358">
                <text:p>117.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3.664">
                <text:p>313.664</text:p>
              </table:table-cell>
              <table:table-cell office:value-type="float" office:value="117.657">
                <text:p>117.6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4.666">
                <text:p>314.666</text:p>
              </table:table-cell>
              <table:table-cell office:value-type="float" office:value="118.07">
                <text:p>118.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5.705">
                <text:p>315.705</text:p>
              </table:table-cell>
              <table:table-cell office:value-type="float" office:value="118.695">
                <text:p>118.6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6.701">
                <text:p>316.701</text:p>
              </table:table-cell>
              <table:table-cell office:value-type="float" office:value="118.98">
                <text:p>118.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7.724">
                <text:p>317.724</text:p>
              </table:table-cell>
              <table:table-cell office:value-type="float" office:value="119.373">
                <text:p>119.3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8.737">
                <text:p>318.737</text:p>
              </table:table-cell>
              <table:table-cell office:value-type="float" office:value="119.812">
                <text:p>119.8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9.788">
                <text:p>319.788</text:p>
              </table:table-cell>
              <table:table-cell office:value-type="float" office:value="120.215">
                <text:p>120.2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0.765">
                <text:p>320.765</text:p>
              </table:table-cell>
              <table:table-cell office:value-type="float" office:value="120.455">
                <text:p>120.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1.78">
                <text:p>321.78</text:p>
              </table:table-cell>
              <table:table-cell office:value-type="float" office:value="120.895">
                <text:p>120.8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2.812">
                <text:p>322.812</text:p>
              </table:table-cell>
              <table:table-cell office:value-type="float" office:value="121.222">
                <text:p>121.2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3.801">
                <text:p>323.801</text:p>
              </table:table-cell>
              <table:table-cell office:value-type="float" office:value="121.645">
                <text:p>121.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4.874">
                <text:p>324.874</text:p>
              </table:table-cell>
              <table:table-cell office:value-type="float" office:value="122.57">
                <text:p>122.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5.884">
                <text:p>325.884</text:p>
              </table:table-cell>
              <table:table-cell office:value-type="float" office:value="122.885">
                <text:p>122.8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6.89">
                <text:p>326.89</text:p>
              </table:table-cell>
              <table:table-cell office:value-type="float" office:value="123.438">
                <text:p>123.4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7.926">
                <text:p>327.926</text:p>
              </table:table-cell>
              <table:table-cell office:value-type="float" office:value="123.86">
                <text:p>123.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8.929">
                <text:p>328.929</text:p>
              </table:table-cell>
              <table:table-cell office:value-type="float" office:value="124.183">
                <text:p>124.1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9.949">
                <text:p>329.949</text:p>
              </table:table-cell>
              <table:table-cell office:value-type="float" office:value="124.722">
                <text:p>124.7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0.968">
                <text:p>330.968</text:p>
              </table:table-cell>
              <table:table-cell office:value-type="float" office:value="125.068">
                <text:p>125.0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1.988">
                <text:p>331.988</text:p>
              </table:table-cell>
              <table:table-cell office:value-type="float" office:value="125.29">
                <text:p>125.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2.991">
                <text:p>332.991</text:p>
              </table:table-cell>
              <table:table-cell office:value-type="float" office:value="126.175">
                <text:p>126.1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.002">
                <text:p>334.002</text:p>
              </table:table-cell>
              <table:table-cell office:value-type="float" office:value="126.683">
                <text:p>126.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5.014">
                <text:p>335.014</text:p>
              </table:table-cell>
              <table:table-cell office:value-type="float" office:value="126.808">
                <text:p>126.8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6.279">
                <text:p>336.279</text:p>
              </table:table-cell>
              <table:table-cell office:value-type="float" office:value="127.02">
                <text:p>127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7.09">
                <text:p>337.09</text:p>
              </table:table-cell>
              <table:table-cell office:value-type="float" office:value="124.195">
                <text:p>124.1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8.08">
                <text:p>338.08</text:p>
              </table:table-cell>
              <table:table-cell office:value-type="float" office:value="124.218">
                <text:p>124.2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9.119">
                <text:p>339.119</text:p>
              </table:table-cell>
              <table:table-cell office:value-type="float" office:value="124.245">
                <text:p>124.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0.161">
                <text:p>340.161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1.171">
                <text:p>341.171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2.21">
                <text:p>342.21</text:p>
              </table:table-cell>
              <table:table-cell office:value-type="float" office:value="128.113">
                <text:p>128.1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3.251">
                <text:p>343.251</text:p>
              </table:table-cell>
              <table:table-cell office:value-type="float" office:value="128.312">
                <text:p>128.3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4.29">
                <text:p>344.29</text:p>
              </table:table-cell>
              <table:table-cell office:value-type="float" office:value="128.66">
                <text:p>128.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.28">
                <text:p>345.28</text:p>
              </table:table-cell>
              <table:table-cell office:value-type="float" office:value="128.995">
                <text:p>128.9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6.269">
                <text:p>346.269</text:p>
              </table:table-cell>
              <table:table-cell office:value-type="float" office:value="131.385">
                <text:p>131.3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7.275">
                <text:p>347.275</text:p>
              </table:table-cell>
              <table:table-cell office:value-type="float" office:value="130.315">
                <text:p>130.3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8.289">
                <text:p>348.289</text:p>
              </table:table-cell>
              <table:table-cell office:value-type="float" office:value="130.472">
                <text:p>130.4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9.277">
                <text:p>349.277</text:p>
              </table:table-cell>
              <table:table-cell office:value-type="float" office:value="130.463">
                <text:p>130.4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0.297">
                <text:p>350.297</text:p>
              </table:table-cell>
              <table:table-cell office:value-type="float" office:value="130.455">
                <text:p>130.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1.275">
                <text:p>351.275</text:p>
              </table:table-cell>
              <table:table-cell office:value-type="float" office:value="130.445">
                <text:p>130.4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2.276">
                <text:p>352.276</text:p>
              </table:table-cell>
              <table:table-cell office:value-type="float" office:value="130.447">
                <text:p>130.4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3.271">
                <text:p>353.271</text:p>
              </table:table-cell>
              <table:table-cell office:value-type="float" office:value="130.442">
                <text:p>130.4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4.279">
                <text:p>354.279</text:p>
              </table:table-cell>
              <table:table-cell office:value-type="float" office:value="130.445">
                <text:p>130.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5.273">
                <text:p>355.273</text:p>
              </table:table-cell>
              <table:table-cell office:value-type="float" office:value="130.445">
                <text:p>130.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6.273">
                <text:p>356.273</text:p>
              </table:table-cell>
              <table:table-cell office:value-type="float" office:value="130.447">
                <text:p>130.4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.313">
                <text:p>357.313</text:p>
              </table:table-cell>
              <table:table-cell office:value-type="float" office:value="133.627">
                <text:p>133.6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8.312">
                <text:p>358.312</text:p>
              </table:table-cell>
              <table:table-cell office:value-type="float" office:value="135.86">
                <text:p>135.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9.347">
                <text:p>359.347</text:p>
              </table:table-cell>
              <table:table-cell office:value-type="float" office:value="136.218">
                <text:p>136.2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0.407">
                <text:p>360.407</text:p>
              </table:table-cell>
              <table:table-cell office:value-type="float" office:value="136.465">
                <text:p>136.4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1.438">
                <text:p>361.438</text:p>
              </table:table-cell>
              <table:table-cell office:value-type="float" office:value="137.015">
                <text:p>137.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2.454">
                <text:p>362.454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3.432">
                <text:p>363.432</text:p>
              </table:table-cell>
              <table:table-cell office:value-type="float" office:value="137.71">
                <text:p>137.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4.42">
                <text:p>364.42</text:p>
              </table:table-cell>
              <table:table-cell office:value-type="float" office:value="138.25">
                <text:p>138.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5.432">
                <text:p>365.432</text:p>
              </table:table-cell>
              <table:table-cell office:value-type="float" office:value="138.505">
                <text:p>138.5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6.442">
                <text:p>366.442</text:p>
              </table:table-cell>
              <table:table-cell office:value-type="float" office:value="138.822">
                <text:p>138.8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7.478">
                <text:p>367.478</text:p>
              </table:table-cell>
              <table:table-cell office:value-type="float" office:value="140.68">
                <text:p>140.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8.475">
                <text:p>368.475</text:p>
              </table:table-cell>
              <table:table-cell office:value-type="float" office:value="141.178">
                <text:p>141.1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9.464">
                <text:p>369.464</text:p>
              </table:table-cell>
              <table:table-cell office:value-type="float" office:value="139.403">
                <text:p>139.4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0.456">
                <text:p>370.456</text:p>
              </table:table-cell>
              <table:table-cell office:value-type="float" office:value="141.92">
                <text:p>141.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1.479">
                <text:p>371.479</text:p>
              </table:table-cell>
              <table:table-cell office:value-type="float" office:value="142.28">
                <text:p>142.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2.476">
                <text:p>372.476</text:p>
              </table:table-cell>
              <table:table-cell office:value-type="float" office:value="142.653">
                <text:p>142.6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3.511">
                <text:p>373.511</text:p>
              </table:table-cell>
              <table:table-cell office:value-type="float" office:value="142.923">
                <text:p>142.9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4.513">
                <text:p>374.513</text:p>
              </table:table-cell>
              <table:table-cell office:value-type="float" office:value="141.655">
                <text:p>141.6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5.519">
                <text:p>375.519</text:p>
              </table:table-cell>
              <table:table-cell office:value-type="float" office:value="141.627">
                <text:p>141.6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6.577">
                <text:p>376.577</text:p>
              </table:table-cell>
              <table:table-cell office:value-type="float" office:value="141.685">
                <text:p>141.6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7.575">
                <text:p>377.575</text:p>
              </table:table-cell>
              <table:table-cell office:value-type="float" office:value="143.623">
                <text:p>143.6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8.565">
                <text:p>378.565</text:p>
              </table:table-cell>
              <table:table-cell office:value-type="float" office:value="143.81">
                <text:p>143.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9.584">
                <text:p>379.584</text:p>
              </table:table-cell>
              <table:table-cell office:value-type="float" office:value="144.035">
                <text:p>144.0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.624">
                <text:p>380.624</text:p>
              </table:table-cell>
              <table:table-cell office:value-type="float" office:value="144.138">
                <text:p>144.1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1.637">
                <text:p>381.637</text:p>
              </table:table-cell>
              <table:table-cell office:value-type="float" office:value="144.28">
                <text:p>144.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2.627">
                <text:p>382.627</text:p>
              </table:table-cell>
              <table:table-cell office:value-type="float" office:value="144.488">
                <text:p>144.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3.616">
                <text:p>383.616</text:p>
              </table:table-cell>
              <table:table-cell office:value-type="float" office:value="144.735">
                <text:p>144.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4.62">
                <text:p>384.62</text:p>
              </table:table-cell>
              <table:table-cell office:value-type="float" office:value="144.955">
                <text:p>144.9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5.617">
                <text:p>385.617</text:p>
              </table:table-cell>
              <table:table-cell office:value-type="float" office:value="145.395">
                <text:p>145.3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6.646">
                <text:p>386.646</text:p>
              </table:table-cell>
              <table:table-cell office:value-type="float" office:value="145.92">
                <text:p>145.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7.663">
                <text:p>387.663</text:p>
              </table:table-cell>
              <table:table-cell office:value-type="float" office:value="145.863">
                <text:p>145.8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8.669">
                <text:p>388.669</text:p>
              </table:table-cell>
              <table:table-cell office:value-type="float" office:value="146.938">
                <text:p>146.9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9.671">
                <text:p>389.671</text:p>
              </table:table-cell>
              <table:table-cell office:value-type="float" office:value="146.525">
                <text:p>146.5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0.719">
                <text:p>390.719</text:p>
              </table:table-cell>
              <table:table-cell office:value-type="float" office:value="144.352">
                <text:p>144.3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1.719">
                <text:p>391.719</text:p>
              </table:table-cell>
              <table:table-cell office:value-type="float" office:value="144.433">
                <text:p>144.4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2.739">
                <text:p>392.739</text:p>
              </table:table-cell>
              <table:table-cell office:value-type="float" office:value="144.49">
                <text:p>144.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3.747">
                <text:p>393.747</text:p>
              </table:table-cell>
              <table:table-cell office:value-type="float" office:value="144.51">
                <text:p>144.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4.77">
                <text:p>394.77</text:p>
              </table:table-cell>
              <table:table-cell office:value-type="float" office:value="144.567">
                <text:p>144.5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5.762">
                <text:p>395.762</text:p>
              </table:table-cell>
              <table:table-cell office:value-type="float" office:value="144.657">
                <text:p>144.6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6.772">
                <text:p>396.772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7.747">
                <text:p>397.747</text:p>
              </table:table-cell>
              <table:table-cell office:value-type="float" office:value="144.692">
                <text:p>144.6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8.778">
                <text:p>398.778</text:p>
              </table:table-cell>
              <table:table-cell office:value-type="float" office:value="144.695">
                <text:p>144.6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9.77">
                <text:p>399.77</text:p>
              </table:table-cell>
              <table:table-cell office:value-type="float" office:value="144.812">
                <text:p>144.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0.8">
                <text:p>400.8</text:p>
              </table:table-cell>
              <table:table-cell office:value-type="float" office:value="149.16">
                <text:p>149.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1.803">
                <text:p>401.803</text:p>
              </table:table-cell>
              <table:table-cell office:value-type="float" office:value="150.885">
                <text:p>150.8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2.826">
                <text:p>402.826</text:p>
              </table:table-cell>
              <table:table-cell office:value-type="float" office:value="148.49">
                <text:p>148.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3.874">
                <text:p>403.874</text:p>
              </table:table-cell>
              <table:table-cell office:value-type="float" office:value="148.34">
                <text:p>148.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4.895">
                <text:p>404.895</text:p>
              </table:table-cell>
              <table:table-cell office:value-type="float" office:value="148.338">
                <text:p>148.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5.896">
                <text:p>405.896</text:p>
              </table:table-cell>
              <table:table-cell office:value-type="float" office:value="148.335">
                <text:p>148.3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6.935">
                <text:p>406.935</text:p>
              </table:table-cell>
              <table:table-cell office:value-type="float" office:value="148.335">
                <text:p>148.3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7.943">
                <text:p>407.943</text:p>
              </table:table-cell>
              <table:table-cell office:value-type="float" office:value="148.333">
                <text:p>148.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.948">
                <text:p>408.948</text:p>
              </table:table-cell>
              <table:table-cell office:value-type="float" office:value="149.188">
                <text:p>149.1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9.982">
                <text:p>409.982</text:p>
              </table:table-cell>
              <table:table-cell office:value-type="float" office:value="151.287">
                <text:p>151.2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0.981">
                <text:p>410.981</text:p>
              </table:table-cell>
              <table:table-cell office:value-type="float" office:value="151.565">
                <text:p>151.5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2.024">
                <text:p>412.024</text:p>
              </table:table-cell>
              <table:table-cell office:value-type="float" office:value="151.643">
                <text:p>151.6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3.107">
                <text:p>413.107</text:p>
              </table:table-cell>
              <table:table-cell office:value-type="float" office:value="152.113">
                <text:p>152.1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4.111">
                <text:p>414.111</text:p>
              </table:table-cell>
              <table:table-cell office:value-type="float" office:value="152.097">
                <text:p>152.0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5.122">
                <text:p>415.122</text:p>
              </table:table-cell>
              <table:table-cell office:value-type="float" office:value="151.977">
                <text:p>151.9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6.125">
                <text:p>416.125</text:p>
              </table:table-cell>
              <table:table-cell office:value-type="float" office:value="154.833">
                <text:p>154.8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7.147">
                <text:p>417.147</text:p>
              </table:table-cell>
              <table:table-cell office:value-type="float" office:value="155.343">
                <text:p>155.3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8.089">
                <text:p>418.089</text:p>
              </table:table-cell>
              <table:table-cell office:value-type="float" office:value="155.377">
                <text:p>155.3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9.182">
                <text:p>419.182</text:p>
              </table:table-cell>
              <table:table-cell office:value-type="float" office:value="155.963">
                <text:p>155.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0.179">
                <text:p>420.179</text:p>
              </table:table-cell>
              <table:table-cell office:value-type="float" office:value="152.815">
                <text:p>152.8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1.113">
                <text:p>421.113</text:p>
              </table:table-cell>
              <table:table-cell office:value-type="float" office:value="152.822">
                <text:p>152.8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2.19">
                <text:p>422.19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3.134">
                <text:p>423.134</text:p>
              </table:table-cell>
              <table:table-cell office:value-type="float" office:value="152.905">
                <text:p>152.9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4.141">
                <text:p>424.141</text:p>
              </table:table-cell>
              <table:table-cell office:value-type="float" office:value="153.055">
                <text:p>153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5.128">
                <text:p>425.128</text:p>
              </table:table-cell>
              <table:table-cell office:value-type="float" office:value="153.053">
                <text:p>153.0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6.133">
                <text:p>426.133</text:p>
              </table:table-cell>
              <table:table-cell office:value-type="float" office:value="153.14">
                <text:p>153.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7.136">
                <text:p>427.136</text:p>
              </table:table-cell>
              <table:table-cell office:value-type="float" office:value="153.192">
                <text:p>153.1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8.17">
                <text:p>428.17</text:p>
              </table:table-cell>
              <table:table-cell office:value-type="float" office:value="154.23">
                <text:p>154.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9.173">
                <text:p>429.173</text:p>
              </table:table-cell>
              <table:table-cell office:value-type="float" office:value="154.493">
                <text:p>154.4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0.212">
                <text:p>430.212</text:p>
              </table:table-cell>
              <table:table-cell office:value-type="float" office:value="154.667">
                <text:p>154.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1.21">
                <text:p>431.21</text:p>
              </table:table-cell>
              <table:table-cell office:value-type="float" office:value="154.743">
                <text:p>154.7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2.213">
                <text:p>432.213</text:p>
              </table:table-cell>
              <table:table-cell office:value-type="float" office:value="155.373">
                <text:p>155.3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3.219">
                <text:p>433.219</text:p>
              </table:table-cell>
              <table:table-cell office:value-type="float" office:value="155.858">
                <text:p>155.8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4.227">
                <text:p>434.227</text:p>
              </table:table-cell>
              <table:table-cell office:value-type="float" office:value="156.132">
                <text:p>156.1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5.241">
                <text:p>435.241</text:p>
              </table:table-cell>
              <table:table-cell office:value-type="float" office:value="156.292">
                <text:p>156.2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6.288">
                <text:p>436.288</text:p>
              </table:table-cell>
              <table:table-cell office:value-type="float" office:value="156.65">
                <text:p>156.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7.313">
                <text:p>437.313</text:p>
              </table:table-cell>
              <table:table-cell office:value-type="float" office:value="157.037">
                <text:p>157.0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8.326">
                <text:p>438.326</text:p>
              </table:table-cell>
              <table:table-cell office:value-type="float" office:value="157.26">
                <text:p>157.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9.348">
                <text:p>439.348</text:p>
              </table:table-cell>
              <table:table-cell office:value-type="float" office:value="157.255">
                <text:p>157.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0.363">
                <text:p>440.363</text:p>
              </table:table-cell>
              <table:table-cell office:value-type="float" office:value="157.338">
                <text:p>157.3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1.376">
                <text:p>441.376</text:p>
              </table:table-cell>
              <table:table-cell office:value-type="float" office:value="157.477">
                <text:p>157.4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2.398">
                <text:p>442.398</text:p>
              </table:table-cell>
              <table:table-cell office:value-type="float" office:value="157.888">
                <text:p>157.8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3.424">
                <text:p>443.424</text:p>
              </table:table-cell>
              <table:table-cell office:value-type="float" office:value="157.873">
                <text:p>157.8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4.425">
                <text:p>444.425</text:p>
              </table:table-cell>
              <table:table-cell office:value-type="float" office:value="157.863">
                <text:p>157.8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5.42">
                <text:p>445.42</text:p>
              </table:table-cell>
              <table:table-cell office:value-type="float" office:value="157.808">
                <text:p>157.8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6.427">
                <text:p>446.427</text:p>
              </table:table-cell>
              <table:table-cell office:value-type="float" office:value="157.787">
                <text:p>157.7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7.462">
                <text:p>447.462</text:p>
              </table:table-cell>
              <table:table-cell office:value-type="float" office:value="157.815">
                <text:p>157.8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8.459">
                <text:p>448.459</text:p>
              </table:table-cell>
              <table:table-cell office:value-type="float" office:value="157.787">
                <text:p>157.7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9.5">
                <text:p>449.5</text:p>
              </table:table-cell>
              <table:table-cell office:value-type="float" office:value="157.763">
                <text:p>157.7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0.546">
                <text:p>450.546</text:p>
              </table:table-cell>
              <table:table-cell office:value-type="float" office:value="157.745">
                <text:p>157.7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1.526">
                <text:p>451.526</text:p>
              </table:table-cell>
              <table:table-cell office:value-type="float" office:value="157.75">
                <text:p>157.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2.56">
                <text:p>452.56</text:p>
              </table:table-cell>
              <table:table-cell office:value-type="float" office:value="157.735">
                <text:p>157.7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3.56">
                <text:p>453.56</text:p>
              </table:table-cell>
              <table:table-cell office:value-type="float" office:value="157.75">
                <text:p>157.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4.559">
                <text:p>454.559</text:p>
              </table:table-cell>
              <table:table-cell office:value-type="float" office:value="157.743">
                <text:p>157.7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5.56">
                <text:p>455.56</text:p>
              </table:table-cell>
              <table:table-cell office:value-type="float" office:value="157.748">
                <text:p>157.7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6.565">
                <text:p>456.565</text:p>
              </table:table-cell>
              <table:table-cell office:value-type="float" office:value="157.733">
                <text:p>157.7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7.567">
                <text:p>457.567</text:p>
              </table:table-cell>
              <table:table-cell office:value-type="float" office:value="157.72">
                <text:p>157.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8.582">
                <text:p>458.582</text:p>
              </table:table-cell>
              <table:table-cell office:value-type="float" office:value="157.735">
                <text:p>157.7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9.605">
                <text:p>459.605</text:p>
              </table:table-cell>
              <table:table-cell office:value-type="float" office:value="158.735">
                <text:p>158.7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0.635">
                <text:p>460.635</text:p>
              </table:table-cell>
              <table:table-cell office:value-type="float" office:value="159.007">
                <text:p>159.0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1.645">
                <text:p>461.645</text:p>
              </table:table-cell>
              <table:table-cell office:value-type="float" office:value="157.705">
                <text:p>157.7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2.699">
                <text:p>462.699</text:p>
              </table:table-cell>
              <table:table-cell office:value-type="float" office:value="157.662">
                <text:p>157.6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3.686">
                <text:p>463.686</text:p>
              </table:table-cell>
              <table:table-cell office:value-type="float" office:value="157.645">
                <text:p>157.6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4.684">
                <text:p>464.684</text:p>
              </table:table-cell>
              <table:table-cell office:value-type="float" office:value="157.623">
                <text:p>157.6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5.726">
                <text:p>465.726</text:p>
              </table:table-cell>
              <table:table-cell office:value-type="float" office:value="157.78">
                <text:p>157.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6.772">
                <text:p>466.772</text:p>
              </table:table-cell>
              <table:table-cell office:value-type="float" office:value="157.65">
                <text:p>157.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7.748">
                <text:p>467.748</text:p>
              </table:table-cell>
              <table:table-cell office:value-type="float" office:value="157.655">
                <text:p>157.6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8.789">
                <text:p>468.789</text:p>
              </table:table-cell>
              <table:table-cell office:value-type="float" office:value="157.618">
                <text:p>157.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9.824">
                <text:p>469.824</text:p>
              </table:table-cell>
              <table:table-cell office:value-type="float" office:value="157.488">
                <text:p>157.4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0.778">
                <text:p>470.778</text:p>
              </table:table-cell>
              <table:table-cell office:value-type="float" office:value="157.553">
                <text:p>157.5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1.801">
                <text:p>471.801</text:p>
              </table:table-cell>
              <table:table-cell office:value-type="float" office:value="157.553">
                <text:p>157.5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2.794">
                <text:p>472.794</text:p>
              </table:table-cell>
              <table:table-cell office:value-type="float" office:value="157.56">
                <text:p>157.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3.763">
                <text:p>473.763</text:p>
              </table:table-cell>
              <table:table-cell office:value-type="float" office:value="157.61">
                <text:p>157.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4.786">
                <text:p>474.786</text:p>
              </table:table-cell>
              <table:table-cell office:value-type="float" office:value="157.58">
                <text:p>157.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5.795">
                <text:p>475.795</text:p>
              </table:table-cell>
              <table:table-cell office:value-type="float" office:value="157.565">
                <text:p>157.5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6.822">
                <text:p>476.822</text:p>
              </table:table-cell>
              <table:table-cell office:value-type="float" office:value="157.548">
                <text:p>157.5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7.845">
                <text:p>477.845</text:p>
              </table:table-cell>
              <table:table-cell office:value-type="float" office:value="157.483">
                <text:p>157.4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8.888">
                <text:p>478.888</text:p>
              </table:table-cell>
              <table:table-cell office:value-type="float" office:value="157.442">
                <text:p>157.4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9.894">
                <text:p>479.894</text:p>
              </table:table-cell>
              <table:table-cell office:value-type="float" office:value="157.438">
                <text:p>157.4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0.926">
                <text:p>480.926</text:p>
              </table:table-cell>
              <table:table-cell office:value-type="float" office:value="157.445">
                <text:p>157.4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1.992">
                <text:p>481.992</text:p>
              </table:table-cell>
              <table:table-cell office:value-type="float" office:value="157.455">
                <text:p>157.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3.03">
                <text:p>483.03</text:p>
              </table:table-cell>
              <table:table-cell office:value-type="float" office:value="157.442">
                <text:p>157.4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4.05">
                <text:p>484.05</text:p>
              </table:table-cell>
              <table:table-cell office:value-type="float" office:value="157.615">
                <text:p>157.6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5.041">
                <text:p>485.041</text:p>
              </table:table-cell>
              <table:table-cell office:value-type="float" office:value="157.588">
                <text:p>157.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6.072">
                <text:p>486.072</text:p>
              </table:table-cell>
              <table:table-cell office:value-type="float" office:value="158.235">
                <text:p>158.2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7.063">
                <text:p>487.063</text:p>
              </table:table-cell>
              <table:table-cell office:value-type="float" office:value="157.773">
                <text:p>157.7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8.047">
                <text:p>488.047</text:p>
              </table:table-cell>
              <table:table-cell office:value-type="float" office:value="157.735">
                <text:p>157.7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9.041">
                <text:p>489.041</text:p>
              </table:table-cell>
              <table:table-cell office:value-type="float" office:value="157.752">
                <text:p>157.7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0.054">
                <text:p>490.054</text:p>
              </table:table-cell>
              <table:table-cell office:value-type="float" office:value="158.248">
                <text:p>158.2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1.058">
                <text:p>491.058</text:p>
              </table:table-cell>
              <table:table-cell office:value-type="float" office:value="158.09">
                <text:p>158.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2.033">
                <text:p>492.033</text:p>
              </table:table-cell>
              <table:table-cell office:value-type="float" office:value="158.07">
                <text:p>158.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3.105">
                <text:p>493.105</text:p>
              </table:table-cell>
              <table:table-cell office:value-type="float" office:value="158.083">
                <text:p>158.0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4.105">
                <text:p>494.105</text:p>
              </table:table-cell>
              <table:table-cell office:value-type="float" office:value="157.868">
                <text:p>157.8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5.096">
                <text:p>495.096</text:p>
              </table:table-cell>
              <table:table-cell office:value-type="float" office:value="158.05">
                <text:p>158.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6.172">
                <text:p>496.172</text:p>
              </table:table-cell>
              <table:table-cell office:value-type="float" office:value="157.743">
                <text:p>157.7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7.17">
                <text:p>497.17</text:p>
              </table:table-cell>
              <table:table-cell office:value-type="float" office:value="157.873">
                <text:p>157.8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8.203">
                <text:p>498.203</text:p>
              </table:table-cell>
              <table:table-cell office:value-type="float" office:value="158.213">
                <text:p>158.2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9.17">
                <text:p>499.17</text:p>
              </table:table-cell>
              <table:table-cell office:value-type="float" office:value="158.298">
                <text:p>158.2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0.252">
                <text:p>500.252</text:p>
              </table:table-cell>
              <table:table-cell office:value-type="float" office:value="158.438">
                <text:p>158.4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1.272">
                <text:p>501.272</text:p>
              </table:table-cell>
              <table:table-cell office:value-type="float" office:value="158.825">
                <text:p>158.8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2.296">
                <text:p>502.296</text:p>
              </table:table-cell>
              <table:table-cell office:value-type="float" office:value="158.917">
                <text:p>158.9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3.254">
                <text:p>503.254</text:p>
              </table:table-cell>
              <table:table-cell office:value-type="float" office:value="158.815">
                <text:p>158.8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4.307">
                <text:p>504.307</text:p>
              </table:table-cell>
              <table:table-cell office:value-type="float" office:value="158.775">
                <text:p>158.7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5.329">
                <text:p>505.329</text:p>
              </table:table-cell>
              <table:table-cell office:value-type="float" office:value="158.817">
                <text:p>158.8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6.344">
                <text:p>506.344</text:p>
              </table:table-cell>
              <table:table-cell office:value-type="float" office:value="158.703">
                <text:p>158.7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7.348">
                <text:p>507.348</text:p>
              </table:table-cell>
              <table:table-cell office:value-type="float" office:value="158.67">
                <text:p>158.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8.369">
                <text:p>508.369</text:p>
              </table:table-cell>
              <table:table-cell office:value-type="float" office:value="158.135">
                <text:p>158.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9.367">
                <text:p>509.367</text:p>
              </table:table-cell>
              <table:table-cell office:value-type="float" office:value="158.162">
                <text:p>158.1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0.389">
                <text:p>510.389</text:p>
              </table:table-cell>
              <table:table-cell office:value-type="float" office:value="158.21">
                <text:p>158.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1.325">
                <text:p>511.325</text:p>
              </table:table-cell>
              <table:table-cell office:value-type="float" office:value="158.162">
                <text:p>158.1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2.414">
                <text:p>512.414</text:p>
              </table:table-cell>
              <table:table-cell office:value-type="float" office:value="158.23">
                <text:p>158.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3.477">
                <text:p>513.477</text:p>
              </table:table-cell>
              <table:table-cell office:value-type="float" office:value="158.292">
                <text:p>158.2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4.465">
                <text:p>514.465</text:p>
              </table:table-cell>
              <table:table-cell office:value-type="float" office:value="158.268">
                <text:p>158.2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5.502">
                <text:p>515.502</text:p>
              </table:table-cell>
              <table:table-cell office:value-type="float" office:value="158.335">
                <text:p>158.3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6.592">
                <text:p>516.592</text:p>
              </table:table-cell>
              <table:table-cell office:value-type="float" office:value="158.21">
                <text:p>158.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7.542">
                <text:p>517.542</text:p>
              </table:table-cell>
              <table:table-cell office:value-type="float" office:value="158.175">
                <text:p>158.1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8.592">
                <text:p>518.592</text:p>
              </table:table-cell>
              <table:table-cell office:value-type="float" office:value="158.138">
                <text:p>158.1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9.626">
                <text:p>519.626</text:p>
              </table:table-cell>
              <table:table-cell office:value-type="float" office:value="158.113">
                <text:p>158.1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0.691">
                <text:p>520.691</text:p>
              </table:table-cell>
              <table:table-cell office:value-type="float" office:value="157.882">
                <text:p>157.8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1.708">
                <text:p>521.708</text:p>
              </table:table-cell>
              <table:table-cell office:value-type="float" office:value="157.763">
                <text:p>157.7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2.694">
                <text:p>522.694</text:p>
              </table:table-cell>
              <table:table-cell office:value-type="float" office:value="157.602">
                <text:p>157.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3.715">
                <text:p>523.715</text:p>
              </table:table-cell>
              <table:table-cell office:value-type="float" office:value="157.45">
                <text:p>157.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4.739">
                <text:p>524.739</text:p>
              </table:table-cell>
              <table:table-cell office:value-type="float" office:value="157.815">
                <text:p>157.8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5.772">
                <text:p>525.772</text:p>
              </table:table-cell>
              <table:table-cell office:value-type="float" office:value="157.673">
                <text:p>157.6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6.805">
                <text:p>526.805</text:p>
              </table:table-cell>
              <table:table-cell office:value-type="float" office:value="158.245">
                <text:p>158.2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7.815">
                <text:p>527.815</text:p>
              </table:table-cell>
              <table:table-cell office:value-type="float" office:value="158.625">
                <text:p>158.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8.81">
                <text:p>528.81</text:p>
              </table:table-cell>
              <table:table-cell office:value-type="float" office:value="157.97">
                <text:p>157.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9.811">
                <text:p>529.811</text:p>
              </table:table-cell>
              <table:table-cell office:value-type="float" office:value="157.415">
                <text:p>157.4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30.804">
                <text:p>530.804</text:p>
              </table:table-cell>
              <table:table-cell office:value-type="float" office:value="157.63">
                <text:p>157.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31.835">
                <text:p>531.835</text:p>
              </table:table-cell>
              <table:table-cell office:value-type="float" office:value="157.377">
                <text:p>157.3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2.86">
                <text:p>532.86</text:p>
              </table:table-cell>
              <table:table-cell office:value-type="float" office:value="157.347">
                <text:p>157.3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3.842">
                <text:p>533.842</text:p>
              </table:table-cell>
              <table:table-cell office:value-type="float" office:value="157.407">
                <text:p>157.4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4.899">
                <text:p>534.899</text:p>
              </table:table-cell>
              <table:table-cell office:value-type="float" office:value="158.477">
                <text:p>158.4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5.895">
                <text:p>535.895</text:p>
              </table:table-cell>
              <table:table-cell office:value-type="float" office:value="158.558">
                <text:p>158.5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6.875">
                <text:p>536.875</text:p>
              </table:table-cell>
              <table:table-cell office:value-type="float" office:value="161.983">
                <text:p>161.9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37.871">
                <text:p>537.871</text:p>
              </table:table-cell>
              <table:table-cell office:value-type="float" office:value="161.055">
                <text:p>161.0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38.899">
                <text:p>538.899</text:p>
              </table:table-cell>
              <table:table-cell office:value-type="float" office:value="162.688">
                <text:p>162.6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39.885">
                <text:p>539.885</text:p>
              </table:table-cell>
              <table:table-cell office:value-type="float" office:value="162.907">
                <text:p>162.9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40.933">
                <text:p>540.933</text:p>
              </table:table-cell>
              <table:table-cell office:value-type="float" office:value="163.502">
                <text:p>163.5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41.893">
                <text:p>541.893</text:p>
              </table:table-cell>
              <table:table-cell office:value-type="float" office:value="163.888">
                <text:p>163.8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42.898">
                <text:p>542.898</text:p>
              </table:table-cell>
              <table:table-cell office:value-type="float" office:value="164.64">
                <text:p>164.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43.908">
                <text:p>543.908</text:p>
              </table:table-cell>
              <table:table-cell office:value-type="float" office:value="166.14">
                <text:p>166.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44.873">
                <text:p>544.873</text:p>
              </table:table-cell>
              <table:table-cell office:value-type="float" office:value="166.778">
                <text:p>166.7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45.952">
                <text:p>545.952</text:p>
              </table:table-cell>
              <table:table-cell office:value-type="float" office:value="167.618">
                <text:p>167.6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6.871">
                <text:p>546.871</text:p>
              </table:table-cell>
              <table:table-cell office:value-type="float" office:value="168.078">
                <text:p>168.0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47.852">
                <text:p>547.852</text:p>
              </table:table-cell>
              <table:table-cell office:value-type="float" office:value="168.618">
                <text:p>168.6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8.896">
                <text:p>548.896</text:p>
              </table:table-cell>
              <table:table-cell office:value-type="float" office:value="169.368">
                <text:p>169.3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49.901">
                <text:p>549.901</text:p>
              </table:table-cell>
              <table:table-cell office:value-type="float" office:value="172.138">
                <text:p>172.1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0.896">
                <text:p>550.896</text:p>
              </table:table-cell>
              <table:table-cell office:value-type="float" office:value="173.197">
                <text:p>173.1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1.919">
                <text:p>551.919</text:p>
              </table:table-cell>
              <table:table-cell office:value-type="float" office:value="174.07">
                <text:p>174.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2.907">
                <text:p>552.907</text:p>
              </table:table-cell>
              <table:table-cell office:value-type="float" office:value="174.98">
                <text:p>174.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3.897">
                <text:p>553.897</text:p>
              </table:table-cell>
              <table:table-cell office:value-type="float" office:value="175.933">
                <text:p>175.9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4.94">
                <text:p>554.94</text:p>
              </table:table-cell>
              <table:table-cell office:value-type="float" office:value="177.265">
                <text:p>177.2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5.962">
                <text:p>555.962</text:p>
              </table:table-cell>
              <table:table-cell office:value-type="float" office:value="179.048">
                <text:p>179.0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7.005">
                <text:p>557.005</text:p>
              </table:table-cell>
              <table:table-cell office:value-type="float" office:value="180.285">
                <text:p>180.2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8.03">
                <text:p>558.03</text:p>
              </table:table-cell>
              <table:table-cell office:value-type="float" office:value="181.025">
                <text:p>181.0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9.026">
                <text:p>559.026</text:p>
              </table:table-cell>
              <table:table-cell office:value-type="float" office:value="181.947">
                <text:p>181.9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0.023">
                <text:p>560.023</text:p>
              </table:table-cell>
              <table:table-cell office:value-type="float" office:value="184.455">
                <text:p>184.4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1.012">
                <text:p>561.012</text:p>
              </table:table-cell>
              <table:table-cell office:value-type="float" office:value="185.475">
                <text:p>185.4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62.081">
                <text:p>562.081</text:p>
              </table:table-cell>
              <table:table-cell office:value-type="float" office:value="186.385">
                <text:p>186.3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63.079">
                <text:p>563.079</text:p>
              </table:table-cell>
              <table:table-cell office:value-type="float" office:value="190.548">
                <text:p>190.5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4.053">
                <text:p>564.053</text:p>
              </table:table-cell>
              <table:table-cell office:value-type="float" office:value="191.463">
                <text:p>191.4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65.039">
                <text:p>565.039</text:p>
              </table:table-cell>
              <table:table-cell office:value-type="float" office:value="194.347">
                <text:p>194.3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66.076">
                <text:p>566.076</text:p>
              </table:table-cell>
              <table:table-cell office:value-type="float" office:value="199.673">
                <text:p>199.6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67.1">
                <text:p>567.1</text:p>
              </table:table-cell>
              <table:table-cell office:value-type="float" office:value="197.938">
                <text:p>197.9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68.164">
                <text:p>568.164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.159">
                <text:p>569.159</text:p>
              </table:table-cell>
              <table:table-cell office:value-type="float" office:value="200.66">
                <text:p>200.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0.165">
                <text:p>570.165</text:p>
              </table:table-cell>
              <table:table-cell office:value-type="float" office:value="200.655">
                <text:p>200.6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1.16">
                <text:p>571.16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72.169">
                <text:p>572.169</text:p>
              </table:table-cell>
              <table:table-cell office:value-type="float" office:value="200.713">
                <text:p>200.7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73.19">
                <text:p>573.19</text:p>
              </table:table-cell>
              <table:table-cell office:value-type="float" office:value="200.475">
                <text:p>200.4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74.229">
                <text:p>574.229</text:p>
              </table:table-cell>
              <table:table-cell office:value-type="float" office:value="208.065">
                <text:p>208.06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5.225">
                <text:p>575.225</text:p>
              </table:table-cell>
              <table:table-cell office:value-type="float" office:value="204.877">
                <text:p>204.8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76.293">
                <text:p>576.293</text:p>
              </table:table-cell>
              <table:table-cell office:value-type="float" office:value="204.89">
                <text:p>204.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7.286">
                <text:p>577.286</text:p>
              </table:table-cell>
              <table:table-cell office:value-type="float" office:value="204.877">
                <text:p>204.8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78.299">
                <text:p>578.299</text:p>
              </table:table-cell>
              <table:table-cell office:value-type="float" office:value="204.915">
                <text:p>204.9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9.269">
                <text:p>579.269</text:p>
              </table:table-cell>
              <table:table-cell office:value-type="float" office:value="204.873">
                <text:p>204.8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80.293">
                <text:p>580.293</text:p>
              </table:table-cell>
              <table:table-cell office:value-type="float" office:value="205.65">
                <text:p>205.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1.291">
                <text:p>581.291</text:p>
              </table:table-cell>
              <table:table-cell office:value-type="float" office:value="205.812">
                <text:p>205.8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2.288">
                <text:p>582.288</text:p>
              </table:table-cell>
              <table:table-cell office:value-type="float" office:value="205.933">
                <text:p>205.9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83.291">
                <text:p>583.291</text:p>
              </table:table-cell>
              <table:table-cell office:value-type="float" office:value="206.085">
                <text:p>206.0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84.321">
                <text:p>584.321</text:p>
              </table:table-cell>
              <table:table-cell office:value-type="float" office:value="206.593">
                <text:p>206.5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5.366">
                <text:p>585.366</text:p>
              </table:table-cell>
              <table:table-cell office:value-type="float" office:value="206.727">
                <text:p>206.7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86.431">
                <text:p>586.431</text:p>
              </table:table-cell>
              <table:table-cell office:value-type="float" office:value="206.773">
                <text:p>206.7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87.498">
                <text:p>587.498</text:p>
              </table:table-cell>
              <table:table-cell office:value-type="float" office:value="208.358">
                <text:p>208.3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88.538">
                <text:p>588.538</text:p>
              </table:table-cell>
              <table:table-cell office:value-type="float" office:value="208.718">
                <text:p>208.7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89.542">
                <text:p>589.542</text:p>
              </table:table-cell>
              <table:table-cell office:value-type="float" office:value="209.205">
                <text:p>209.2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0.543">
                <text:p>590.543</text:p>
              </table:table-cell>
              <table:table-cell office:value-type="float" office:value="209.915">
                <text:p>209.9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91.557">
                <text:p>591.557</text:p>
              </table:table-cell>
              <table:table-cell office:value-type="float" office:value="211.16">
                <text:p>211.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92.507">
                <text:p>592.507</text:p>
              </table:table-cell>
              <table:table-cell office:value-type="float" office:value="211.347">
                <text:p>211.3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93.472">
                <text:p>593.472</text:p>
              </table:table-cell>
              <table:table-cell office:value-type="float" office:value="211.345">
                <text:p>211.3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4.47">
                <text:p>594.47</text:p>
              </table:table-cell>
              <table:table-cell office:value-type="float" office:value="211.35">
                <text:p>211.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95.461">
                <text:p>595.461</text:p>
              </table:table-cell>
              <table:table-cell office:value-type="float" office:value="211.35">
                <text:p>211.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6.494">
                <text:p>596.494</text:p>
              </table:table-cell>
              <table:table-cell office:value-type="float" office:value="211.375">
                <text:p>211.3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7.494">
                <text:p>597.494</text:p>
              </table:table-cell>
              <table:table-cell office:value-type="float" office:value="211.368">
                <text:p>211.3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8.487">
                <text:p>598.487</text:p>
              </table:table-cell>
              <table:table-cell office:value-type="float" office:value="211.463">
                <text:p>211.4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9.579">
                <text:p>599.579</text:p>
              </table:table-cell>
              <table:table-cell office:value-type="float" office:value="211.468">
                <text:p>211.4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.512">
                <text:p>600.512</text:p>
              </table:table-cell>
              <table:table-cell office:value-type="float" office:value="211.445">
                <text:p>211.4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1.507">
                <text:p>601.507</text:p>
              </table:table-cell>
              <table:table-cell office:value-type="float" office:value="211.53">
                <text:p>211.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2.511">
                <text:p>602.511</text:p>
              </table:table-cell>
              <table:table-cell office:value-type="float" office:value="212.36">
                <text:p>212.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3.597">
                <text:p>603.597</text:p>
              </table:table-cell>
              <table:table-cell office:value-type="float" office:value="212.722">
                <text:p>212.7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4.545">
                <text:p>604.545</text:p>
              </table:table-cell>
              <table:table-cell office:value-type="float" office:value="212.625">
                <text:p>212.6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5.473">
                <text:p>605.473</text:p>
              </table:table-cell>
              <table:table-cell office:value-type="float" office:value="212.68">
                <text:p>212.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6.559">
                <text:p>606.559</text:p>
              </table:table-cell>
              <table:table-cell office:value-type="float" office:value="212.62">
                <text:p>212.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7.582">
                <text:p>607.582</text:p>
              </table:table-cell>
              <table:table-cell office:value-type="float" office:value="212.678">
                <text:p>212.6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8.618">
                <text:p>608.618</text:p>
              </table:table-cell>
              <table:table-cell office:value-type="float" office:value="212.865">
                <text:p>212.8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9.564">
                <text:p>609.564</text:p>
              </table:table-cell>
              <table:table-cell office:value-type="float" office:value="212.787">
                <text:p>212.7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0.569">
                <text:p>610.569</text:p>
              </table:table-cell>
              <table:table-cell office:value-type="float" office:value="212.822">
                <text:p>212.8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1.571">
                <text:p>611.571</text:p>
              </table:table-cell>
              <table:table-cell office:value-type="float" office:value="212.83">
                <text:p>212.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2.598">
                <text:p>612.598</text:p>
              </table:table-cell>
              <table:table-cell office:value-type="float" office:value="212.838">
                <text:p>212.8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3.65">
                <text:p>613.65</text:p>
              </table:table-cell>
              <table:table-cell office:value-type="float" office:value="212.888">
                <text:p>212.8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4.56">
                <text:p>614.56</text:p>
              </table:table-cell>
              <table:table-cell office:value-type="float" office:value="212.89">
                <text:p>212.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5.67">
                <text:p>615.67</text:p>
              </table:table-cell>
              <table:table-cell office:value-type="float" office:value="212.905">
                <text:p>212.9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6.714">
                <text:p>616.714</text:p>
              </table:table-cell>
              <table:table-cell office:value-type="float" office:value="212.812">
                <text:p>212.8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7.672">
                <text:p>617.672</text:p>
              </table:table-cell>
              <table:table-cell office:value-type="float" office:value="212.745">
                <text:p>212.7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8.668">
                <text:p>618.668</text:p>
              </table:table-cell>
              <table:table-cell office:value-type="float" office:value="212.668">
                <text:p>212.6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9.674">
                <text:p>619.674</text:p>
              </table:table-cell>
              <table:table-cell office:value-type="float" office:value="212.7">
                <text:p>212.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20.68">
                <text:p>620.68</text:p>
              </table:table-cell>
              <table:table-cell office:value-type="float" office:value="212.98">
                <text:p>212.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21.693">
                <text:p>621.693</text:p>
              </table:table-cell>
              <table:table-cell office:value-type="float" office:value="212.963">
                <text:p>212.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22.696">
                <text:p>622.696</text:p>
              </table:table-cell>
              <table:table-cell office:value-type="float" office:value="213.662">
                <text:p>213.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23.764">
                <text:p>623.764</text:p>
              </table:table-cell>
              <table:table-cell office:value-type="float" office:value="213.17">
                <text:p>213.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4.8">
                <text:p>624.8</text:p>
              </table:table-cell>
              <table:table-cell office:value-type="float" office:value="213.185">
                <text:p>213.1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25.821">
                <text:p>625.821</text:p>
              </table:table-cell>
              <table:table-cell office:value-type="float" office:value="213.308">
                <text:p>213.3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6.698">
                <text:p>626.698</text:p>
              </table:table-cell>
              <table:table-cell office:value-type="float" office:value="213.32">
                <text:p>213.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7.731">
                <text:p>627.731</text:p>
              </table:table-cell>
              <table:table-cell office:value-type="float" office:value="213.312">
                <text:p>213.3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8.703">
                <text:p>628.703</text:p>
              </table:table-cell>
              <table:table-cell office:value-type="float" office:value="213.312">
                <text:p>213.3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9.729">
                <text:p>629.729</text:p>
              </table:table-cell>
              <table:table-cell office:value-type="float" office:value="213.322">
                <text:p>213.3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30.731">
                <text:p>630.731</text:p>
              </table:table-cell>
              <table:table-cell office:value-type="float" office:value="213.325">
                <text:p>213.3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31.729">
                <text:p>631.729</text:p>
              </table:table-cell>
              <table:table-cell office:value-type="float" office:value="213.312">
                <text:p>213.3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32.725">
                <text:p>632.725</text:p>
              </table:table-cell>
              <table:table-cell office:value-type="float" office:value="213.245">
                <text:p>213.2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33.815">
                <text:p>633.815</text:p>
              </table:table-cell>
              <table:table-cell office:value-type="float" office:value="213.303">
                <text:p>213.3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35.195">
                <text:p>635.195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35.868">
                <text:p>635.868</text:p>
              </table:table-cell>
              <table:table-cell office:value-type="float" office:value="217.73">
                <text:p>217.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36.884">
                <text:p>636.884</text:p>
              </table:table-cell>
              <table:table-cell office:value-type="float" office:value="213.405">
                <text:p>213.4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37.895">
                <text:p>637.895</text:p>
              </table:table-cell>
              <table:table-cell office:value-type="float" office:value="213.31">
                <text:p>213.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38.809">
                <text:p>638.809</text:p>
              </table:table-cell>
              <table:table-cell office:value-type="float" office:value="213.31">
                <text:p>213.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9.912">
                <text:p>639.912</text:p>
              </table:table-cell>
              <table:table-cell office:value-type="float" office:value="213.868">
                <text:p>213.8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40.924">
                <text:p>640.924</text:p>
              </table:table-cell>
              <table:table-cell office:value-type="float" office:value="213.803">
                <text:p>213.8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41.966">
                <text:p>641.966</text:p>
              </table:table-cell>
              <table:table-cell office:value-type="float" office:value="214.05">
                <text:p>214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42.868">
                <text:p>642.868</text:p>
              </table:table-cell>
              <table:table-cell office:value-type="float" office:value="214.037">
                <text:p>214.0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43.903">
                <text:p>643.903</text:p>
              </table:table-cell>
              <table:table-cell office:value-type="float" office:value="214.032">
                <text:p>214.0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45.017">
                <text:p>645.017</text:p>
              </table:table-cell>
              <table:table-cell office:value-type="float" office:value="214.065">
                <text:p>214.0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5.999">
                <text:p>645.999</text:p>
              </table:table-cell>
              <table:table-cell office:value-type="float" office:value="213.835">
                <text:p>213.8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6.999">
                <text:p>646.999</text:p>
              </table:table-cell>
              <table:table-cell office:value-type="float" office:value="214.09">
                <text:p>214.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7.877">
                <text:p>647.877</text:p>
              </table:table-cell>
              <table:table-cell office:value-type="float" office:value="214.69">
                <text:p>214.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9.005">
                <text:p>649.005</text:p>
              </table:table-cell>
              <table:table-cell office:value-type="float" office:value="213.558">
                <text:p>213.5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50.072">
                <text:p>650.072</text:p>
              </table:table-cell>
              <table:table-cell office:value-type="float" office:value="214.305">
                <text:p>214.3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1.117">
                <text:p>651.117</text:p>
              </table:table-cell>
              <table:table-cell office:value-type="float" office:value="214.19">
                <text:p>214.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2.126">
                <text:p>652.126</text:p>
              </table:table-cell>
              <table:table-cell office:value-type="float" office:value="214.053">
                <text:p>214.0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3.056">
                <text:p>653.056</text:p>
              </table:table-cell>
              <table:table-cell office:value-type="float" office:value="219.338">
                <text:p>219.3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4.134">
                <text:p>654.134</text:p>
              </table:table-cell>
              <table:table-cell office:value-type="float" office:value="215.608">
                <text:p>215.6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5.14">
                <text:p>655.14</text:p>
              </table:table-cell>
              <table:table-cell office:value-type="float" office:value="214.325">
                <text:p>214.3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6.13">
                <text:p>656.13</text:p>
              </table:table-cell>
              <table:table-cell office:value-type="float" office:value="214.263">
                <text:p>214.2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7.071">
                <text:p>657.071</text:p>
              </table:table-cell>
              <table:table-cell office:value-type="float" office:value="214.275">
                <text:p>214.2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8.168">
                <text:p>658.168</text:p>
              </table:table-cell>
              <table:table-cell office:value-type="float" office:value="214.37">
                <text:p>214.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9.312">
                <text:p>659.312</text:p>
              </table:table-cell>
              <table:table-cell office:value-type="float" office:value="214.303">
                <text:p>214.3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60.332">
                <text:p>660.332</text:p>
              </table:table-cell>
              <table:table-cell office:value-type="float" office:value="214.263">
                <text:p>214.2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61.354">
                <text:p>661.354</text:p>
              </table:table-cell>
              <table:table-cell office:value-type="float" office:value="217.755">
                <text:p>217.7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62.356">
                <text:p>662.356</text:p>
              </table:table-cell>
              <table:table-cell office:value-type="float" office:value="214.657">
                <text:p>214.6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63.345">
                <text:p>663.345</text:p>
              </table:table-cell>
              <table:table-cell office:value-type="float" office:value="214.305">
                <text:p>214.3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64.255">
                <text:p>664.255</text:p>
              </table:table-cell>
              <table:table-cell office:value-type="float" office:value="214.32">
                <text:p>214.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65.264">
                <text:p>665.264</text:p>
              </table:table-cell>
              <table:table-cell office:value-type="float" office:value="214.31">
                <text:p>214.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66.309">
                <text:p>666.309</text:p>
              </table:table-cell>
              <table:table-cell office:value-type="float" office:value="214.312">
                <text:p>214.3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67.342">
                <text:p>667.342</text:p>
              </table:table-cell>
              <table:table-cell office:value-type="float" office:value="214.315">
                <text:p>214.3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8.345">
                <text:p>668.345</text:p>
              </table:table-cell>
              <table:table-cell office:value-type="float" office:value="214.317">
                <text:p>214.3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69.351">
                <text:p>669.351</text:p>
              </table:table-cell>
              <table:table-cell office:value-type="float" office:value="214.315">
                <text:p>214.3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70.345">
                <text:p>670.345</text:p>
              </table:table-cell>
              <table:table-cell office:value-type="float" office:value="214.32">
                <text:p>214.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71.386">
                <text:p>671.386</text:p>
              </table:table-cell>
              <table:table-cell office:value-type="float" office:value="214.325">
                <text:p>214.3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72.388">
                <text:p>672.388</text:p>
              </table:table-cell>
              <table:table-cell office:value-type="float" office:value="214.312">
                <text:p>214.3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73.412">
                <text:p>673.412</text:p>
              </table:table-cell>
              <table:table-cell office:value-type="float" office:value="214.312">
                <text:p>214.3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74.416">
                <text:p>674.416</text:p>
              </table:table-cell>
              <table:table-cell office:value-type="float" office:value="214.317">
                <text:p>214.3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5.449">
                <text:p>675.449</text:p>
              </table:table-cell>
              <table:table-cell office:value-type="float" office:value="214.34">
                <text:p>214.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76.48">
                <text:p>676.48</text:p>
              </table:table-cell>
              <table:table-cell office:value-type="float" office:value="214.358">
                <text:p>214.3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77.511">
                <text:p>677.511</text:p>
              </table:table-cell>
              <table:table-cell office:value-type="float" office:value="214.355">
                <text:p>214.3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8.51">
                <text:p>678.51</text:p>
              </table:table-cell>
              <table:table-cell office:value-type="float" office:value="214.35">
                <text:p>214.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79.585">
                <text:p>679.585</text:p>
              </table:table-cell>
              <table:table-cell office:value-type="float" office:value="214.347">
                <text:p>214.3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80.582">
                <text:p>680.582</text:p>
              </table:table-cell>
              <table:table-cell office:value-type="float" office:value="214.35">
                <text:p>214.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81.624">
                <text:p>681.624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82.635">
                <text:p>682.635</text:p>
              </table:table-cell>
              <table:table-cell office:value-type="float" office:value="214.36">
                <text:p>214.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3.645">
                <text:p>683.645</text:p>
              </table:table-cell>
              <table:table-cell office:value-type="float" office:value="214.377">
                <text:p>214.3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4.675">
                <text:p>684.675</text:p>
              </table:table-cell>
              <table:table-cell office:value-type="float" office:value="214.363">
                <text:p>214.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5.679">
                <text:p>685.679</text:p>
              </table:table-cell>
              <table:table-cell office:value-type="float" office:value="214.36">
                <text:p>214.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6.708">
                <text:p>686.708</text:p>
              </table:table-cell>
              <table:table-cell office:value-type="float" office:value="214.352">
                <text:p>214.3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87.701">
                <text:p>687.701</text:p>
              </table:table-cell>
              <table:table-cell office:value-type="float" office:value="214.373">
                <text:p>214.3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8.702">
                <text:p>688.702</text:p>
              </table:table-cell>
              <table:table-cell office:value-type="float" office:value="214.345">
                <text:p>214.3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9.712">
                <text:p>689.712</text:p>
              </table:table-cell>
              <table:table-cell office:value-type="float" office:value="214.355">
                <text:p>214.3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90.713">
                <text:p>690.713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1.709">
                <text:p>691.709</text:p>
              </table:table-cell>
              <table:table-cell office:value-type="float" office:value="214.36">
                <text:p>214.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92.708">
                <text:p>692.708</text:p>
              </table:table-cell>
              <table:table-cell office:value-type="float" office:value="214.36">
                <text:p>214.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3.708">
                <text:p>693.708</text:p>
              </table:table-cell>
              <table:table-cell office:value-type="float" office:value="214.37">
                <text:p>214.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94.716">
                <text:p>694.716</text:p>
              </table:table-cell>
              <table:table-cell office:value-type="float" office:value="214.373">
                <text:p>214.3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95.749">
                <text:p>695.749</text:p>
              </table:table-cell>
              <table:table-cell office:value-type="float" office:value="214.368">
                <text:p>214.3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96.744">
                <text:p>696.744</text:p>
              </table:table-cell>
              <table:table-cell office:value-type="float" office:value="214.37">
                <text:p>214.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97.783">
                <text:p>697.783</text:p>
              </table:table-cell>
              <table:table-cell office:value-type="float" office:value="214.377">
                <text:p>214.3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8.777">
                <text:p>698.777</text:p>
              </table:table-cell>
              <table:table-cell office:value-type="float" office:value="214.37">
                <text:p>214.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9.792">
                <text:p>699.792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0.821">
                <text:p>700.821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1.826">
                <text:p>701.826</text:p>
              </table:table-cell>
              <table:table-cell office:value-type="float" office:value="214.382">
                <text:p>214.3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2.851">
                <text:p>702.851</text:p>
              </table:table-cell>
              <table:table-cell office:value-type="float" office:value="214.365">
                <text:p>214.3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3.849">
                <text:p>703.849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4.851">
                <text:p>704.851</text:p>
              </table:table-cell>
              <table:table-cell office:value-type="float" office:value="214.38">
                <text:p>214.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5.881">
                <text:p>705.881</text:p>
              </table:table-cell>
              <table:table-cell office:value-type="float" office:value="214.377">
                <text:p>214.3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6.883">
                <text:p>706.883</text:p>
              </table:table-cell>
              <table:table-cell office:value-type="float" office:value="214.37">
                <text:p>214.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7.918">
                <text:p>707.918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8.911">
                <text:p>708.911</text:p>
              </table:table-cell>
              <table:table-cell office:value-type="float" office:value="214.377">
                <text:p>214.3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9.916">
                <text:p>709.916</text:p>
              </table:table-cell>
              <table:table-cell office:value-type="float" office:value="214.38">
                <text:p>214.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10.929">
                <text:p>710.929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1.951">
                <text:p>711.951</text:p>
              </table:table-cell>
              <table:table-cell office:value-type="float" office:value="214.382">
                <text:p>214.3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2.947">
                <text:p>712.947</text:p>
              </table:table-cell>
              <table:table-cell office:value-type="float" office:value="214.377">
                <text:p>214.3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3.955">
                <text:p>713.955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4.954">
                <text:p>714.954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5.965">
                <text:p>715.965</text:p>
              </table:table-cell>
              <table:table-cell office:value-type="float" office:value="214.373">
                <text:p>214.3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6.99">
                <text:p>716.99</text:p>
              </table:table-cell>
              <table:table-cell office:value-type="float" office:value="214.373">
                <text:p>214.3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8.002">
                <text:p>718.002</text:p>
              </table:table-cell>
              <table:table-cell office:value-type="float" office:value="214.38">
                <text:p>214.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9.019">
                <text:p>719.019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20.071">
                <text:p>720.071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21.085">
                <text:p>721.085</text:p>
              </table:table-cell>
              <table:table-cell office:value-type="float" office:value="214.39">
                <text:p>214.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22.121">
                <text:p>722.121</text:p>
              </table:table-cell>
              <table:table-cell office:value-type="float" office:value="214.38">
                <text:p>214.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23.101">
                <text:p>723.101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24.112">
                <text:p>724.112</text:p>
              </table:table-cell>
              <table:table-cell office:value-type="float" office:value="214.38">
                <text:p>214.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25.151">
                <text:p>725.151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26.142">
                <text:p>726.142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27.138">
                <text:p>727.138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8.161">
                <text:p>728.161</text:p>
              </table:table-cell>
              <table:table-cell office:value-type="float" office:value="214.39">
                <text:p>214.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9.131">
                <text:p>729.131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30.15">
                <text:p>730.15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31.184">
                <text:p>731.184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2.216">
                <text:p>732.216</text:p>
              </table:table-cell>
              <table:table-cell office:value-type="float" office:value="214.39">
                <text:p>214.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3.219">
                <text:p>733.219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4.254">
                <text:p>734.254</text:p>
              </table:table-cell>
              <table:table-cell office:value-type="float" office:value="214.377">
                <text:p>214.3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5.253">
                <text:p>735.253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6.273">
                <text:p>736.273</text:p>
              </table:table-cell>
              <table:table-cell office:value-type="float" office:value="214.375">
                <text:p>214.3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7.286">
                <text:p>737.286</text:p>
              </table:table-cell>
              <table:table-cell office:value-type="float" office:value="214.382">
                <text:p>214.3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8.324">
                <text:p>738.324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9.352">
                <text:p>739.352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40.356">
                <text:p>740.356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41.351">
                <text:p>741.351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42.363">
                <text:p>742.363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43.353">
                <text:p>743.353</text:p>
              </table:table-cell>
              <table:table-cell office:value-type="float" office:value="214.373">
                <text:p>214.3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44.363">
                <text:p>744.363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5.355">
                <text:p>745.355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46.362">
                <text:p>746.362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47.354">
                <text:p>747.354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8.362">
                <text:p>748.362</text:p>
              </table:table-cell>
              <table:table-cell office:value-type="float" office:value="214.38">
                <text:p>214.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9.395">
                <text:p>749.395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0.44">
                <text:p>750.44</text:p>
              </table:table-cell>
              <table:table-cell office:value-type="float" office:value="214.39">
                <text:p>214.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51.425">
                <text:p>751.425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2.463">
                <text:p>752.463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3.453">
                <text:p>753.453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4.471">
                <text:p>754.471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5.473">
                <text:p>755.473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6.475">
                <text:p>756.475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7.478">
                <text:p>757.478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8.484">
                <text:p>758.484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9.487">
                <text:p>759.487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60.512">
                <text:p>760.512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61.515">
                <text:p>761.515</text:p>
              </table:table-cell>
              <table:table-cell office:value-type="float" office:value="214.39">
                <text:p>214.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62.517">
                <text:p>762.517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63.507">
                <text:p>763.507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64.559">
                <text:p>764.559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65.595">
                <text:p>765.595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66.67">
                <text:p>766.67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67.692">
                <text:p>767.692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8.689">
                <text:p>768.689</text:p>
              </table:table-cell>
              <table:table-cell office:value-type="float" office:value="214.405">
                <text:p>214.4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.705">
                <text:p>769.705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70.728">
                <text:p>770.728</text:p>
              </table:table-cell>
              <table:table-cell office:value-type="float" office:value="214.412">
                <text:p>214.4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71.726">
                <text:p>771.726</text:p>
              </table:table-cell>
              <table:table-cell office:value-type="float" office:value="214.405">
                <text:p>214.4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72.711">
                <text:p>772.711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73.725">
                <text:p>773.725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4.729">
                <text:p>774.729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5.743">
                <text:p>775.743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76.781">
                <text:p>776.781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77.773">
                <text:p>777.773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8.774">
                <text:p>778.774</text:p>
              </table:table-cell>
              <table:table-cell office:value-type="float" office:value="214.412">
                <text:p>214.4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9.812">
                <text:p>779.812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80.813">
                <text:p>780.813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81.817">
                <text:p>781.817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82.813">
                <text:p>782.813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83.808">
                <text:p>783.808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84.819">
                <text:p>784.819</text:p>
              </table:table-cell>
              <table:table-cell office:value-type="float" office:value="214.407">
                <text:p>214.4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5.809">
                <text:p>785.809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6.817">
                <text:p>786.817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7.817">
                <text:p>787.817</text:p>
              </table:table-cell>
              <table:table-cell office:value-type="float" office:value="214.412">
                <text:p>214.4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8.809">
                <text:p>788.809</text:p>
              </table:table-cell>
              <table:table-cell office:value-type="float" office:value="214.412">
                <text:p>214.4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9.805">
                <text:p>789.805</text:p>
              </table:table-cell>
              <table:table-cell office:value-type="float" office:value="214.405">
                <text:p>214.4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90.86">
                <text:p>790.86</text:p>
              </table:table-cell>
              <table:table-cell office:value-type="float" office:value="214.412">
                <text:p>214.4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91.893">
                <text:p>791.893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2.892">
                <text:p>792.892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93.942">
                <text:p>793.942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95">
                <text:p>795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96.036">
                <text:p>796.036</text:p>
              </table:table-cell>
              <table:table-cell office:value-type="float" office:value="214.388">
                <text:p>214.3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7.067">
                <text:p>797.067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8.066">
                <text:p>798.066</text:p>
              </table:table-cell>
              <table:table-cell office:value-type="float" office:value="214.418">
                <text:p>214.4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99.066">
                <text:p>799.066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0.074">
                <text:p>800.074</text:p>
              </table:table-cell>
              <table:table-cell office:value-type="float" office:value="214.385">
                <text:p>214.3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1.101">
                <text:p>801.101</text:p>
              </table:table-cell>
              <table:table-cell office:value-type="float" office:value="214.405">
                <text:p>214.4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2.103">
                <text:p>802.103</text:p>
              </table:table-cell>
              <table:table-cell office:value-type="float" office:value="214.405">
                <text:p>214.4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3.085">
                <text:p>803.085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4.107">
                <text:p>804.107</text:p>
              </table:table-cell>
              <table:table-cell office:value-type="float" office:value="214.415">
                <text:p>214.4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5.113">
                <text:p>805.113</text:p>
              </table:table-cell>
              <table:table-cell office:value-type="float" office:value="214.425">
                <text:p>214.4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6.112">
                <text:p>806.112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7.109">
                <text:p>807.109</text:p>
              </table:table-cell>
              <table:table-cell office:value-type="float" office:value="214.43">
                <text:p>214.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8.114">
                <text:p>808.114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9.178">
                <text:p>809.178</text:p>
              </table:table-cell>
              <table:table-cell office:value-type="float" office:value="214.412">
                <text:p>214.4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0.183">
                <text:p>810.183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11.177">
                <text:p>811.177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12.246">
                <text:p>812.246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13.247">
                <text:p>813.247</text:p>
              </table:table-cell>
              <table:table-cell office:value-type="float" office:value="214.407">
                <text:p>214.4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14.282">
                <text:p>814.282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15.317">
                <text:p>815.317</text:p>
              </table:table-cell>
              <table:table-cell office:value-type="float" office:value="214.395">
                <text:p>214.3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16.331">
                <text:p>816.331</text:p>
              </table:table-cell>
              <table:table-cell office:value-type="float" office:value="214.4">
                <text:p>214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17.312">
                <text:p>817.312</text:p>
              </table:table-cell>
              <table:table-cell office:value-type="float" office:value="214.398">
                <text:p>214.3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18.321">
                <text:p>818.321</text:p>
              </table:table-cell>
              <table:table-cell office:value-type="float" office:value="214.403">
                <text:p>214.4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19.357">
                <text:p>819.357</text:p>
              </table:table-cell>
              <table:table-cell office:value-type="float" office:value="215.78">
                <text:p>215.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20.329">
                <text:p>820.329</text:p>
              </table:table-cell>
              <table:table-cell office:value-type="float" office:value="215.755">
                <text:p>215.7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21.414">
                <text:p>821.414</text:p>
              </table:table-cell>
              <table:table-cell office:value-type="float" office:value="215.665">
                <text:p>215.6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22.323">
                <text:p>822.323</text:p>
              </table:table-cell>
              <table:table-cell office:value-type="float" office:value="215.708">
                <text:p>215.7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23.356">
                <text:p>823.356</text:p>
              </table:table-cell>
              <table:table-cell office:value-type="float" office:value="215.713">
                <text:p>215.7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24.526">
                <text:p>824.526</text:p>
              </table:table-cell>
              <table:table-cell office:value-type="float" office:value="215.825">
                <text:p>215.8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25.404">
                <text:p>825.404</text:p>
              </table:table-cell>
              <table:table-cell office:value-type="float" office:value="215.838">
                <text:p>215.8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26.413">
                <text:p>826.413</text:p>
              </table:table-cell>
              <table:table-cell office:value-type="float" office:value="215.773">
                <text:p>215.7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27.435">
                <text:p>827.435</text:p>
              </table:table-cell>
              <table:table-cell office:value-type="float" office:value="215.825">
                <text:p>215.8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28.441">
                <text:p>828.441</text:p>
              </table:table-cell>
              <table:table-cell office:value-type="float" office:value="215.825">
                <text:p>215.8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29.484">
                <text:p>829.484</text:p>
              </table:table-cell>
              <table:table-cell office:value-type="float" office:value="215.825">
                <text:p>215.8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0.571">
                <text:p>830.571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1.601">
                <text:p>831.601</text:p>
              </table:table-cell>
              <table:table-cell office:value-type="float" office:value="216.127">
                <text:p>216.1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2.555">
                <text:p>832.555</text:p>
              </table:table-cell>
              <table:table-cell office:value-type="float" office:value="219.52">
                <text:p>219.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3.57">
                <text:p>833.57</text:p>
              </table:table-cell>
              <table:table-cell office:value-type="float" office:value="219.377">
                <text:p>219.3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4.67">
                <text:p>834.67</text:p>
              </table:table-cell>
              <table:table-cell office:value-type="float" office:value="218.613">
                <text:p>218.6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5.529">
                <text:p>835.529</text:p>
              </table:table-cell>
              <table:table-cell office:value-type="float" office:value="218.602">
                <text:p>218.60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6.707">
                <text:p>836.707</text:p>
              </table:table-cell>
              <table:table-cell office:value-type="float" office:value="218.578">
                <text:p>218.5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7.626">
                <text:p>837.626</text:p>
              </table:table-cell>
              <table:table-cell office:value-type="float" office:value="218.58">
                <text:p>218.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8.651">
                <text:p>838.651</text:p>
              </table:table-cell>
              <table:table-cell office:value-type="float" office:value="218.532">
                <text:p>218.5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9.663">
                <text:p>839.663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40.701">
                <text:p>840.701</text:p>
              </table:table-cell>
              <table:table-cell office:value-type="float" office:value="218.57">
                <text:p>218.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41.699">
                <text:p>841.699</text:p>
              </table:table-cell>
              <table:table-cell office:value-type="float" office:value="218.56">
                <text:p>218.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2.737">
                <text:p>842.737</text:p>
              </table:table-cell>
              <table:table-cell office:value-type="float" office:value="218.532">
                <text:p>218.5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43.683">
                <text:p>843.683</text:p>
              </table:table-cell>
              <table:table-cell office:value-type="float" office:value="218.532">
                <text:p>218.5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4.749">
                <text:p>844.749</text:p>
              </table:table-cell>
              <table:table-cell office:value-type="float" office:value="218.48">
                <text:p>218.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5.744">
                <text:p>845.744</text:p>
              </table:table-cell>
              <table:table-cell office:value-type="float" office:value="218.428">
                <text:p>218.4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6.819">
                <text:p>846.819</text:p>
              </table:table-cell>
              <table:table-cell office:value-type="float" office:value="219.918">
                <text:p>219.9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7.785">
                <text:p>847.785</text:p>
              </table:table-cell>
              <table:table-cell office:value-type="float" office:value="220.518">
                <text:p>220.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48.906">
                <text:p>848.906</text:p>
              </table:table-cell>
              <table:table-cell office:value-type="float" office:value="219.738">
                <text:p>219.7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49.947">
                <text:p>849.947</text:p>
              </table:table-cell>
              <table:table-cell office:value-type="float" office:value="220.71">
                <text:p>220.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0.889">
                <text:p>850.889</text:p>
              </table:table-cell>
              <table:table-cell office:value-type="float" office:value="221.34">
                <text:p>221.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51.897">
                <text:p>851.897</text:p>
              </table:table-cell>
              <table:table-cell office:value-type="float" office:value="221.338">
                <text:p>221.3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2.893">
                <text:p>852.893</text:p>
              </table:table-cell>
              <table:table-cell office:value-type="float" office:value="221.438">
                <text:p>221.4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3.959">
                <text:p>853.959</text:p>
              </table:table-cell>
              <table:table-cell office:value-type="float" office:value="221.002">
                <text:p>221.0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4.992">
                <text:p>854.992</text:p>
              </table:table-cell>
              <table:table-cell office:value-type="float" office:value="221.738">
                <text:p>221.7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5.865">
                <text:p>855.865</text:p>
              </table:table-cell>
              <table:table-cell office:value-type="float" office:value="221.748">
                <text:p>221.7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6.866">
                <text:p>856.866</text:p>
              </table:table-cell>
              <table:table-cell office:value-type="float" office:value="221.74">
                <text:p>221.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7.869">
                <text:p>857.869</text:p>
              </table:table-cell>
              <table:table-cell office:value-type="float" office:value="221.748">
                <text:p>221.7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8.897">
                <text:p>858.897</text:p>
              </table:table-cell>
              <table:table-cell office:value-type="float" office:value="221.74">
                <text:p>221.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9.967">
                <text:p>859.967</text:p>
              </table:table-cell>
              <table:table-cell office:value-type="float" office:value="221.745">
                <text:p>221.7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61.002">
                <text:p>861.002</text:p>
              </table:table-cell>
              <table:table-cell office:value-type="float" office:value="221.745">
                <text:p>221.7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61.999">
                <text:p>861.999</text:p>
              </table:table-cell>
              <table:table-cell office:value-type="float" office:value="221.745">
                <text:p>221.7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63.043">
                <text:p>863.043</text:p>
              </table:table-cell>
              <table:table-cell office:value-type="float" office:value="221.738">
                <text:p>221.7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64.097">
                <text:p>864.097</text:p>
              </table:table-cell>
              <table:table-cell office:value-type="float" office:value="221.745">
                <text:p>221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